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Q50" table:end-x="0.0547in" table:end-y="0.0319in" draw:z-index="0" draw:style-name="gr1" draw:text-style-name="P1" svg:width="14.2787in" svg:height="8.7437in" svg:x="0.0004in" svg:y="0.0004in">
              <draw:object draw:notify-on-update-of-ranges="Sheet1.F1:Sheet1.F1 Sheet1.F2:Sheet1.F431 Sheet1.G1:Sheet1.G1 Sheet1.G2:Sheet1.G431 Sheet1.H1:Sheet1.H1 Sheet1.H2:Sheet1.H431 Sheet1.I1:Sheet1.I1 Sheet1.I2:Sheet1.I4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HEADING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TEMP</text:p>
          </table:table-cell>
          <table:table-cell office:value-type="string">
            <text:p>DEPTH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Vx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6">
            <text:p>-0.6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5282165">
            <text:p>-0.0015282165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61210178">
            <text:p>0.061210178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21801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43815207">
            <text:p>0.04381520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26866361">
            <text:p>0.026866361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26866361">
            <text:p>0.026866361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26866361">
            <text:p>0.026866361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21801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43815207">
            <text:p>0.04381520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21801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43815207">
            <text:p>0.04381520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621802">
            <text:p>0.0019621802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7556285">
            <text:p>0.07556285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621802">
            <text:p>0.0019621802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7556285">
            <text:p>0.07556285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621802">
            <text:p>0.0019621802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7556285">
            <text:p>0.07556285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8">
            <text:p>-0.8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621802">
            <text:p>0.0019621802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7556285">
            <text:p>0.07556285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170011">
            <text:p>0.0012170011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5137551">
            <text:p>0.05137551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1700095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27945941">
            <text:p>0.027945941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170011">
            <text:p>0.0012170011</text:p>
          </table:table-cell>
          <table:table-cell office:value-type="string">
            <text:p>7.453287E-4</text:p>
          </table:table-cell>
          <table:table-cell office:value-type="float" office:value="1.012">
            <text:p>1.012</text:p>
          </table:table-cell>
          <table:table-cell office:value-type="float" office:value="0.05137551">
            <text:p>0.05137551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1700095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27945941">
            <text:p>0.02794594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string">
            <text:p>-2.5467144E-4</text:p>
          </table:table-cell>
          <table:table-cell office:value-type="float" office:value="1.013">
            <text:p>1.013</text:p>
          </table:table-cell>
          <table:table-cell office:value-type="float" office:value="0.029641485">
            <text:p>0.029641485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string">
            <text:p>-2.5467144E-4</text:p>
          </table:table-cell>
          <table:table-cell office:value-type="float" office:value="1.013">
            <text:p>1.013</text:p>
          </table:table-cell>
          <table:table-cell office:value-type="float" office:value="0.029641485">
            <text:p>0.029641485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389167">
            <text:p>0.038916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389167">
            <text:p>0.038916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389167">
            <text:p>0.038916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1700095E-4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2794594">
            <text:p>0.0279459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170011">
            <text:p>0.0012170011</text:p>
          </table:table-cell>
          <table:table-cell office:value-type="string">
            <text:p>7.453287E-4</text:p>
          </table:table-cell>
          <table:table-cell office:value-type="float" office:value="1.013">
            <text:p>1.013</text:p>
          </table:table-cell>
          <table:table-cell office:value-type="float" office:value="0.05137551">
            <text:p>0.0513755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170011">
            <text:p>0.0012170011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5137551">
            <text:p>0.0513755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170013">
            <text:p>0.0022170013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8420162">
            <text:p>0.0842016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7346425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28580882">
            <text:p>0.02858088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265359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3747063">
            <text:p>0.0374706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4">
            <text:p>-0.4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8740073E-5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6283546">
            <text:p>0.06283546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4">
            <text:p>-0.4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812601E-4</text:p>
          </table:table-cell>
          <table:table-cell office:value-type="float" office:value="0.0017453284">
            <text:p>0.0017453284</text:p>
          </table:table-cell>
          <table:table-cell office:value-type="float" office:value="1.014">
            <text:p>1.014</text:p>
          </table:table-cell>
          <table:table-cell office:value-type="float" office:value="0.07208136">
            <text:p>0.07208136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4">
            <text:p>-0.4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812603">
            <text:p>0.0019812603</text:p>
          </table:table-cell>
          <table:table-cell office:value-type="float" office:value="0.0017453284">
            <text:p>0.0017453284</text:p>
          </table:table-cell>
          <table:table-cell office:value-type="float" office:value="1.014">
            <text:p>1.014</text:p>
          </table:table-cell>
          <table:table-cell office:value-type="float" office:value="0.095053405">
            <text:p>0.095053405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float" office:value="0.0017453284">
            <text:p>0.0017453284</text:p>
          </table:table-cell>
          <table:table-cell office:value-type="float" office:value="1.013">
            <text:p>1.013</text:p>
          </table:table-cell>
          <table:table-cell office:value-type="float" office:value="0.06340347">
            <text:p>0.0634034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6340347">
            <text:p>0.0634034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6340347">
            <text:p>0.0634034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4">
            <text:p>1.014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4">
            <text:p>1.014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76991044">
            <text:p>0.07699104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string">
            <text:p>7.453287E-4</text:p>
          </table:table-cell>
          <table:table-cell office:value-type="float" office:value="1.015">
            <text:p>1.015</text:p>
          </table:table-cell>
          <table:table-cell office:value-type="float" office:value="0.028144427">
            <text:p>0.02814442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28144427">
            <text:p>0.02814442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28144427">
            <text:p>0.02814442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4">
            <text:p>-0.4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8740073E-5</text:p>
          </table:table-cell>
          <table:table-cell office:value-type="string">
            <text:p>7.453287E-4</text:p>
          </table:table-cell>
          <table:table-cell office:value-type="float" office:value="1.011">
            <text:p>1.011</text:p>
          </table:table-cell>
          <table:table-cell office:value-type="float" office:value="0.026840338">
            <text:p>0.026840338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9">
            <text:p>-0.9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073153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36990963">
            <text:p>0.03699096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1.3">
            <text:p>-1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873328E-4</text:p>
          </table:table-cell>
          <table:table-cell office:value-type="string">
            <text:p>7.453287E-4</text:p>
          </table:table-cell>
          <table:table-cell office:value-type="float" office:value="1.011">
            <text:p>1.011</text:p>
          </table:table-cell>
          <table:table-cell office:value-type="float" office:value="0.036499504">
            <text:p>0.03649950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1.6">
            <text:p>-1.6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35962E-5</text:p>
          </table:table-cell>
          <table:table-cell office:value-type="string">
            <text:p>7.453287E-4</text:p>
          </table:table-cell>
          <table:table-cell office:value-type="float" office:value="1.008">
            <text:p>1.008</text:p>
          </table:table-cell>
          <table:table-cell office:value-type="float" office:value="0.02697974">
            <text:p>0.0269797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">
            <text:p>-2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994937E-4</text:p>
          </table:table-cell>
          <table:table-cell office:value-type="string">
            <text:p>7.453287E-4</text:p>
          </table:table-cell>
          <table:table-cell office:value-type="float" office:value="1.011">
            <text:p>1.011</text:p>
          </table:table-cell>
          <table:table-cell office:value-type="float" office:value="0.042053875">
            <text:p>0.042053875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.1">
            <text:p>-2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5629421E-4</text:p>
          </table:table-cell>
          <table:table-cell office:value-type="string">
            <text:p>7.453287E-4</text:p>
          </table:table-cell>
          <table:table-cell office:value-type="float" office:value="1.01">
            <text:p>1.01</text:p>
          </table:table-cell>
          <table:table-cell office:value-type="float" office:value="0.029740043">
            <text:p>0.02974004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.1">
            <text:p>-2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437041E-4</text:p>
          </table:table-cell>
          <table:table-cell office:value-type="string">
            <text:p>7.453287E-4</text:p>
          </table:table-cell>
          <table:table-cell office:value-type="float" office:value="1.007">
            <text:p>1.007</text:p>
          </table:table-cell>
          <table:table-cell office:value-type="float" office:value="0.035453536">
            <text:p>0.035453536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.1">
            <text:p>-2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3562962">
            <text:p>-0.0013562962</text:p>
          </table:table-cell>
          <table:table-cell office:value-type="string">
            <text:p>7.453287E-4</text:p>
          </table:table-cell>
          <table:table-cell office:value-type="float" office:value="1.007">
            <text:p>1.007</text:p>
          </table:table-cell>
          <table:table-cell office:value-type="float" office:value="0.05571349">
            <text:p>0.05571349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.1">
            <text:p>-2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5629421E-4</text:p>
          </table:table-cell>
          <table:table-cell office:value-type="string">
            <text:p>7.453287E-4</text:p>
          </table:table-cell>
          <table:table-cell office:value-type="float" office:value="1.007">
            <text:p>1.007</text:p>
          </table:table-cell>
          <table:table-cell office:value-type="float" office:value="0.029740043">
            <text:p>0.02974004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.1">
            <text:p>-2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5629421E-4</text:p>
          </table:table-cell>
          <table:table-cell office:value-type="string">
            <text:p>7.453287E-4</text:p>
          </table:table-cell>
          <table:table-cell office:value-type="float" office:value="1.007">
            <text:p>1.007</text:p>
          </table:table-cell>
          <table:table-cell office:value-type="float" office:value="0.029740043">
            <text:p>0.02974004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2">
            <text:p>-2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0050461E-4</text:p>
          </table:table-cell>
          <table:table-cell office:value-type="string">
            <text:p>7.453287E-4</text:p>
          </table:table-cell>
          <table:table-cell office:value-type="float" office:value="1.009">
            <text:p>1.009</text:p>
          </table:table-cell>
          <table:table-cell office:value-type="float" office:value="0.027074706">
            <text:p>0.027074706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1.5">
            <text:p>-1.5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7694943E-4</text:p>
          </table:table-cell>
          <table:table-cell office:value-type="string">
            <text:p>7.453287E-4</text:p>
          </table:table-cell>
          <table:table-cell office:value-type="float" office:value="1.005">
            <text:p>1.005</text:p>
          </table:table-cell>
          <table:table-cell office:value-type="float" office:value="0.027577668">
            <text:p>0.027577668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1">
            <text:p>-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4759346E-4</text:p>
          </table:table-cell>
          <table:table-cell office:value-type="string">
            <text:p>7.453287E-4</text:p>
          </table:table-cell>
          <table:table-cell office:value-type="float" office:value="1.009">
            <text:p>1.009</text:p>
          </table:table-cell>
          <table:table-cell office:value-type="float" office:value="0.03329513">
            <text:p>0.0332951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7">
            <text:p>-0.7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170011">
            <text:p>0.0012170011</text:p>
          </table:table-cell>
          <table:table-cell office:value-type="float" office:value="0.0017453284">
            <text:p>0.0017453284</text:p>
          </table:table-cell>
          <table:table-cell office:value-type="float" office:value="1.011">
            <text:p>1.011</text:p>
          </table:table-cell>
          <table:table-cell office:value-type="float" office:value="0.07659854">
            <text:p>0.0765985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3">
            <text:p>-0.3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408E-4</text:p>
          </table:table-cell>
          <table:table-cell office:value-type="float" office:value="0.0017453284">
            <text:p>0.0017453284</text:p>
          </table:table-cell>
          <table:table-cell office:value-type="float" office:value="1.009">
            <text:p>1.009</text:p>
          </table:table-cell>
          <table:table-cell office:value-type="float" office:value="0.06340347">
            <text:p>0.06340347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1">
            <text:p>-0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4532826E-4</text:p>
          </table:table-cell>
          <table:table-cell office:value-type="float" office:value="0.0017453284">
            <text:p>0.0017453284</text:p>
          </table:table-cell>
          <table:table-cell office:value-type="float" office:value="1.009">
            <text:p>1.009</text:p>
          </table:table-cell>
          <table:table-cell office:value-type="float" office:value="0.068321206">
            <text:p>0.068321206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1">
            <text:p>-0.1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5467156E-4</text:p>
          </table:table-cell>
          <table:table-cell office:value-type="float" office:value="0.0017453284">
            <text:p>0.0017453284</text:p>
          </table:table-cell>
          <table:table-cell office:value-type="float" office:value="1.011">
            <text:p>1.011</text:p>
          </table:table-cell>
          <table:table-cell office:value-type="float" office:value="0.06349721">
            <text:p>0.0634972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.03600002">
            <text:p>0.0360000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number-columns-repeated="6" office:value-type="float" office:value="0">
            <text:p>0</text:p>
          </table:table-cell>
          <table:table-cell office:value-type="float" office:value="1.012">
            <text:p>1.012</text:p>
          </table:table-cell>
          <table:table-cell office:value-type="string">
            <text:p>1.8626451E-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0.1">
            <text:p>-0.1</text:p>
          </table:table-cell>
          <table:table-cell office:value-type="float" office:value="-0.40000004">
            <text:p>-0.400000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5467156E-4</text:p>
          </table:table-cell>
          <table:table-cell office:value-type="string">
            <text:p>9.81261E-4</text:p>
          </table:table-cell>
          <table:table-cell office:value-type="float" office:value="1.013">
            <text:p>1.013</text:p>
          </table:table-cell>
          <table:table-cell office:value-type="float" office:value="0.03649576">
            <text:p>0.03649576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2.5467156E-4</text:p>
          </table:table-cell>
          <table:table-cell office:value-type="float" office:value="0.0010000002">
            <text:p>0.0010000002</text:p>
          </table:table-cell>
          <table:table-cell office:value-type="float" office:value="1.01">
            <text:p>1.01</text:p>
          </table:table-cell>
          <table:table-cell office:value-type="float" office:value="0.037149124">
            <text:p>0.03714912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8740073E-5</text:p>
          </table:table-cell>
          <table:table-cell office:value-type="string">
            <text:p>5.093487E-4</text:p>
          </table:table-cell>
          <table:table-cell office:value-type="float" office:value="1.01">
            <text:p>1.01</text:p>
          </table:table-cell>
          <table:table-cell office:value-type="float" office:value="0.018348977">
            <text:p>0.018348977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2821636E-4</text:p>
          </table:table-cell>
          <table:table-cell office:value-type="float" office:value="0.0010187402">
            <text:p>0.0010187402</text:p>
          </table:table-cell>
          <table:table-cell office:value-type="float" office:value="1.013">
            <text:p>1.013</text:p>
          </table:table-cell>
          <table:table-cell office:value-type="float" office:value="0.0413114">
            <text:p>0.041311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2405">
            <text:p>0.001452405</text:p>
          </table:table-cell>
          <table:table-cell office:value-type="float" office:value="0.0012734644">
            <text:p>0.0012734644</text:p>
          </table:table-cell>
          <table:table-cell office:value-type="float" office:value="1.002">
            <text:p>1.002</text:p>
          </table:table-cell>
          <table:table-cell office:value-type="float" office:value="0.06953867">
            <text:p>0.0695386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4759346E-4</text:p>
          </table:table-cell>
          <table:table-cell office:value-type="float" office:value="0.0022734646">
            <text:p>0.0022734646</text:p>
          </table:table-cell>
          <table:table-cell office:value-type="float" office:value="1.001">
            <text:p>1.001</text:p>
          </table:table-cell>
          <table:table-cell office:value-type="float" office:value="0.08418538">
            <text:p>0.08418538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-2.2">
            <text:p>-2.2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1219186E-4</text:p>
          </table:table-cell>
          <table:table-cell office:value-type="float" office:value="0.0016121902">
            <text:p>0.0016121902</text:p>
          </table:table-cell>
          <table:table-cell office:value-type="float" office:value="1.017">
            <text:p>1.017</text:p>
          </table:table-cell>
          <table:table-cell office:value-type="float" office:value="0.062082388">
            <text:p>0.062082388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-3.1">
            <text:p>-3.1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9.211935E-4</text:p>
          </table:table-cell>
          <table:table-cell office:value-type="float" office:value="0.0033806153">
            <text:p>0.0033806153</text:p>
          </table:table-cell>
          <table:table-cell office:value-type="float" office:value="1.037">
            <text:p>1.037</text:p>
          </table:table-cell>
          <table:table-cell office:value-type="float" office:value="0.1261396">
            <text:p>0.1261396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-4.1">
            <text:p>-4.1</text:p>
          </table:table-cell>
          <table:table-cell office:value-type="float" office:value="3.4">
            <text:p>3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5025606">
            <text:p>-0.0025025606</text:p>
          </table:table-cell>
          <table:table-cell office:value-type="float" office:value="0.0036936253">
            <text:p>0.0036936253</text:p>
          </table:table-cell>
          <table:table-cell office:value-type="float" office:value="1.051">
            <text:p>1.051</text:p>
          </table:table-cell>
          <table:table-cell office:value-type="float" office:value="0.16061682">
            <text:p>0.16061682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-4.9">
            <text:p>-4.9</text:p>
          </table:table-cell>
          <table:table-cell office:value-type="float" office:value="4.3999996">
            <text:p>4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583081">
            <text:p>-0.003583081</text:p>
          </table:table-cell>
          <table:table-cell office:value-type="float" office:value="0.005280979">
            <text:p>0.005280979</text:p>
          </table:table-cell>
          <table:table-cell office:value-type="float" office:value="1.048">
            <text:p>1.048</text:p>
          </table:table-cell>
          <table:table-cell office:value-type="float" office:value="0.22974434">
            <text:p>0.22974434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-5.3">
            <text:p>-5.3</text:p>
          </table:table-cell>
          <table:table-cell office:value-type="float" office:value="5.7999997">
            <text:p>5.7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6294034">
            <text:p>-0.0046294034</text:p>
          </table:table-cell>
          <table:table-cell office:value-type="float" office:value="0.005943708">
            <text:p>0.005943708</text:p>
          </table:table-cell>
          <table:table-cell office:value-type="float" office:value="1.051">
            <text:p>1.051</text:p>
          </table:table-cell>
          <table:table-cell office:value-type="float" office:value="0.27121896">
            <text:p>0.27121896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-5.3">
            <text:p>-5.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6294088">
            <text:p>-0.0036294088</text:p>
          </table:table-cell>
          <table:table-cell office:value-type="float" office:value="0.007471539">
            <text:p>0.007471539</text:p>
          </table:table-cell>
          <table:table-cell office:value-type="float" office:value="1.058">
            <text:p>1.058</text:p>
          </table:table-cell>
          <table:table-cell office:value-type="float" office:value="0.2990309">
            <text:p>0.2990309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-4.9">
            <text:p>-4.9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5830777">
            <text:p>-0.0055830777</text:p>
          </table:table-cell>
          <table:table-cell office:value-type="float" office:value="0.009062849">
            <text:p>0.009062849</text:p>
          </table:table-cell>
          <table:table-cell office:value-type="float" office:value="1.061">
            <text:p>1.061</text:p>
          </table:table-cell>
          <table:table-cell office:value-type="float" office:value="0.383203">
            <text:p>0.383203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-4.6">
            <text:p>-4.6</text:p>
          </table:table-cell>
          <table:table-cell office:value-type="float" office:value="7.3999996">
            <text:p>7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801072">
            <text:p>-0.004801072</text:p>
          </table:table-cell>
          <table:table-cell office:value-type="float" office:value="0.0102044195">
            <text:p>0.0102044195</text:p>
          </table:table-cell>
          <table:table-cell office:value-type="float" office:value="1.059">
            <text:p>1.059</text:p>
          </table:table-cell>
          <table:table-cell office:value-type="float" office:value="0.40598756">
            <text:p>0.40598756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-4.6">
            <text:p>-4.6</text:p>
          </table:table-cell>
          <table:table-cell office:value-type="float" office:value="7.8999996">
            <text:p>7.8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801069">
            <text:p>-0.006801069</text:p>
          </table:table-cell>
          <table:table-cell office:value-type="float" office:value="0.013555467">
            <text:p>0.013555467</text:p>
          </table:table-cell>
          <table:table-cell office:value-type="float" office:value="1.075">
            <text:p>1.075</text:p>
          </table:table-cell>
          <table:table-cell office:value-type="float" office:value="0.54597324">
            <text:p>0.54597324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-4.4">
            <text:p>-4.4</text:p>
          </table:table-cell>
          <table:table-cell office:value-type="float" office:value="9.099999">
            <text:p>9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280968">
            <text:p>-0.007280968</text:p>
          </table:table-cell>
          <table:table-cell office:value-type="float" office:value="0.015841946">
            <text:p>0.015841946</text:p>
          </table:table-cell>
          <table:table-cell office:value-type="float" office:value="1.079">
            <text:p>1.079</text:p>
          </table:table-cell>
          <table:table-cell office:value-type="float" office:value="0.6276605">
            <text:p>0.62766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.2">
            <text:p>-3.2</text:p>
          </table:table-cell>
          <table:table-cell office:value-type="float" office:value="9.4">
            <text:p>9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178496">
            <text:p>-0.003178496</text:p>
          </table:table-cell>
          <table:table-cell office:value-type="float" office:value="0.012674049">
            <text:p>0.012674049</text:p>
          </table:table-cell>
          <table:table-cell office:value-type="float" office:value="1.061">
            <text:p>1.061</text:p>
          </table:table-cell>
          <table:table-cell office:value-type="float" office:value="0.4703953">
            <text:p>0.4703953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2.2">
            <text:p>-2.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6121939">
            <text:p>-0.0016121939</text:p>
          </table:table-cell>
          <table:table-cell office:value-type="float" office:value="0.011190996">
            <text:p>0.011190996</text:p>
          </table:table-cell>
          <table:table-cell office:value-type="float" office:value="1.039">
            <text:p>1.039</text:p>
          </table:table-cell>
          <table:table-cell office:value-type="float" office:value="0.407035">
            <text:p>0.407035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1">
            <text:p>-1</text:p>
          </table:table-cell>
          <table:table-cell office:value-type="float" office:value="12.099999">
            <text:p>12.099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524067E-4</text:p>
          </table:table-cell>
          <table:table-cell office:value-type="float" office:value="0.009381443">
            <text:p>0.009381443</text:p>
          </table:table-cell>
          <table:table-cell office:value-type="float" office:value="1.016">
            <text:p>1.016</text:p>
          </table:table-cell>
          <table:table-cell office:value-type="float" office:value="0.33812445">
            <text:p>0.338124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4">
            <text:p>0.4</text:p>
          </table:table-cell>
          <table:table-cell office:value-type="float" office:value="12.8">
            <text:p>12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187404">
            <text:p>0.0020187404</text:p>
          </table:table-cell>
          <table:table-cell office:value-type="float" office:value="0.0074514896">
            <text:p>0.0074514896</text:p>
          </table:table-cell>
          <table:table-cell office:value-type="float" office:value="1.007">
            <text:p>1.007</text:p>
          </table:table-cell>
          <table:table-cell office:value-type="float" office:value="0.2779238">
            <text:p>0.27792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3.4">
            <text:p>13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7836">
            <text:p>0.00207836</text:p>
          </table:table-cell>
          <table:table-cell office:value-type="float" office:value="0.005252093">
            <text:p>0.005252093</text:p>
          </table:table-cell>
          <table:table-cell office:value-type="float" office:value="0.992">
            <text:p>0.992</text:p>
          </table:table-cell>
          <table:table-cell office:value-type="float" office:value="0.20334128">
            <text:p>0.203341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68207">
            <text:p>0.001868207</text:p>
          </table:table-cell>
          <table:table-cell office:value-type="float" office:value="0.004310116">
            <text:p>0.004310116</text:p>
          </table:table-cell>
          <table:table-cell office:value-type="float" office:value="0.977">
            <text:p>0.977</text:p>
          </table:table-cell>
          <table:table-cell office:value-type="float" office:value="0.16911307">
            <text:p>0.16911307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15.099999">
            <text:p>15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243468">
            <text:p>0.0021243468</text:p>
          </table:table-cell>
          <table:table-cell office:value-type="float" office:value="0.0024954975">
            <text:p>0.0024954975</text:p>
          </table:table-cell>
          <table:table-cell office:value-type="float" office:value="0.97">
            <text:p>0.97</text:p>
          </table:table-cell>
          <table:table-cell office:value-type="float" office:value="0.11798097">
            <text:p>0.11798097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3.2">
            <text:p>3.2</text:p>
          </table:table-cell>
          <table:table-cell office:value-type="float" office:value="15.2">
            <text:p>1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784956">
            <text:p>0.0011784956</text:p>
          </table:table-cell>
          <table:table-cell office:value-type="float" office:value="0.00481084">
            <text:p>0.00481084</text:p>
          </table:table-cell>
          <table:table-cell office:value-type="float" office:value="0.974">
            <text:p>0.974</text:p>
          </table:table-cell>
          <table:table-cell office:value-type="float" office:value="0.17831102">
            <text:p>0.17831102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4.1">
            <text:p>4.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025606">
            <text:p>0.0025025606</text:p>
          </table:table-cell>
          <table:table-cell office:value-type="float" office:value="0.0046283305">
            <text:p>0.0046283305</text:p>
          </table:table-cell>
          <table:table-cell office:value-type="float" office:value="0.962">
            <text:p>0.962</text:p>
          </table:table-cell>
          <table:table-cell office:value-type="float" office:value="0.189417">
            <text:p>0.18941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4.6">
            <text:p>4.6</text:p>
          </table:table-cell>
          <table:table-cell office:value-type="float" office:value="17.2">
            <text:p>17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010736">
            <text:p>0.0018010736</text:p>
          </table:table-cell>
          <table:table-cell office:value-type="float" office:value="0.0042919517">
            <text:p>0.0042919517</text:p>
          </table:table-cell>
          <table:table-cell office:value-type="float" office:value="0.961">
            <text:p>0.961</text:p>
          </table:table-cell>
          <table:table-cell office:value-type="float" office:value="0.16756335">
            <text:p>0.167563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.400002">
            <text:p>17.4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442646">
            <text:p>0.0018442646</text:p>
          </table:table-cell>
          <table:table-cell office:value-type="float" office:value="0.0049592257">
            <text:p>0.0049592257</text:p>
          </table:table-cell>
          <table:table-cell office:value-type="float" office:value="0.96">
            <text:p>0.96</text:p>
          </table:table-cell>
          <table:table-cell office:value-type="float" office:value="0.1904779">
            <text:p>0.1904779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5.6">
            <text:p>5.6</text:p>
          </table:table-cell>
          <table:table-cell office:value-type="float" office:value="16.6">
            <text:p>16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4171025">
            <text:p>0.0024171025</text:p>
          </table:table-cell>
          <table:table-cell office:value-type="float" office:value="0.0063116252">
            <text:p>0.0063116252</text:p>
          </table:table-cell>
          <table:table-cell office:value-type="float" office:value="0.97">
            <text:p>0.97</text:p>
          </table:table-cell>
          <table:table-cell office:value-type="float" office:value="0.24331047">
            <text:p>0.24331047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6.1">
            <text:p>6.1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735941">
            <text:p>0.005735941</text:p>
          </table:table-cell>
          <table:table-cell office:value-type="float" office:value="0.009008884">
            <text:p>0.009008884</text:p>
          </table:table-cell>
          <table:table-cell office:value-type="float" office:value="0.984">
            <text:p>0.984</text:p>
          </table:table-cell>
          <table:table-cell office:value-type="float" office:value="0.38447767">
            <text:p>0.38447767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6.7">
            <text:p>6.7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329266">
            <text:p>0.005329266</text:p>
          </table:table-cell>
          <table:table-cell office:value-type="float" office:value="0.0080088675">
            <text:p>0.0080088675</text:p>
          </table:table-cell>
          <table:table-cell office:value-type="float" office:value="0.983">
            <text:p>0.983</text:p>
          </table:table-cell>
          <table:table-cell office:value-type="float" office:value="0.34631744">
            <text:p>0.346317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7">
            <text:p>6.7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329266">
            <text:p>0.005329266</text:p>
          </table:table-cell>
          <table:table-cell office:value-type="float" office:value="0.010008872">
            <text:p>0.010008872</text:p>
          </table:table-cell>
          <table:table-cell office:value-type="float" office:value="0.991">
            <text:p>0.991</text:p>
          </table:table-cell>
          <table:table-cell office:value-type="float" office:value="0.408213">
            <text:p>0.408213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7.3">
            <text:p>7.3</text:p>
          </table:table-cell>
          <table:table-cell office:value-type="float" office:value="16.400002">
            <text:p>16.4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935388">
            <text:p>0.006935388</text:p>
          </table:table-cell>
          <table:table-cell office:value-type="float" office:value="0.0116585195">
            <text:p>0.0116585195</text:p>
          </table:table-cell>
          <table:table-cell office:value-type="float" office:value="0.989">
            <text:p>0.989</text:p>
          </table:table-cell>
          <table:table-cell office:value-type="float" office:value="0.4883552">
            <text:p>0.4883552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8.5">
            <text:p>8.5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190598">
            <text:p>0.006190598</text:p>
          </table:table-cell>
          <table:table-cell office:value-type="float" office:value="0.010639489">
            <text:p>0.010639489</text:p>
          </table:table-cell>
          <table:table-cell office:value-type="float" office:value="0.981">
            <text:p>0.981</text:p>
          </table:table-cell>
          <table:table-cell office:value-type="float" office:value="0.44313973">
            <text:p>0.44313973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9.2">
            <text:p>9.2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118819">
            <text:p>0.006118819</text:p>
          </table:table-cell>
          <table:table-cell office:value-type="float" office:value="0.009639502">
            <text:p>0.009639502</text:p>
          </table:table-cell>
          <table:table-cell office:value-type="float" office:value="0.973">
            <text:p>0.973</text:p>
          </table:table-cell>
          <table:table-cell office:value-type="float" office:value="0.41103098">
            <text:p>0.41103098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10.3">
            <text:p>10.3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1977763">
            <text:p>0.0041977763</text:p>
          </table:table-cell>
          <table:table-cell office:value-type="float" office:value="0.0060088634">
            <text:p>0.0060088634</text:p>
          </table:table-cell>
          <table:table-cell office:value-type="float" office:value="0.963">
            <text:p>0.963</text:p>
          </table:table-cell>
          <table:table-cell office:value-type="float" office:value="0.2638772">
            <text:p>0.2638772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11.5">
            <text:p>11.5</text:p>
          </table:table-cell>
          <table:table-cell office:value-type="float" office:value="16.400002">
            <text:p>16.4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320815">
            <text:p>0.0026320815</text:p>
          </table:table-cell>
          <table:table-cell office:value-type="float" office:value="0.0026585162">
            <text:p>0.0026585162</text:p>
          </table:table-cell>
          <table:table-cell office:value-type="float" office:value="0.945">
            <text:p>0.945</text:p>
          </table:table-cell>
          <table:table-cell office:value-type="float" office:value="0.1346783">
            <text:p>0.134678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6">
            <text:p>12.6</text:p>
          </table:table-cell>
          <table:table-cell office:value-type="float" office:value="16.800001">
            <text:p>16.8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4324486E-4</text:p>
          </table:table-cell>
          <table:table-cell office:value-type="float" office:value="-0.0020318031">
            <text:p>-0.0020318031</text:p>
          </table:table-cell>
          <table:table-cell office:value-type="float" office:value="0.925">
            <text:p>0.925</text:p>
          </table:table-cell>
          <table:table-cell office:value-type="float" office:value="0.07332646">
            <text:p>0.07332646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13.5">
            <text:p>13.5</text:p>
          </table:table-cell>
          <table:table-cell office:value-type="float" office:value="18.1">
            <text:p>18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445361">
            <text:p>-0.005445361</text:p>
          </table:table-cell>
          <table:table-cell office:value-type="float" office:value="-0.00867641">
            <text:p>-0.00867641</text:p>
          </table:table-cell>
          <table:table-cell office:value-type="float" office:value="0.893">
            <text:p>0.893</text:p>
          </table:table-cell>
          <table:table-cell office:value-type="float" office:value="0.3687708">
            <text:p>0.3687708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14.5">
            <text:p>14.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380002">
            <text:p>-0.011380002</text:p>
          </table:table-cell>
          <table:table-cell office:value-type="float" office:value="-0.015568137">
            <text:p>-0.015568137</text:p>
          </table:table-cell>
          <table:table-cell office:value-type="float" office:value="0.866">
            <text:p>0.866</text:p>
          </table:table-cell>
          <table:table-cell office:value-type="float" office:value="0.69422275">
            <text:p>0.69422275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14.8">
            <text:p>14.8</text:p>
          </table:table-cell>
          <table:table-cell office:value-type="float" office:value="19.2">
            <text:p>19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445778">
            <text:p>-0.012445778</text:p>
          </table:table-cell>
          <table:table-cell office:value-type="float" office:value="-0.015866637">
            <text:p>-0.015866637</text:p>
          </table:table-cell>
          <table:table-cell office:value-type="float" office:value="0.862">
            <text:p>0.862</text:p>
          </table:table-cell>
          <table:table-cell office:value-type="float" office:value="0.72595817">
            <text:p>0.725958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.8">
            <text:p>15.8</text:p>
          </table:table-cell>
          <table:table-cell office:value-type="float" office:value="19.7">
            <text:p>19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280264">
            <text:p>-0.016280264</text:p>
          </table:table-cell>
          <table:table-cell office:value-type="float" office:value="-0.020095259">
            <text:p>-0.020095259</text:p>
          </table:table-cell>
          <table:table-cell office:value-type="float" office:value="0.846">
            <text:p>0.846</text:p>
          </table:table-cell>
          <table:table-cell office:value-type="float" office:value="0.9310483">
            <text:p>0.9310483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15.9">
            <text:p>15.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95919">
            <text:p>-0.01695919</text:p>
          </table:table-cell>
          <table:table-cell office:value-type="float" office:value="-0.021020114">
            <text:p>-0.021020114</text:p>
          </table:table-cell>
          <table:table-cell office:value-type="float" office:value="0.839">
            <text:p>0.839</text:p>
          </table:table-cell>
          <table:table-cell office:value-type="float" office:value="0.9723062">
            <text:p>0.972306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.9">
            <text:p>15.9</text:p>
          </table:table-cell>
          <table:table-cell office:value-type="float" office:value="20.400002">
            <text:p>20.4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9959211">
            <text:p>-0.019959211</text:p>
          </table:table-cell>
          <table:table-cell office:value-type="float" office:value="-0.02257207">
            <text:p>-0.02257207</text:p>
          </table:table-cell>
          <table:table-cell office:value-type="float" office:value="0.833">
            <text:p>0.833</text:p>
          </table:table-cell>
          <table:table-cell office:value-type="float" office:value="1.0847108">
            <text:p>1.0847108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15.7">
            <text:p>15.7</text:p>
          </table:table-cell>
          <table:table-cell office:value-type="float" office:value="21.300001">
            <text:p>21.3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160044">
            <text:p>-0.02160044</text:p>
          </table:table-cell>
          <table:table-cell office:value-type="float" office:value="-0.02825123">
            <text:p>-0.02825123</text:p>
          </table:table-cell>
          <table:table-cell office:value-type="float" office:value="0.82">
            <text:p>0.82</text:p>
          </table:table-cell>
          <table:table-cell office:value-type="float" office:value="1.28026">
            <text:p>1.28026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15.5">
            <text:p>15.5</text:p>
          </table:table-cell>
          <table:table-cell office:value-type="float" office:value="21.1">
            <text:p>21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023837">
            <text:p>-0.02023837</text:p>
          </table:table-cell>
          <table:table-cell office:value-type="float" office:value="-0.026996791">
            <text:p>-0.026996791</text:p>
          </table:table-cell>
          <table:table-cell office:value-type="float" office:value="0.822">
            <text:p>0.822</text:p>
          </table:table-cell>
          <table:table-cell office:value-type="float" office:value="1.2146565">
            <text:p>1.2146565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office:value-type="float" office:value="15.4">
            <text:p>15.4</text:p>
          </table:table-cell>
          <table:table-cell office:value-type="float" office:value="20.6">
            <text:p>20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0556122">
            <text:p>-0.020556122</text:p>
          </table:table-cell>
          <table:table-cell office:value-type="float" office:value="-0.02684164">
            <text:p>-0.02684164</text:p>
          </table:table-cell>
          <table:table-cell office:value-type="float" office:value="0.827">
            <text:p>0.827</text:p>
          </table:table-cell>
          <table:table-cell office:value-type="float" office:value="1.217113">
            <text:p>1.217113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office:value-type="float" office:value="14.7">
            <text:p>14.7</text:p>
          </table:table-cell>
          <table:table-cell office:value-type="float" office:value="19.900002">
            <text:p>19.9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4757946">
            <text:p>-0.014757946</text:p>
          </table:table-cell>
          <table:table-cell office:value-type="float" office:value="-0.020379573">
            <text:p>-0.020379573</text:p>
          </table:table-cell>
          <table:table-cell office:value-type="float" office:value="0.848">
            <text:p>0.848</text:p>
          </table:table-cell>
          <table:table-cell office:value-type="float" office:value="0.9058305">
            <text:p>0.9058305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office:value-type="float" office:value="14.5">
            <text:p>14.5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380004">
            <text:p>-0.012380004</text:p>
          </table:table-cell>
          <table:table-cell office:value-type="float" office:value="-0.018806875">
            <text:p>-0.018806875</text:p>
          </table:table-cell>
          <table:table-cell office:value-type="float" office:value="0.857">
            <text:p>0.857</text:p>
          </table:table-cell>
          <table:table-cell office:value-type="float" office:value="0.8105703">
            <text:p>0.8105703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14.1">
            <text:p>14.1</text:p>
          </table:table-cell>
          <table:table-cell office:value-type="float" office:value="18.900002">
            <text:p>18.9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615008">
            <text:p>-0.011615008</text:p>
          </table:table-cell>
          <table:table-cell office:value-type="float" office:value="-0.014917403">
            <text:p>-0.014917403</text:p>
          </table:table-cell>
          <table:table-cell office:value-type="float" office:value="0.869">
            <text:p>0.869</text:p>
          </table:table-cell>
          <table:table-cell office:value-type="float" office:value="0.6806166">
            <text:p>0.6806166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13.8">
            <text:p>13.8</text:p>
          </table:table-cell>
          <table:table-cell office:value-type="float" office:value="18.400002">
            <text:p>18.4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533463">
            <text:p>-0.008533463</text:p>
          </table:table-cell>
          <table:table-cell office:value-type="float" office:value="-0.013649046">
            <text:p>-0.013649046</text:p>
          </table:table-cell>
          <table:table-cell office:value-type="float" office:value="0.878">
            <text:p>0.878</text:p>
          </table:table-cell>
          <table:table-cell office:value-type="float" office:value="0.57949555">
            <text:p>0.57949555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office:value-type="float" office:value="13.4">
            <text:p>13.4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7478994">
            <text:p>-0.0057478994</text:p>
          </table:table-cell>
          <table:table-cell office:value-type="float" office:value="-0.008705795">
            <text:p>-0.008705795</text:p>
          </table:table-cell>
          <table:table-cell office:value-type="float" office:value="0.895">
            <text:p>0.895</text:p>
          </table:table-cell>
          <table:table-cell office:value-type="float" office:value="0.3755566">
            <text:p>0.3755566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14">
            <text:p>14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921906">
            <text:p>-0.008921906</text:p>
          </table:table-cell>
          <table:table-cell office:value-type="float" office:value="-0.010991126">
            <text:p>-0.010991126</text:p>
          </table:table-cell>
          <table:table-cell office:value-type="float" office:value="0.891">
            <text:p>0.891</text:p>
          </table:table-cell>
          <table:table-cell office:value-type="float" office:value="0.5096326">
            <text:p>0.5096326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office:value-type="float" office:value="14">
            <text:p>14</text:p>
          </table:table-cell>
          <table:table-cell office:value-type="float" office:value="17.400002">
            <text:p>17.4000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09218955">
            <text:p>-0.0109218955</text:p>
          </table:table-cell>
          <table:table-cell office:value-type="float" office:value="-0.014040798">
            <text:p>-0.014040798</text:p>
          </table:table-cell>
          <table:table-cell office:value-type="float" office:value="0.877">
            <text:p>0.877</text:p>
          </table:table-cell>
          <table:table-cell office:value-type="float" office:value="0.6403872">
            <text:p>0.6403872</text:p>
          </table:table-cell>
        </table:table-row>
        <table:table-row table:style-name="ro1">
          <table:table-cell office:value-type="float" office:value="22.9">
            <text:p>22.9</text:p>
          </table:table-cell>
          <table:table-cell office:value-type="float" office:value="13.3">
            <text:p>13.3</text:p>
          </table:table-cell>
          <table:table-cell office:value-type="float" office:value="15.2">
            <text:p>15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0497462">
            <text:p>-0.0030497462</text:p>
          </table:table-cell>
          <table:table-cell office:value-type="float" office:value="-0.0041891634">
            <text:p>-0.0041891634</text:p>
          </table:table-cell>
          <table:table-cell office:value-type="float" office:value="0.918">
            <text:p>0.918</text:p>
          </table:table-cell>
          <table:table-cell office:value-type="float" office:value="0.18654138">
            <text:p>0.18654138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float" office:value="12">
            <text:p>12</text:p>
          </table:table-cell>
          <table:table-cell office:value-type="float" office:value="15.2">
            <text:p>1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883083">
            <text:p>0.0020883083</text:p>
          </table:table-cell>
          <table:table-cell office:value-type="string">
            <text:p>8.108318E-4</text:p>
          </table:table-cell>
          <table:table-cell office:value-type="float" office:value="0.944">
            <text:p>0.944</text:p>
          </table:table-cell>
          <table:table-cell office:value-type="float" office:value="0.08064716">
            <text:p>0.08064716</text:p>
          </table:table-cell>
        </table:table-row>
        <table:table-row table:style-name="ro1">
          <table:table-cell office:value-type="float" office:value="23.1">
            <text:p>23.1</text:p>
          </table:table-cell>
          <table:table-cell office:value-type="float" office:value="11.3">
            <text:p>11.3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538568">
            <text:p>0.0020538568</text:p>
          </table:table-cell>
          <table:table-cell office:value-type="float" office:value="0.0020009875">
            <text:p>0.0020009875</text:p>
          </table:table-cell>
          <table:table-cell office:value-type="float" office:value="0.955">
            <text:p>0.955</text:p>
          </table:table-cell>
          <table:table-cell office:value-type="float" office:value="0.10322836">
            <text:p>0.10322836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11.1">
            <text:p>11.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7804415E-4</text:p>
          </table:table-cell>
          <table:table-cell office:value-type="string">
            <text:p>4.8950315E-5</text:p>
          </table:table-cell>
          <table:table-cell office:value-type="float" office:value="0.955">
            <text:p>0.955</text:p>
          </table:table-cell>
          <table:table-cell office:value-type="float" office:value="0.017299674">
            <text:p>0.017299674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10.6">
            <text:p>10.6</text:p>
          </table:table-cell>
          <table:table-cell office:value-type="float" office:value="12.2">
            <text:p>12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486543">
            <text:p>0.0010486543</text:p>
          </table:table-cell>
          <table:table-cell office:value-type="string">
            <text:p>6.752163E-4</text:p>
          </table:table-cell>
          <table:table-cell office:value-type="float" office:value="0.963">
            <text:p>0.963</text:p>
          </table:table-cell>
          <table:table-cell office:value-type="float" office:value="0.04490052">
            <text:p>0.04490052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office:value-type="float" office:value="9.9">
            <text:p>9.9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709167">
            <text:p>0.0010709167</text:p>
          </table:table-cell>
          <table:table-cell office:value-type="string">
            <text:p>7.958114E-4</text:p>
          </table:table-cell>
          <table:table-cell office:value-type="float" office:value="0.96">
            <text:p>0.96</text:p>
          </table:table-cell>
          <table:table-cell office:value-type="float" office:value="0.048032492">
            <text:p>0.048032492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9.5">
            <text:p>9.5</text:p>
          </table:table-cell>
          <table:table-cell office:value-type="float" office:value="11.599999">
            <text:p>11.5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0475984">
            <text:p>-0.0020475984</text:p>
          </table:table-cell>
          <table:table-cell office:value-type="float" office:value="-0.0040779263">
            <text:p>-0.0040779263</text:p>
          </table:table-cell>
          <table:table-cell office:value-type="float" office:value="0.946">
            <text:p>0.946</text:p>
          </table:table-cell>
          <table:table-cell office:value-type="float" office:value="0.16427273">
            <text:p>0.16427273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8.8">
            <text:p>8.8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985833">
            <text:p>-0.001985833</text:p>
          </table:table-cell>
          <table:table-cell office:value-type="float" office:value="-0.0029461533">
            <text:p>-0.0029461533</text:p>
          </table:table-cell>
          <table:table-cell office:value-type="float" office:value="0.948">
            <text:p>0.948</text:p>
          </table:table-cell>
          <table:table-cell office:value-type="float" office:value="0.12790579">
            <text:p>0.12790579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7.3">
            <text:p>7.3</text:p>
          </table:table-cell>
          <table:table-cell office:value-type="float" office:value="11.099999">
            <text:p>11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353797">
            <text:p>0.0029353797</text:p>
          </table:table-cell>
          <table:table-cell office:value-type="float" office:value="0.0014780462">
            <text:p>0.0014780462</text:p>
          </table:table-cell>
          <table:table-cell office:value-type="float" office:value="0.979">
            <text:p>0.979</text:p>
          </table:table-cell>
          <table:table-cell office:value-type="float" office:value="0.11831407">
            <text:p>0.11831407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6.6">
            <text:p>6.6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062856">
            <text:p>0.005062856</text:p>
          </table:table-cell>
          <table:table-cell office:value-type="float" office:value="0.006190598">
            <text:p>0.006190598</text:p>
          </table:table-cell>
          <table:table-cell office:value-type="float" office:value="1.012">
            <text:p>1.012</text:p>
          </table:table-cell>
          <table:table-cell office:value-type="float" office:value="0.2879011">
            <text:p>0.2879011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6.4">
            <text:p>6.4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310686">
            <text:p>0.0035310686</text:p>
          </table:table-cell>
          <table:table-cell office:value-type="float" office:value="0.005190596">
            <text:p>0.005190596</text:p>
          </table:table-cell>
          <table:table-cell office:value-type="float" office:value="1">
            <text:p>1</text:p>
          </table:table-cell>
          <table:table-cell office:value-type="float" office:value="0.22600079">
            <text:p>0.22600079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6.8">
            <text:p>6.8</text:p>
          </table:table-cell>
          <table:table-cell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960281">
            <text:p>0.0025960281</text:p>
          </table:table-cell>
          <table:table-cell office:value-type="string">
            <text:p>7.4359775E-4</text:p>
          </table:table-cell>
          <table:table-cell office:value-type="float" office:value="0.989">
            <text:p>0.989</text:p>
          </table:table-cell>
          <table:table-cell office:value-type="float" office:value="0.09721543">
            <text:p>0.09721543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6.7">
            <text:p>6.7</text:p>
          </table:table-cell>
          <table:table-cell office:value-type="float" office:value="7.7">
            <text:p>7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92655">
            <text:p>0.0013292655</text:p>
          </table:table-cell>
          <table:table-cell office:value-type="float" office:value="0.0020138025">
            <text:p>0.0020138025</text:p>
          </table:table-cell>
          <table:table-cell office:value-type="float" office:value="0.986">
            <text:p>0.986</text:p>
          </table:table-cell>
          <table:table-cell office:value-type="float" office:value="0.086866446">
            <text:p>0.0868664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4">
            <text:p>6.4</text:p>
          </table:table-cell>
          <table:table-cell office:value-type="float" office:value="7.8999996">
            <text:p>7.8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31072">
            <text:p>0.001531072</text:p>
          </table:table-cell>
          <table:table-cell office:value-type="float" office:value="0.0015554726">
            <text:p>0.0015554726</text:p>
          </table:table-cell>
          <table:table-cell office:value-type="float" office:value="0.991">
            <text:p>0.991</text:p>
          </table:table-cell>
          <table:table-cell office:value-type="float" office:value="0.07857315">
            <text:p>0.07857315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5.9">
            <text:p>5.9</text:p>
          </table:table-cell>
          <table:table-cell office:value-type="float" office:value="6.7999997">
            <text:p>6.7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074655">
            <text:p>0.0022074655</text:p>
          </table:table-cell>
          <table:table-cell office:value-type="float" office:value="0.0015960336">
            <text:p>0.0015960336</text:p>
          </table:table-cell>
          <table:table-cell office:value-type="float" office:value="1">
            <text:p>1</text:p>
          </table:table-cell>
          <table:table-cell office:value-type="float" office:value="0.09806443">
            <text:p>0.09806443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5.5">
            <text:p>5.5</text:p>
          </table:table-cell>
          <table:table-cell office:value-type="float" office:value="6.3999996">
            <text:p>6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154252">
            <text:p>0.005154252</text:p>
          </table:table-cell>
          <table:table-cell office:value-type="float" office:value="0.003531076">
            <text:p>0.003531076</text:p>
          </table:table-cell>
          <table:table-cell office:value-type="float" office:value="1.018">
            <text:p>1.018</text:p>
          </table:table-cell>
          <table:table-cell office:value-type="float" office:value="0.22492033">
            <text:p>0.22492033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5.3">
            <text:p>5.3</text:p>
          </table:table-cell>
          <table:table-cell office:value-type="float" office:value="6.2999997">
            <text:p>6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629413">
            <text:p>0.005629413</text:p>
          </table:table-cell>
          <table:table-cell office:value-type="float" office:value="0.005265698">
            <text:p>0.005265698</text:p>
          </table:table-cell>
          <table:table-cell office:value-type="float" office:value="1.032">
            <text:p>1.032</text:p>
          </table:table-cell>
          <table:table-cell office:value-type="float" office:value="0.2774988">
            <text:p>0.2774988</text:p>
          </table:table-cell>
        </table:table-row>
        <table:table-row table:style-name="ro1">
          <table:table-cell office:value-type="float" office:value="359.8">
            <text:p>359.8</text:p>
          </table:table-cell>
          <table:table-cell office:value-type="float" office:value="5.3">
            <text:p>5.3</text:p>
          </table:table-cell>
          <table:table-cell office:value-type="float" office:value="5.6">
            <text:p>5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629413">
            <text:p>0.005629413</text:p>
          </table:table-cell>
          <table:table-cell office:value-type="float" office:value="0.004417099">
            <text:p>0.004417099</text:p>
          </table:table-cell>
          <table:table-cell office:value-type="float" office:value="1.025">
            <text:p>1.025</text:p>
          </table:table-cell>
          <table:table-cell office:value-type="float" office:value="0.25759774">
            <text:p>0.2575977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5.2">
            <text:p>5.2</text:p>
          </table:table-cell>
          <table:table-cell office:value-type="float" office:value="5.2999997">
            <text:p>5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367426">
            <text:p>0.004367426</text:p>
          </table:table-cell>
          <table:table-cell office:value-type="float" office:value="0.0046294183">
            <text:p>0.0046294183</text:p>
          </table:table-cell>
          <table:table-cell office:value-type="float" office:value="1.024">
            <text:p>1.024</text:p>
          </table:table-cell>
          <table:table-cell office:value-type="float" office:value="0.22911942">
            <text:p>0.22911942</text:p>
          </table:table-cell>
        </table:table-row>
        <table:table-row table:style-name="ro1">
          <table:table-cell office:value-type="float" office:value="356.4">
            <text:p>356.4</text:p>
          </table:table-cell>
          <table:table-cell office:value-type="float" office:value="5.2">
            <text:p>5.2</text:p>
          </table:table-cell>
          <table:table-cell office:value-type="float" office:value="5.2999997">
            <text:p>5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674294">
            <text:p>0.0023674294</text:p>
          </table:table-cell>
          <table:table-cell office:value-type="float" office:value="0.0036294162">
            <text:p>0.0036294162</text:p>
          </table:table-cell>
          <table:table-cell office:value-type="float" office:value="1.022">
            <text:p>1.022</text:p>
          </table:table-cell>
          <table:table-cell office:value-type="float" office:value="0.15599844">
            <text:p>0.15599844</text:p>
          </table:table-cell>
        </table:table-row>
        <table:table-row table:style-name="ro1">
          <table:table-cell office:value-type="float" office:value="358.7">
            <text:p>358.7</text:p>
          </table:table-cell>
          <table:table-cell office:value-type="float" office:value="4.8">
            <text:p>4.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221597">
            <text:p>0.0023221597</text:p>
          </table:table-cell>
          <table:table-cell office:value-type="float" office:value="0.00213065">
            <text:p>0.00213065</text:p>
          </table:table-cell>
          <table:table-cell office:value-type="float" office:value="1.001">
            <text:p>1.001</text:p>
          </table:table-cell>
          <table:table-cell office:value-type="float" office:value="0.11345489">
            <text:p>0.11345489</text:p>
          </table:table-cell>
        </table:table-row>
        <table:table-row table:style-name="ro1">
          <table:table-cell office:value-type="float" office:value="358.2">
            <text:p>358.2</text:p>
          </table:table-cell>
          <table:table-cell office:value-type="float" office:value="4.3">
            <text:p>4.3</text:p>
          </table:table-cell>
          <table:table-cell office:value-type="float" office:value="7.7">
            <text:p>7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02127">
            <text:p>0.00302127</text:p>
          </table:table-cell>
          <table:table-cell office:value-type="float" office:value="0.0040138066">
            <text:p>0.0040138066</text:p>
          </table:table-cell>
          <table:table-cell office:value-type="float" office:value="1.008">
            <text:p>1.008</text:p>
          </table:table-cell>
          <table:table-cell office:value-type="float" office:value="0.1808574">
            <text:p>0.180857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7261004">
            <text:p>0.0027261004</text:p>
          </table:table-cell>
          <table:table-cell office:value-type="float" office:value="0.003916964">
            <text:p>0.003916964</text:p>
          </table:table-cell>
          <table:table-cell office:value-type="float" office:value="1.01">
            <text:p>1.01</text:p>
          </table:table-cell>
          <table:table-cell office:value-type="float" office:value="0.17180054">
            <text:p>0.1718005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.4">
            <text:p>3.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936213">
            <text:p>0.0016936213</text:p>
          </table:table-cell>
          <table:table-cell office:value-type="float" office:value="0.004565522">
            <text:p>0.004565522</text:p>
          </table:table-cell>
          <table:table-cell office:value-type="float" office:value="1.008">
            <text:p>1.008</text:p>
          </table:table-cell>
          <table:table-cell office:value-type="float" office:value="0.17530324">
            <text:p>0.17530324</text:p>
          </table:table-cell>
        </table:table-row>
        <table:table-row table:style-name="ro1">
          <table:table-cell office:value-type="float" office:value="356.9">
            <text:p>356.9</text:p>
          </table:table-cell>
          <table:table-cell office:value-type="float" office:value="2.9">
            <text:p>2.9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070536">
            <text:p>0.0034070536</text:p>
          </table:table-cell>
          <table:table-cell office:value-type="float" office:value="0.0059152693">
            <text:p>0.0059152693</text:p>
          </table:table-cell>
          <table:table-cell office:value-type="float" office:value="1.009">
            <text:p>1.009</text:p>
          </table:table-cell>
          <table:table-cell office:value-type="float" office:value="0.24574701">
            <text:p>0.24574701</text:p>
          </table:table-cell>
        </table:table-row>
        <table:table-row table:style-name="ro1">
          <table:table-cell office:value-type="float" office:value="355.8">
            <text:p>355.8</text:p>
          </table:table-cell>
          <table:table-cell office:value-type="float" office:value="2.8">
            <text:p>2.8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5023">
            <text:p>0.00215023</text:p>
          </table:table-cell>
          <table:table-cell office:value-type="float" office:value="0.003915265">
            <text:p>0.003915265</text:p>
          </table:table-cell>
          <table:table-cell office:value-type="float" office:value="1.001">
            <text:p>1.001</text:p>
          </table:table-cell>
          <table:table-cell office:value-type="float" office:value="0.16080686">
            <text:p>0.1608068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4">
            <text:p>2.4</text:p>
          </table:table-cell>
          <table:table-cell office:value-type="float" office:value="10.5">
            <text:p>1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24345">
            <text:p>0.003124345</text:p>
          </table:table-cell>
          <table:table-cell office:value-type="float" office:value="0.0037644655">
            <text:p>0.0037644655</text:p>
          </table:table-cell>
          <table:table-cell office:value-type="float" office:value="1.001">
            <text:p>1.001</text:p>
          </table:table-cell>
          <table:table-cell office:value-type="float" office:value="0.176116">
            <text:p>0.17611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.1">
            <text:p>2.1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562908">
            <text:p>0.0023562908</text:p>
          </table:table-cell>
          <table:table-cell office:value-type="float" office:value="0.00605385">
            <text:p>0.00605385</text:p>
          </table:table-cell>
          <table:table-cell office:value-type="float" office:value="1.01">
            <text:p>1.01</text:p>
          </table:table-cell>
          <table:table-cell office:value-type="float" office:value="0.23386492">
            <text:p>0.23386492</text:p>
          </table:table-cell>
        </table:table-row>
        <table:table-row table:style-name="ro1">
          <table:table-cell office:value-type="float" office:value="356.7">
            <text:p>356.7</text:p>
          </table:table-cell>
          <table:table-cell office:value-type="float" office:value="2">
            <text:p>2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005012">
            <text:p>0.0021005012</text:p>
          </table:table-cell>
          <table:table-cell office:value-type="float" office:value="0.0047958195">
            <text:p>0.0047958195</text:p>
          </table:table-cell>
          <table:table-cell office:value-type="float" office:value="1.001">
            <text:p>1.001</text:p>
          </table:table-cell>
          <table:table-cell office:value-type="float" office:value="0.18848333">
            <text:p>0.18848333</text:p>
          </table:table-cell>
        </table:table-row>
        <table:table-row table:style-name="ro1">
          <table:table-cell office:value-type="float" office:value="356.8">
            <text:p>356.8</text:p>
          </table:table-cell>
          <table:table-cell office:value-type="float" office:value="1.7">
            <text:p>1.7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337528">
            <text:p>0.0023337528</text:p>
          </table:table-cell>
          <table:table-cell office:value-type="float" office:value="0.0055603683">
            <text:p>0.0055603683</text:p>
          </table:table-cell>
          <table:table-cell office:value-type="float" office:value="0.998">
            <text:p>0.998</text:p>
          </table:table-cell>
          <table:table-cell office:value-type="float" office:value="0.21708962">
            <text:p>0.21708962</text:p>
          </table:table-cell>
        </table:table-row>
        <table:table-row table:style-name="ro1">
          <table:table-cell office:value-type="float" office:value="354.1">
            <text:p>354.1</text:p>
          </table:table-cell>
          <table:table-cell office:value-type="float" office:value="1.5">
            <text:p>1.5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23051">
            <text:p>0.002823051</text:p>
          </table:table-cell>
          <table:table-cell office:value-type="float" office:value="0.007765636">
            <text:p>0.007765636</text:p>
          </table:table-cell>
          <table:table-cell office:value-type="float" office:value="1.012">
            <text:p>1.012</text:p>
          </table:table-cell>
          <table:table-cell office:value-type="float" office:value="0.29746276">
            <text:p>0.29746276</text:p>
          </table:table-cell>
        </table:table-row>
        <table:table-row table:style-name="ro1">
          <table:table-cell office:value-type="float" office:value="352.3">
            <text:p>352.3</text:p>
          </table:table-cell>
          <table:table-cell office:value-type="float" office:value="1.5">
            <text:p>1.5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23051">
            <text:p>0.002823051</text:p>
          </table:table-cell>
          <table:table-cell office:value-type="float" office:value="0.003915265">
            <text:p>0.003915265</text:p>
          </table:table-cell>
          <table:table-cell office:value-type="float" office:value="1.006">
            <text:p>1.006</text:p>
          </table:table-cell>
          <table:table-cell office:value-type="float" office:value="0.17376833">
            <text:p>0.17376833</text:p>
          </table:table-cell>
        </table:table-row>
        <table:table-row table:style-name="ro1">
          <table:table-cell office:value-type="float" office:value="351.6">
            <text:p>351.6</text:p>
          </table:table-cell>
          <table:table-cell office:value-type="float" office:value="1.5">
            <text:p>1.5</text:p>
          </table:table-cell>
          <table:table-cell office:value-type="float" office:value="9.4">
            <text:p>9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23051">
            <text:p>0.002823051</text:p>
          </table:table-cell>
          <table:table-cell office:value-type="float" office:value="0.0056740493">
            <text:p>0.0056740493</text:p>
          </table:table-cell>
          <table:table-cell office:value-type="float" office:value="1.016">
            <text:p>1.016</text:p>
          </table:table-cell>
          <table:table-cell office:value-type="float" office:value="0.22815163">
            <text:p>0.22815163</text:p>
          </table:table-cell>
        </table:table-row>
        <table:table-row table:style-name="ro1">
          <table:table-cell office:value-type="float" office:value="351.6">
            <text:p>351.6</text:p>
          </table:table-cell>
          <table:table-cell office:value-type="float" office:value="1.5">
            <text:p>1.5</text:p>
          </table:table-cell>
          <table:table-cell office:value-type="float" office:value="9.099999">
            <text:p>9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230494">
            <text:p>0.0038230494</text:p>
          </table:table-cell>
          <table:table-cell office:value-type="float" office:value="0.0058419406">
            <text:p>0.0058419406</text:p>
          </table:table-cell>
          <table:table-cell office:value-type="float" office:value="1.022">
            <text:p>1.022</text:p>
          </table:table-cell>
          <table:table-cell office:value-type="float" office:value="0.2513409">
            <text:p>0.2513409</text:p>
          </table:table-cell>
        </table:table-row>
        <table:table-row table:style-name="ro1">
          <table:table-cell office:value-type="float" office:value="351.3">
            <text:p>351.3</text:p>
          </table:table-cell>
          <table:table-cell office:value-type="float" office:value="1.7">
            <text:p>1.7</text:p>
          </table:table-cell>
          <table:table-cell office:value-type="float" office:value="8.7">
            <text:p>8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3337548">
            <text:p>0.0033337548</text:p>
          </table:table-cell>
          <table:table-cell office:value-type="float" office:value="0.0067391843">
            <text:p>0.0067391843</text:p>
          </table:table-cell>
          <table:table-cell office:value-type="float" office:value="1.02">
            <text:p>1.02</text:p>
          </table:table-cell>
          <table:table-cell office:value-type="float" office:value="0.2706725">
            <text:p>0.2706725</text:p>
          </table:table-cell>
        </table:table-row>
        <table:table-row table:style-name="ro1">
          <table:table-cell office:value-type="float" office:value="350.9">
            <text:p>350.9</text:p>
          </table:table-cell>
          <table:table-cell office:value-type="float" office:value="1.9">
            <text:p>1.9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448196">
            <text:p>0.0018448196</text:p>
          </table:table-cell>
          <table:table-cell office:value-type="float" office:value="0.005190596">
            <text:p>0.005190596</text:p>
          </table:table-cell>
          <table:table-cell office:value-type="float" office:value="1.023">
            <text:p>1.023</text:p>
          </table:table-cell>
          <table:table-cell office:value-type="float" office:value="0.19831285">
            <text:p>0.19831285</text:p>
          </table:table-cell>
        </table:table-row>
        <table:table-row table:style-name="ro1">
          <table:table-cell office:value-type="float" office:value="350.6">
            <text:p>350.6</text:p>
          </table:table-cell>
          <table:table-cell office:value-type="float" office:value="2">
            <text:p>2</text:p>
          </table:table-cell>
          <table:table-cell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005012">
            <text:p>0.0021005012</text:p>
          </table:table-cell>
          <table:table-cell office:value-type="float" office:value="0.006098762">
            <text:p>0.006098762</text:p>
          </table:table-cell>
          <table:table-cell office:value-type="float" office:value="1.025">
            <text:p>1.025</text:p>
          </table:table-cell>
          <table:table-cell office:value-type="float" office:value="0.23221263">
            <text:p>0.23221263</text:p>
          </table:table-cell>
        </table:table-row>
        <table:table-row table:style-name="ro1">
          <table:table-cell office:value-type="float" office:value="349.6">
            <text:p>349.6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005012">
            <text:p>0.0021005012</text:p>
          </table:table-cell>
          <table:table-cell office:value-type="float" office:value="0.0054737926">
            <text:p>0.0054737926</text:p>
          </table:table-cell>
          <table:table-cell office:value-type="float" office:value="1.027">
            <text:p>1.027</text:p>
          </table:table-cell>
          <table:table-cell office:value-type="float" office:value="0.21106727">
            <text:p>0.21106727</text:p>
          </table:table-cell>
        </table:table-row>
        <table:table-row table:style-name="ro1">
          <table:table-cell office:value-type="float" office:value="349.9">
            <text:p>349.9</text:p>
          </table:table-cell>
          <table:table-cell office:value-type="float" office:value="2">
            <text:p>2</text:p>
          </table:table-cell>
          <table:table-cell office:value-type="float" office:value="7.7">
            <text:p>7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005032">
            <text:p>0.0031005032</text:p>
          </table:table-cell>
          <table:table-cell office:value-type="float" office:value="0.0060138106">
            <text:p>0.0060138106</text:p>
          </table:table-cell>
          <table:table-cell office:value-type="float" office:value="1.029">
            <text:p>1.029</text:p>
          </table:table-cell>
          <table:table-cell office:value-type="float" office:value="0.24357682">
            <text:p>0.2435768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1005015">
            <text:p>0.0041005015</text:p>
          </table:table-cell>
          <table:table-cell office:value-type="float" office:value="0.0037436038">
            <text:p>0.0037436038</text:p>
          </table:table-cell>
          <table:table-cell office:value-type="float" office:value="1.02">
            <text:p>1.02</text:p>
          </table:table-cell>
          <table:table-cell office:value-type="float" office:value="0.19988498">
            <text:p>0.1998849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121902">
            <text:p>0.0016121902</text:p>
          </table:table-cell>
          <table:table-cell office:value-type="float" office:value="0.0058268905">
            <text:p>0.0058268905</text:p>
          </table:table-cell>
          <table:table-cell office:value-type="float" office:value="1.018">
            <text:p>1.018</text:p>
          </table:table-cell>
          <table:table-cell office:value-type="float" office:value="0.21764922">
            <text:p>0.21764922</text:p>
          </table:table-cell>
        </table:table-row>
        <table:table-row table:style-name="ro1">
          <table:table-cell office:value-type="float" office:value="348.9">
            <text:p>348.9</text:p>
          </table:table-cell>
          <table:table-cell office:value-type="float" office:value="2">
            <text:p>2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1005015">
            <text:p>0.0041005015</text:p>
          </table:table-cell>
          <table:table-cell office:value-type="float" office:value="0.007190585">
            <text:p>0.007190585</text:p>
          </table:table-cell>
          <table:table-cell office:value-type="float" office:value="1.026">
            <text:p>1.026</text:p>
          </table:table-cell>
          <table:table-cell office:value-type="float" office:value="0.2979936">
            <text:p>0.2979936</text:p>
          </table:table-cell>
        </table:table-row>
        <table:table-row table:style-name="ro1">
          <table:table-cell office:value-type="float" office:value="349.1">
            <text:p>349.1</text:p>
          </table:table-cell>
          <table:table-cell office:value-type="float" office:value="2">
            <text:p>2</text:p>
          </table:table-cell>
          <table:table-cell office:value-type="float" office:value="8.9">
            <text:p>8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1005015">
            <text:p>0.0041005015</text:p>
          </table:table-cell>
          <table:table-cell office:value-type="float" office:value="0.006289616">
            <text:p>0.006289616</text:p>
          </table:table-cell>
          <table:table-cell office:value-type="float" office:value="1.019">
            <text:p>1.019</text:p>
          </table:table-cell>
          <table:table-cell office:value-type="float" office:value="0.27029604">
            <text:p>0.27029604</text:p>
          </table:table-cell>
        </table:table-row>
        <table:table-row table:style-name="ro1">
          <table:table-cell office:value-type="float" office:value="349.4">
            <text:p>349.4</text:p>
          </table:table-cell>
          <table:table-cell office:value-type="float" office:value="2.2">
            <text:p>2.2</text:p>
          </table:table-cell>
          <table:table-cell office:value-type="float" office:value="9.7">
            <text:p>9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121902">
            <text:p>0.0016121902</text:p>
          </table:table-cell>
          <table:table-cell office:value-type="float" office:value="0.0035106093">
            <text:p>0.0035106093</text:p>
          </table:table-cell>
          <table:table-cell office:value-type="float" office:value="0.996">
            <text:p>0.996</text:p>
          </table:table-cell>
          <table:table-cell office:value-type="float" office:value="0.13907164">
            <text:p>0.13907164</text:p>
          </table:table-cell>
        </table:table-row>
        <table:table-row table:style-name="ro1">
          <table:table-cell office:value-type="float" office:value="348.7">
            <text:p>348.7</text:p>
          </table:table-cell>
          <table:table-cell office:value-type="float" office:value="2.1">
            <text:p>2.1</text:p>
          </table:table-cell>
          <table:table-cell office:value-type="float" office:value="9.9">
            <text:p>9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62925">
            <text:p>0.0013562925</text:p>
          </table:table-cell>
          <table:table-cell office:value-type="float" office:value="0.0030709058">
            <text:p>0.0030709058</text:p>
          </table:table-cell>
          <table:table-cell office:value-type="float" office:value="1">
            <text:p>1</text:p>
          </table:table-cell>
          <table:table-cell office:value-type="float" office:value="0.12085499">
            <text:p>0.12085499</text:p>
          </table:table-cell>
        </table:table-row>
        <table:table-row table:style-name="ro1">
          <table:table-cell office:value-type="float" office:value="348.1">
            <text:p>348.1</text:p>
          </table:table-cell>
          <table:table-cell office:value-type="float" office:value="1.8">
            <text:p>1.8</text:p>
          </table:table-cell>
          <table:table-cell office:value-type="float" office:value="10.4">
            <text:p>1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892407">
            <text:p>0.0025892407</text:p>
          </table:table-cell>
          <table:table-cell office:value-type="float" office:value="0.0034808666">
            <text:p>0.0034808666</text:p>
          </table:table-cell>
          <table:table-cell office:value-type="float" office:value="0.999">
            <text:p>0.999</text:p>
          </table:table-cell>
          <table:table-cell office:value-type="float" office:value="0.15617785">
            <text:p>0.15617785</text:p>
          </table:table-cell>
        </table:table-row>
        <table:table-row table:style-name="ro1">
          <table:table-cell office:value-type="float" office:value="347.3">
            <text:p>347.3</text:p>
          </table:table-cell>
          <table:table-cell office:value-type="float" office:value="1.6">
            <text:p>1.6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7836">
            <text:p>0.00207836</text:p>
          </table:table-cell>
          <table:table-cell office:value-type="float" office:value="0.0046186745">
            <text:p>0.0046186745</text:p>
          </table:table-cell>
          <table:table-cell office:value-type="float" office:value="1.001">
            <text:p>1.001</text:p>
          </table:table-cell>
          <table:table-cell office:value-type="float" office:value="0.18233123">
            <text:p>0.18233123</text:p>
          </table:table-cell>
        </table:table-row>
        <table:table-row table:style-name="ro1">
          <table:table-cell office:value-type="float" office:value="347.3">
            <text:p>347.3</text:p>
          </table:table-cell>
          <table:table-cell office:value-type="float" office:value="1.6">
            <text:p>1.6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07836">
            <text:p>0.00307836</text:p>
          </table:table-cell>
          <table:table-cell office:value-type="float" office:value="0.0023426563">
            <text:p>0.0023426563</text:p>
          </table:table-cell>
          <table:table-cell office:value-type="float" office:value="0.987">
            <text:p>0.987</text:p>
          </table:table-cell>
          <table:table-cell office:value-type="float" office:value="0.13926165">
            <text:p>0.13926165</text:p>
          </table:table-cell>
        </table:table-row>
        <table:table-row table:style-name="ro1">
          <table:table-cell office:value-type="float" office:value="347.9">
            <text:p>347.9</text:p>
          </table:table-cell>
          <table:table-cell office:value-type="float" office:value="1.6">
            <text:p>1.6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07836">
            <text:p>0.00307836</text:p>
          </table:table-cell>
          <table:table-cell office:value-type="string">
            <text:p>-2.0417571E-4</text:p>
          </table:table-cell>
          <table:table-cell office:value-type="float" office:value="0.975">
            <text:p>0.975</text:p>
          </table:table-cell>
          <table:table-cell office:value-type="float" office:value="0.11106454">
            <text:p>0.11106454</text:p>
          </table:table-cell>
        </table:table-row>
        <table:table-row table:style-name="ro1">
          <table:table-cell office:value-type="float" office:value="345.6">
            <text:p>345.6</text:p>
          </table:table-cell>
          <table:table-cell office:value-type="float" office:value="1.3">
            <text:p>1.3</text:p>
          </table:table-cell>
          <table:table-cell office:value-type="float" office:value="10.5">
            <text:p>1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126677">
            <text:p>0.0023126677</text:p>
          </table:table-cell>
          <table:table-cell office:value-type="float" office:value="0.0017644763">
            <text:p>0.0017644763</text:p>
          </table:table-cell>
          <table:table-cell office:value-type="float" office:value="0.989">
            <text:p>0.989</text:p>
          </table:table-cell>
          <table:table-cell office:value-type="float" office:value="0.10472116">
            <text:p>0.10472116</text:p>
          </table:table-cell>
        </table:table-row>
        <table:table-row table:style-name="ro1">
          <table:table-cell office:value-type="float" office:value="345.4">
            <text:p>345.4</text:p>
          </table:table-cell>
          <table:table-cell office:value-type="float" office:value="1.2">
            <text:p>1.2</text:p>
          </table:table-cell>
          <table:table-cell office:value-type="float" office:value="10.099999">
            <text:p>10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575801">
            <text:p>0.0010575801</text:p>
          </table:table-cell>
          <table:table-cell office:value-type="string">
            <text:p>6.3328445E-4</text:p>
          </table:table-cell>
          <table:table-cell office:value-type="float" office:value="0.984">
            <text:p>0.984</text:p>
          </table:table-cell>
          <table:table-cell office:value-type="float" office:value="0.04437693">
            <text:p>0.04437693</text:p>
          </table:table-cell>
        </table:table-row>
        <table:table-row table:style-name="ro1">
          <table:table-cell office:value-type="float" office:value="345.4">
            <text:p>345.4</text:p>
          </table:table-cell>
          <table:table-cell office:value-type="float" office:value="1.2">
            <text:p>1.2</text:p>
          </table:table-cell>
          <table:table-cell office:value-type="float" office:value="10.099999">
            <text:p>10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575803">
            <text:p>0.0020575803</text:p>
          </table:table-cell>
          <table:table-cell office:value-type="string">
            <text:p>-3.6671758E-4</text:p>
          </table:table-cell>
          <table:table-cell office:value-type="float" office:value="0.973">
            <text:p>0.973</text:p>
          </table:table-cell>
          <table:table-cell office:value-type="float" office:value="0.07524025">
            <text:p>0.07524025</text:p>
          </table:table-cell>
        </table:table-row>
        <table:table-row table:style-name="ro1">
          <table:table-cell office:value-type="float" office:value="344.5">
            <text:p>344.5</text:p>
          </table:table-cell>
          <table:table-cell office:value-type="float" office:value="1">
            <text:p>1</text:p>
          </table:table-cell>
          <table:table-cell office:value-type="float" office:value="9.4">
            <text:p>9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53E-4</text:p>
          </table:table-cell>
          <table:table-cell office:value-type="float" office:value="-0.00132595">
            <text:p>-0.00132595</text:p>
          </table:table-cell>
          <table:table-cell office:value-type="float" office:value="0.97">
            <text:p>0.97</text:p>
          </table:table-cell>
          <table:table-cell office:value-type="float" office:value="0.051644772">
            <text:p>0.051644772</text:p>
          </table:table-cell>
        </table:table-row>
        <table:table-row table:style-name="ro1">
          <table:table-cell office:value-type="float" office:value="343.4">
            <text:p>343.4</text:p>
          </table:table-cell>
          <table:table-cell office:value-type="float" office:value="0.7">
            <text:p>0.7</text:p>
          </table:table-cell>
          <table:table-cell office:value-type="float" office:value="8.2">
            <text:p>8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829994">
            <text:p>0.0017829994</text:p>
          </table:table-cell>
          <table:table-cell office:value-type="string">
            <text:p>3.7105381E-4</text:p>
          </table:table-cell>
          <table:table-cell office:value-type="float" office:value="0.987">
            <text:p>0.987</text:p>
          </table:table-cell>
          <table:table-cell office:value-type="float" office:value="0.06556327">
            <text:p>0.06556327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office:value-type="float" office:value="0.5">
            <text:p>0.5</text:p>
          </table:table-cell>
          <table:table-cell office:value-type="float" office:value="7.1">
            <text:p>7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string">
            <text:p>3.985241E-4</text:p>
          </table:table-cell>
          <table:table-cell office:value-type="float" office:value="0.987">
            <text:p>0.987</text:p>
          </table:table-cell>
          <table:table-cell office:value-type="float" office:value="0.048037272">
            <text:p>0.048037272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office:value-type="float" office:value="0.5">
            <text:p>0.5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518E-4</text:p>
          </table:table-cell>
          <table:table-cell office:value-type="string">
            <text:p>6.802529E-4</text:p>
          </table:table-cell>
          <table:table-cell office:value-type="float" office:value="0.988">
            <text:p>0.988</text:p>
          </table:table-cell>
          <table:table-cell office:value-type="float" office:value="0.02639394">
            <text:p>0.02639394</text:p>
          </table:table-cell>
        </table:table-row>
        <table:table-row table:style-name="ro1">
          <table:table-cell office:value-type="float" office:value="344.4">
            <text:p>344.4</text:p>
          </table:table-cell>
          <table:table-cell office:value-type="float" office:value="0.3">
            <text:p>0.3</text:p>
          </table:table-cell>
          <table:table-cell office:value-type="float" office:value="4.8999996">
            <text:p>4.89999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640361E-4</text:p>
          </table:table-cell>
          <table:table-cell office:value-type="string">
            <text:p>-4.1691214E-4</text:p>
          </table:table-cell>
          <table:table-cell office:value-type="float" office:value="0.99">
            <text:p>0.99</text:p>
          </table:table-cell>
          <table:table-cell office:value-type="float" office:value="0.031333886">
            <text:p>0.03133388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1">
            <text:p>-0.1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453283">
            <text:p>0.0017453283</text:p>
          </table:table-cell>
          <table:table-cell office:value-type="float" office:value="0.002467692">
            <text:p>0.002467692</text:p>
          </table:table-cell>
          <table:table-cell office:value-type="float" office:value="1.001">
            <text:p>1.001</text:p>
          </table:table-cell>
          <table:table-cell office:value-type="float" office:value="0.108811095">
            <text:p>0.108811095</text:p>
          </table:table-cell>
        </table:table-row>
        <table:table-row table:style-name="ro1">
          <table:table-cell office:value-type="float" office:value="344.2">
            <text:p>344.2</text:p>
          </table:table-cell>
          <table:table-cell office:value-type="float" office:value="-0.5">
            <text:p>-0.5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7346425E-4</text:p>
          </table:table-cell>
          <table:table-cell office:value-type="string">
            <text:p>8.682087E-4</text:p>
          </table:table-cell>
          <table:table-cell office:value-type="float" office:value="1.016">
            <text:p>1.016</text:p>
          </table:table-cell>
          <table:table-cell office:value-type="float" office:value="0.032769375">
            <text:p>0.032769375</text:p>
          </table:table-cell>
        </table:table-row>
        <table:table-row table:style-name="ro1">
          <table:table-cell office:value-type="float" office:value="345.9">
            <text:p>345.9</text:p>
          </table:table-cell>
          <table:table-cell office:value-type="float" office:value="-0.5">
            <text:p>-0.5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265359E-4</text:p>
          </table:table-cell>
          <table:table-cell office:value-type="float" office:value="0.0011502318">
            <text:p>0.0011502318</text:p>
          </table:table-cell>
          <table:table-cell office:value-type="float" office:value="1.013">
            <text:p>1.013</text:p>
          </table:table-cell>
          <table:table-cell office:value-type="float" office:value="0.048977137">
            <text:p>0.048977137</text:p>
          </table:table-cell>
        </table:table-row>
        <table:table-row table:style-name="ro1">
          <table:table-cell office:value-type="float" office:value="346.2">
            <text:p>346.2</text:p>
          </table:table-cell>
          <table:table-cell office:value-type="float" office:value="-0.8">
            <text:p>-0.8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21801E-4</text:p>
          </table:table-cell>
          <table:table-cell office:value-type="string">
            <text:p>6.1219186E-4</text:p>
          </table:table-cell>
          <table:table-cell office:value-type="float" office:value="1.014">
            <text:p>1.014</text:p>
          </table:table-cell>
          <table:table-cell office:value-type="float" office:value="0.0410554">
            <text:p>0.0410554</text:p>
          </table:table-cell>
        </table:table-row>
        <table:table-row table:style-name="ro1">
          <table:table-cell office:value-type="float" office:value="346.5">
            <text:p>346.5</text:p>
          </table:table-cell>
          <table:table-cell office:value-type="float" office:value="-1.1">
            <text:p>-1.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974443">
            <text:p>0.0011974443</text:p>
          </table:table-cell>
          <table:table-cell office:value-type="float" office:value="0.0010575801">
            <text:p>0.0010575801</text:p>
          </table:table-cell>
          <table:table-cell office:value-type="float" office:value="1.017">
            <text:p>1.017</text:p>
          </table:table-cell>
          <table:table-cell office:value-type="float" office:value="0.057513952">
            <text:p>0.057513952</text:p>
          </table:table-cell>
        </table:table-row>
        <table:table-row table:style-name="ro1">
          <table:table-cell office:value-type="float" office:value="347.4">
            <text:p>347.4</text:p>
          </table:table-cell>
          <table:table-cell office:value-type="float" office:value="-1.2">
            <text:p>-1.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424202E-4</text:p>
          </table:table-cell>
          <table:table-cell office:value-type="float" office:value="0.0015475936">
            <text:p>0.0015475936</text:p>
          </table:table-cell>
          <table:table-cell office:value-type="float" office:value="1.019">
            <text:p>1.019</text:p>
          </table:table-cell>
          <table:table-cell office:value-type="float" office:value="0.06523069">
            <text:p>0.06523069</text:p>
          </table:table-cell>
        </table:table-row>
        <table:table-row table:style-name="ro1">
          <table:table-cell office:value-type="float" office:value="347.8">
            <text:p>347.8</text:p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3217838E-4</text:p>
          </table:table-cell>
          <table:table-cell office:value-type="float" office:value="0.0017829994">
            <text:p>0.0017829994</text:p>
          </table:table-cell>
          <table:table-cell office:value-type="float" office:value="1.018">
            <text:p>1.018</text:p>
          </table:table-cell>
          <table:table-cell office:value-type="float" office:value="0.06604676">
            <text:p>0.06604676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3217838E-4</text:p>
          </table:table-cell>
          <table:table-cell office:value-type="string">
            <text:p>7.829992E-4</text:p>
          </table:table-cell>
          <table:table-cell office:value-type="float" office:value="1.013">
            <text:p>1.013</text:p>
          </table:table-cell>
          <table:table-cell office:value-type="float" office:value="0.032196783">
            <text:p>0.032196783</text:p>
          </table:table-cell>
        </table:table-row>
        <table:table-row table:style-name="ro1">
          <table:table-cell office:value-type="float" office:value="348.6">
            <text:p>348.6</text:p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678218E-4</text:p>
          </table:table-cell>
          <table:table-cell office:value-type="float" office:value="0.0017829994">
            <text:p>0.0017829994</text:p>
          </table:table-cell>
          <table:table-cell office:value-type="float" office:value="1.015">
            <text:p>1.015</text:p>
          </table:table-cell>
          <table:table-cell office:value-type="float" office:value="0.06736444">
            <text:p>0.06736444</text:p>
          </table:table-cell>
        </table:table-row>
        <table:table-row table:style-name="ro1">
          <table:table-cell office:value-type="float" office:value="348.2">
            <text:p>348.2</text:p>
          </table:table-cell>
          <table:table-cell office:value-type="float" office:value="-1.5">
            <text:p>-1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7694943E-4</text:p>
          </table:table-cell>
          <table:table-cell office:value-type="float" office:value="0.0010187402">
            <text:p>0.0010187402</text:p>
          </table:table-cell>
          <table:table-cell office:value-type="float" office:value="1.014">
            <text:p>1.014</text:p>
          </table:table-cell>
          <table:table-cell office:value-type="float" office:value="0.037223868">
            <text:p>0.03722386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1.5">
            <text:p>-1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7694943E-4</text:p>
          </table:table-cell>
          <table:table-cell office:value-type="string">
            <text:p>1.8740073E-5</text:p>
          </table:table-cell>
          <table:table-cell office:value-type="float" office:value="1.014">
            <text:p>1.014</text:p>
          </table:table-cell>
          <table:table-cell office:value-type="float" office:value="0.006405905">
            <text:p>0.00640590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2305074E-4</text:p>
          </table:table-cell>
          <table:table-cell office:value-type="float" office:value="0.0017640362">
            <text:p>0.0017640362</text:p>
          </table:table-cell>
          <table:table-cell office:value-type="float" office:value="1.014">
            <text:p>1.014</text:p>
          </table:table-cell>
          <table:table-cell office:value-type="float" office:value="0.07007756">
            <text:p>0.07007756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662458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30191194">
            <text:p>0.030191194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662458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30191194">
            <text:p>0.030191194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662458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30191194">
            <text:p>0.030191194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3375435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21922536">
            <text:p>0.021922536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3337564">
            <text:p>-0.001333756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5116122">
            <text:p>0.05116122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float" office:value="-0.0014906514">
            <text:p>-0.0014906514</text:p>
          </table:table-cell>
          <table:table-cell office:value-type="float" office:value="1.014">
            <text:p>1.014</text:p>
          </table:table-cell>
          <table:table-cell office:value-type="float" office:value="0.055663623">
            <text:p>0.055663623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float" office:value="-0.0014906514">
            <text:p>-0.0014906514</text:p>
          </table:table-cell>
          <table:table-cell office:value-type="float" office:value="1.014">
            <text:p>1.014</text:p>
          </table:table-cell>
          <table:table-cell office:value-type="float" office:value="0.055663623">
            <text:p>0.055663623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float" office:value="-0.0014906514">
            <text:p>-0.0014906514</text:p>
          </table:table-cell>
          <table:table-cell office:value-type="float" office:value="1.014">
            <text:p>1.014</text:p>
          </table:table-cell>
          <table:table-cell office:value-type="float" office:value="0.055663623">
            <text:p>0.055663623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8924407E-4</text:p>
          </table:table-cell>
          <table:table-cell office:value-type="float" office:value="-0.0014906514">
            <text:p>-0.0014906514</text:p>
          </table:table-cell>
          <table:table-cell office:value-type="float" office:value="1.014">
            <text:p>1.014</text:p>
          </table:table-cell>
          <table:table-cell office:value-type="float" office:value="0.057704072">
            <text:p>0.057704072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float" office:value="-0.0014906514">
            <text:p>-0.0014906514</text:p>
          </table:table-cell>
          <table:table-cell office:value-type="float" office:value="1.014">
            <text:p>1.014</text:p>
          </table:table-cell>
          <table:table-cell office:value-type="float" office:value="0.055663623">
            <text:p>0.055663623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float" office:value="-0.0014906514">
            <text:p>-0.0014906514</text:p>
          </table:table-cell>
          <table:table-cell office:value-type="float" office:value="1.014">
            <text:p>1.014</text:p>
          </table:table-cell>
          <table:table-cell office:value-type="float" office:value="0.055663623">
            <text:p>0.055663623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61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3036148">
            <text:p>0.023036148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8924407E-4</text:p>
          </table:table-cell>
          <table:table-cell office:value-type="string">
            <text:p>-4.9065147E-4</text:p>
          </table:table-cell>
          <table:table-cell office:value-type="float" office:value="1.014">
            <text:p>1.014</text:p>
          </table:table-cell>
          <table:table-cell office:value-type="float" office:value="0.027604084">
            <text:p>0.027604084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8924407E-4</text:p>
          </table:table-cell>
          <table:table-cell office:value-type="string">
            <text:p>-4.9065147E-4</text:p>
          </table:table-cell>
          <table:table-cell office:value-type="float" office:value="1.012">
            <text:p>1.012</text:p>
          </table:table-cell>
          <table:table-cell office:value-type="float" office:value="0.027604084">
            <text:p>0.027604084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5517697E-4</text:p>
          </table:table-cell>
          <table:table-cell office:value-type="string">
            <text:p>-4.9065147E-4</text:p>
          </table:table-cell>
          <table:table-cell office:value-type="float" office:value="1.013">
            <text:p>1.013</text:p>
          </table:table-cell>
          <table:table-cell office:value-type="float" office:value="0.018525897">
            <text:p>0.018525897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2">
            <text:p>-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005066">
            <text:p>-0.0011005066</text:p>
          </table:table-cell>
          <table:table-cell office:value-type="string">
            <text:p>-4.9065147E-4</text:p>
          </table:table-cell>
          <table:table-cell office:value-type="float" office:value="1.013">
            <text:p>1.013</text:p>
          </table:table-cell>
          <table:table-cell office:value-type="float" office:value="0.04337754">
            <text:p>0.04337754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2">
            <text:p>-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005066">
            <text:p>-0.0011005066</text:p>
          </table:table-cell>
          <table:table-cell office:value-type="string">
            <text:p>-4.9065147E-4</text:p>
          </table:table-cell>
          <table:table-cell office:value-type="float" office:value="1.013">
            <text:p>1.013</text:p>
          </table:table-cell>
          <table:table-cell office:value-type="float" office:value="0.04337754">
            <text:p>0.04337754</text:p>
          </table:table-cell>
        </table:table-row>
        <table:table-row table:style-name="ro1">
          <table:table-cell office:value-type="float" office:value="347.9">
            <text:p>347.9</text:p>
          </table:table-cell>
          <table:table-cell office:value-type="float" office:value="-2.2">
            <text:p>-2.2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8780645E-4</text:p>
          </table:table-cell>
          <table:table-cell office:value-type="string">
            <text:p>7.453287E-4</text:p>
          </table:table-cell>
          <table:table-cell office:value-type="float" office:value="1.014">
            <text:p>1.014</text:p>
          </table:table-cell>
          <table:table-cell office:value-type="float" office:value="0.030246712">
            <text:p>0.030246712</text:p>
          </table:table-cell>
        </table:table-row>
        <table:table-row table:style-name="ro1">
          <table:table-cell office:value-type="float" office:value="347.9">
            <text:p>347.9</text:p>
          </table:table-cell>
          <table:table-cell office:value-type="float" office:value="-2.2">
            <text:p>-2.2</text:p>
          </table:table-cell>
          <table:table-cell office:value-type="float" office:value="-0.10000001">
            <text:p>-0.10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1219186E-4</text:p>
          </table:table-cell>
          <table:table-cell office:value-type="float" office:value="0.0017453284">
            <text:p>0.0017453284</text:p>
          </table:table-cell>
          <table:table-cell office:value-type="float" office:value="1.015">
            <text:p>1.015</text:p>
          </table:table-cell>
          <table:table-cell office:value-type="float" office:value="0.06658502">
            <text:p>0.06658502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317896E-4</text:p>
          </table:table-cell>
          <table:table-cell office:value-type="string">
            <text:p>5.093487E-4</text:p>
          </table:table-cell>
          <table:table-cell office:value-type="float" office:value="1.013">
            <text:p>1.013</text:p>
          </table:table-cell>
          <table:table-cell office:value-type="float" office:value="0.0189405">
            <text:p>0.0189405</text:p>
          </table:table-cell>
        </table:table-row>
        <table:table-row table:style-name="ro1">
          <table:table-cell office:value-type="float" office:value="348.4">
            <text:p>348.4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682087E-4</text:p>
          </table:table-cell>
          <table:table-cell office:value-type="string">
            <text:p>5.093487E-4</text:p>
          </table:table-cell>
          <table:table-cell office:value-type="float" office:value="1.018">
            <text:p>1.018</text:p>
          </table:table-cell>
          <table:table-cell office:value-type="float" office:value="0.03623732">
            <text:p>0.03623732</text:p>
          </table:table-cell>
        </table:table-row>
        <table:table-row table:style-name="ro1">
          <table:table-cell office:value-type="float" office:value="348.8">
            <text:p>348.8</text:p>
          </table:table-cell>
          <table:table-cell office:value-type="float" office:value="-2.6">
            <text:p>-2.6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6370155">
            <text:p>-0.0016370155</text:p>
          </table:table-cell>
          <table:table-cell office:value-type="string">
            <text:p>8.2305074E-4</text:p>
          </table:table-cell>
          <table:table-cell office:value-type="float" office:value="1.034">
            <text:p>1.034</text:p>
          </table:table-cell>
          <table:table-cell office:value-type="float" office:value="0.065962">
            <text:p>0.065962</text:p>
          </table:table-cell>
        </table:table-row>
        <table:table-row table:style-name="ro1">
          <table:table-cell office:value-type="float" office:value="349.8">
            <text:p>349.8</text:p>
          </table:table-cell>
          <table:table-cell office:value-type="float" office:value="-2.6">
            <text:p>-2.6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3701347E-4</text:p>
          </table:table-cell>
          <table:table-cell office:value-type="float" office:value="0.0039514564">
            <text:p>0.0039514564</text:p>
          </table:table-cell>
          <table:table-cell office:value-type="float" office:value="1.042">
            <text:p>1.042</text:p>
          </table:table-cell>
          <table:table-cell office:value-type="float" office:value="0.14408913">
            <text:p>0.14408913</text:p>
          </table:table-cell>
        </table:table-row>
        <table:table-row table:style-name="ro1">
          <table:table-cell office:value-type="float" office:value="350.5">
            <text:p>350.5</text:p>
          </table:table-cell>
          <table:table-cell office:value-type="float" office:value="-2.4">
            <text:p>-2.4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243485">
            <text:p>-0.0011243485</text:p>
          </table:table-cell>
          <table:table-cell office:value-type="float" office:value="0.0061542466">
            <text:p>0.0061542466</text:p>
          </table:table-cell>
          <table:table-cell office:value-type="float" office:value="1.048">
            <text:p>1.048</text:p>
          </table:table-cell>
          <table:table-cell office:value-type="float" office:value="0.22522005">
            <text:p>0.22522005</text:p>
          </table:table-cell>
        </table:table-row>
        <table:table-row table:style-name="ro1">
          <table:table-cell office:value-type="float" office:value="350.7">
            <text:p>350.7</text:p>
          </table:table-cell>
          <table:table-cell office:value-type="float" office:value="-2.4">
            <text:p>-2.4</text:p>
          </table:table-cell>
          <table:table-cell office:value-type="float" office:value="6.1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243485">
            <text:p>-0.0011243485</text:p>
          </table:table-cell>
          <table:table-cell office:value-type="float" office:value="0.006735936">
            <text:p>0.006735936</text:p>
          </table:table-cell>
          <table:table-cell office:value-type="float" office:value="1.051">
            <text:p>1.051</text:p>
          </table:table-cell>
          <table:table-cell office:value-type="float" office:value="0.2458487">
            <text:p>0.2458487</text:p>
          </table:table-cell>
        </table:table-row>
        <table:table-row table:style-name="ro1">
          <table:table-cell office:value-type="float" office:value="351.6">
            <text:p>351.6</text:p>
          </table:table-cell>
          <table:table-cell office:value-type="float" office:value="-1.9">
            <text:p>-1.9</text:p>
          </table:table-cell>
          <table:table-cell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8448196">
            <text:p>-0.0018448196</text:p>
          </table:table-cell>
          <table:table-cell office:value-type="float" office:value="0.008098751">
            <text:p>0.008098751</text:p>
          </table:table-cell>
          <table:table-cell office:value-type="float" office:value="1.041">
            <text:p>1.041</text:p>
          </table:table-cell>
          <table:table-cell office:value-type="float" office:value="0.2990237">
            <text:p>0.2990237</text:p>
          </table:table-cell>
        </table:table-row>
        <table:table-row table:style-name="ro1">
          <table:table-cell office:value-type="float" office:value="352.4">
            <text:p>352.4</text:p>
          </table:table-cell>
          <table:table-cell office:value-type="float" office:value="-1.5">
            <text:p>-1.5</text:p>
          </table:table-cell>
          <table:table-cell office:value-type="float" office:value="9.9">
            <text:p>9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7694943E-4</text:p>
          </table:table-cell>
          <table:table-cell office:value-type="float" office:value="0.008070901">
            <text:p>0.008070901</text:p>
          </table:table-cell>
          <table:table-cell office:value-type="float" office:value="1.025">
            <text:p>1.025</text:p>
          </table:table-cell>
          <table:table-cell office:value-type="float" office:value="0.29062235">
            <text:p>0.29062235</text:p>
          </table:table-cell>
        </table:table-row>
        <table:table-row table:style-name="ro1">
          <table:table-cell office:value-type="float" office:value="351.7">
            <text:p>351.7</text:p>
          </table:table-cell>
          <table:table-cell office:value-type="float" office:value="-0.8">
            <text:p>-0.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float" office:value="0.0071910024">
            <text:p>0.0071910024</text:p>
          </table:table-cell>
          <table:table-cell office:value-type="float" office:value="1.01">
            <text:p>1.01</text:p>
          </table:table-cell>
          <table:table-cell office:value-type="float" office:value="0.25887978">
            <text:p>0.25887978</text:p>
          </table:table-cell>
        </table:table-row>
        <table:table-row table:style-name="ro1">
          <table:table-cell office:value-type="float" office:value="350.9">
            <text:p>350.9</text:p>
          </table:table-cell>
          <table:table-cell office:value-type="float" office:value="0">
            <text:p>0</text:p>
          </table:table-cell>
          <table:table-cell office:value-type="float" office:value="12.099999">
            <text:p>12.09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381445">
            <text:p>0.010381445</text:p>
          </table:table-cell>
          <table:table-cell office:value-type="float" office:value="1.018">
            <text:p>1.018</text:p>
          </table:table-cell>
          <table:table-cell office:value-type="float" office:value="0.37373215">
            <text:p>0.37373215</text:p>
          </table:table-cell>
        </table:table-row>
        <table:table-row table:style-name="ro1">
          <table:table-cell office:value-type="float" office:value="346.2">
            <text:p>346.2</text:p>
          </table:table-cell>
          <table:table-cell office:value-type="float" office:value="0.7">
            <text:p>0.7</text:p>
          </table:table-cell>
          <table:table-cell office:value-type="float" office:value="11.7">
            <text:p>11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829994">
            <text:p>0.0017829994</text:p>
          </table:table-cell>
          <table:table-cell office:value-type="float" office:value="0.011212692">
            <text:p>0.011212692</text:p>
          </table:table-cell>
          <table:table-cell office:value-type="float" office:value="1.025">
            <text:p>1.025</text:p>
          </table:table-cell>
          <table:table-cell office:value-type="float" office:value="0.40872863">
            <text:p>0.40872863</text:p>
          </table:table-cell>
        </table:table-row>
        <table:table-row table:style-name="ro1">
          <table:table-cell office:value-type="float" office:value="345.9">
            <text:p>345.9</text:p>
          </table:table-cell>
          <table:table-cell office:value-type="float" office:value="1.5">
            <text:p>1.5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23051">
            <text:p>0.002823051</text:p>
          </table:table-cell>
          <table:table-cell office:value-type="float" office:value="0.0065603703">
            <text:p>0.0065603703</text:p>
          </table:table-cell>
          <table:table-cell office:value-type="float" office:value="1.007">
            <text:p>1.007</text:p>
          </table:table-cell>
          <table:table-cell office:value-type="float" office:value="0.2571119">
            <text:p>0.2571119</text:p>
          </table:table-cell>
        </table:table-row>
        <table:table-row table:style-name="ro1">
          <table:table-cell office:value-type="float" office:value="343.9">
            <text:p>343.9</text:p>
          </table:table-cell>
          <table:table-cell office:value-type="float" office:value="2.7">
            <text:p>2.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935464">
            <text:p>0.0018935464</text:p>
          </table:table-cell>
          <table:table-cell office:value-type="float" office:value="0.0041909963">
            <text:p>0.0041909963</text:p>
          </table:table-cell>
          <table:table-cell office:value-type="float" office:value="0.996">
            <text:p>0.996</text:p>
          </table:table-cell>
          <table:table-cell office:value-type="float" office:value="0.16556087">
            <text:p>0.16556087</text:p>
          </table:table-cell>
        </table:table-row>
        <table:table-row table:style-name="ro1">
          <table:table-cell office:value-type="float" office:value="337.8">
            <text:p>337.8</text:p>
          </table:table-cell>
          <table:table-cell office:value-type="float" office:value="3.7">
            <text:p>3.7</text:p>
          </table:table-cell>
          <table:table-cell office:value-type="float" office:value="8.7">
            <text:p>8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676953E-4</text:p>
          </table:table-cell>
          <table:table-cell office:value-type="string">
            <text:p>-2.6081502E-4</text:p>
          </table:table-cell>
          <table:table-cell office:value-type="float" office:value="0.976">
            <text:p>0.976</text:p>
          </table:table-cell>
          <table:table-cell office:value-type="float" office:value="0.019278258">
            <text:p>0.019278258</text:p>
          </table:table-cell>
        </table:table-row>
        <table:table-row table:style-name="ro1">
          <table:table-cell office:value-type="float" office:value="334.8">
            <text:p>334.8</text:p>
          </table:table-cell>
          <table:table-cell office:value-type="float" office:value="4.6">
            <text:p>4.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9892305E-4</text:p>
          </table:table-cell>
          <table:table-cell office:value-type="float" office:value="-0.0032032132">
            <text:p>-0.0032032132</text:p>
          </table:table-cell>
          <table:table-cell office:value-type="float" office:value="0.96">
            <text:p>0.96</text:p>
          </table:table-cell>
          <table:table-cell office:value-type="float" office:value="0.11553798">
            <text:p>0.11553798</text:p>
          </table:table-cell>
        </table:table-row>
        <table:table-row table:style-name="ro1">
          <table:table-cell office:value-type="float" office:value="330.3">
            <text:p>330.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0563006">
            <text:p>-0.0020563006</text:p>
          </table:table-cell>
          <table:table-cell office:value-type="float" office:value="-0.002155736">
            <text:p>-0.002155736</text:p>
          </table:table-cell>
          <table:table-cell office:value-type="float" office:value="0.957">
            <text:p>0.957</text:p>
          </table:table-cell>
          <table:table-cell office:value-type="float" office:value="0.10725098">
            <text:p>0.10725098</text:p>
          </table:table-cell>
        </table:table-row>
        <table:table-row table:style-name="ro1">
          <table:table-cell office:value-type="float" office:value="326.7">
            <text:p>326.7</text:p>
          </table:table-cell>
          <table:table-cell office:value-type="float" office:value="6.7">
            <text:p>6.7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6707351">
            <text:p>-0.0026707351</text:p>
          </table:table-cell>
          <table:table-cell office:value-type="string">
            <text:p>1.2434646E-4</text:p>
          </table:table-cell>
          <table:table-cell office:value-type="float" office:value="0.956">
            <text:p>0.956</text:p>
          </table:table-cell>
          <table:table-cell office:value-type="float" office:value="0.09625077">
            <text:p>0.09625077</text:p>
          </table:table-cell>
        </table:table-row>
        <table:table-row table:style-name="ro1">
          <table:table-cell office:value-type="float" office:value="320.4">
            <text:p>320.4</text:p>
          </table:table-cell>
          <table:table-cell office:value-type="float" office:value="7.4">
            <text:p>7.4</text:p>
          </table:table-cell>
          <table:table-cell office:value-type="float" office:value="-1.3">
            <text:p>-1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955879E-4</text:p>
          </table:table-cell>
          <table:table-cell office:value-type="string">
            <text:p>6.873328E-4</text:p>
          </table:table-cell>
          <table:table-cell office:value-type="float" office:value="0.977">
            <text:p>0.977</text:p>
          </table:table-cell>
          <table:table-cell office:value-type="float" office:value="0.03784961">
            <text:p>0.03784961</text:p>
          </table:table-cell>
        </table:table-row>
        <table:table-row table:style-name="ro1">
          <table:table-cell office:value-type="float" office:value="322.4">
            <text:p>322.4</text:p>
          </table:table-cell>
          <table:table-cell office:value-type="float" office:value="8.1">
            <text:p>8.1</text:p>
          </table:table-cell>
          <table:table-cell office:value-type="float" office:value="-1.8">
            <text:p>-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9.0123713E-4</text:p>
          </table:table-cell>
          <table:table-cell office:value-type="string">
            <text:p>4.1075796E-4</text:p>
          </table:table-cell>
          <table:table-cell office:value-type="float" office:value="0.972">
            <text:p>0.972</text:p>
          </table:table-cell>
          <table:table-cell office:value-type="float" office:value="0.035655618">
            <text:p>0.035655618</text:p>
          </table:table-cell>
        </table:table-row>
        <table:table-row table:style-name="ro1">
          <table:table-cell office:value-type="float" office:value="319.2">
            <text:p>319.2</text:p>
          </table:table-cell>
          <table:table-cell office:value-type="float" office:value="9">
            <text:p>9</text:p>
          </table:table-cell>
          <table:table-cell office:value-type="float" office:value="-4.9">
            <text:p>-4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4.3447316E-4</text:p>
          </table:table-cell>
          <table:table-cell office:value-type="float" office:value="0.0014169216">
            <text:p>0.0014169216</text:p>
          </table:table-cell>
          <table:table-cell office:value-type="float" office:value="0.967">
            <text:p>0.967</text:p>
          </table:table-cell>
          <table:table-cell office:value-type="float" office:value="0.05335349">
            <text:p>0.05335349</text:p>
          </table:table-cell>
        </table:table-row>
        <table:table-row table:style-name="ro1">
          <table:table-cell office:value-type="float" office:value="321.1">
            <text:p>321.1</text:p>
          </table:table-cell>
          <table:table-cell office:value-type="float" office:value="10">
            <text:p>10</text:p>
          </table:table-cell>
          <table:table-cell office:value-type="float" office:value="-5.9">
            <text:p>-5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6481768">
            <text:p>-0.0036481768</text:p>
          </table:table-cell>
          <table:table-cell office:value-type="float" office:value="0.0037925392">
            <text:p>0.0037925392</text:p>
          </table:table-cell>
          <table:table-cell office:value-type="float" office:value="0.951">
            <text:p>0.951</text:p>
          </table:table-cell>
          <table:table-cell office:value-type="float" office:value="0.1894455">
            <text:p>0.1894455</text:p>
          </table:table-cell>
        </table:table-row>
        <table:table-row table:style-name="ro1">
          <table:table-cell office:value-type="float" office:value="321.1">
            <text:p>321.1</text:p>
          </table:table-cell>
          <table:table-cell office:value-type="float" office:value="10.9">
            <text:p>10.9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0954202">
            <text:p>-0.0040954202</text:p>
          </table:table-cell>
          <table:table-cell office:value-type="float" office:value="0.004064612">
            <text:p>0.004064612</text:p>
          </table:table-cell>
          <table:table-cell office:value-type="float" office:value="0.948">
            <text:p>0.948</text:p>
          </table:table-cell>
          <table:table-cell office:value-type="float" office:value="0.20772213">
            <text:p>0.20772213</text:p>
          </table:table-cell>
        </table:table-row>
        <table:table-row table:style-name="ro1">
          <table:table-cell office:value-type="float" office:value="320.6">
            <text:p>320.6</text:p>
          </table:table-cell>
          <table:table-cell office:value-type="float" office:value="11.5">
            <text:p>11.5</text:p>
          </table:table-cell>
          <table:table-cell office:value-type="float" office:value="-7.8">
            <text:p>-7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367922">
            <text:p>-0.006367922</text:p>
          </table:table-cell>
          <table:table-cell office:value-type="float" office:value="0.004715562">
            <text:p>0.004715562</text:p>
          </table:table-cell>
          <table:table-cell office:value-type="float" office:value="0.936">
            <text:p>0.936</text:p>
          </table:table-cell>
          <table:table-cell office:value-type="float" office:value="0.28525773">
            <text:p>0.28525773</text:p>
          </table:table-cell>
        </table:table-row>
        <table:table-row table:style-name="ro1">
          <table:table-cell office:value-type="float" office:value="322.5">
            <text:p>322.5</text:p>
          </table:table-cell>
          <table:table-cell office:value-type="float" office:value="12.2">
            <text:p>12.2</text:p>
          </table:table-cell>
          <table:table-cell office:value-type="float" office:value="-8.5">
            <text:p>-8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324781">
            <text:p>-0.005324781</text:p>
          </table:table-cell>
          <table:table-cell office:value-type="float" office:value="0.0048093945">
            <text:p>0.0048093945</text:p>
          </table:table-cell>
          <table:table-cell office:value-type="float" office:value="0.937">
            <text:p>0.937</text:p>
          </table:table-cell>
          <table:table-cell office:value-type="float" office:value="0.25830752">
            <text:p>0.25830752</text:p>
          </table:table-cell>
        </table:table-row>
        <table:table-row table:style-name="ro1">
          <table:table-cell office:value-type="float" office:value="323.7">
            <text:p>323.7</text:p>
          </table:table-cell>
          <table:table-cell office:value-type="float" office:value="12.6">
            <text:p>12.6</text:p>
          </table:table-cell>
          <table:table-cell office:value-type="float" office:value="-9.1">
            <text:p>-9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143236">
            <text:p>-0.003143236</text:p>
          </table:table-cell>
          <table:table-cell office:value-type="float" office:value="0.0031580627">
            <text:p>0.0031580627</text:p>
          </table:table-cell>
          <table:table-cell office:value-type="float" office:value="0.944">
            <text:p>0.944</text:p>
          </table:table-cell>
          <table:table-cell office:value-type="float" office:value="0.16040547">
            <text:p>0.16040547</text:p>
          </table:table-cell>
        </table:table-row>
        <table:table-row table:style-name="ro1">
          <table:table-cell office:value-type="float" office:value="326.3">
            <text:p>326.3</text:p>
          </table:table-cell>
          <table:table-cell office:value-type="float" office:value="13.2">
            <text:p>13.2</text:p>
          </table:table-cell>
          <table:table-cell office:value-type="float" office:value="-9.5">
            <text:p>-9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350854">
            <text:p>-0.003350854</text:p>
          </table:table-cell>
          <table:table-cell office:value-type="float" office:value="0.0040475875">
            <text:p>0.0040475875</text:p>
          </table:table-cell>
          <table:table-cell office:value-type="float" office:value="0.939">
            <text:p>0.939</text:p>
          </table:table-cell>
          <table:table-cell office:value-type="float" office:value="0.189167">
            <text:p>0.189167</text:p>
          </table:table-cell>
        </table:table-row>
        <table:table-row table:style-name="ro1">
          <table:table-cell office:value-type="float" office:value="326.3">
            <text:p>326.3</text:p>
          </table:table-cell>
          <table:table-cell office:value-type="float" office:value="13.4">
            <text:p>13.4</text:p>
          </table:table-cell>
          <table:table-cell office:value-type="float" office:value="-10.2">
            <text:p>-1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478893E-4</text:p>
          </table:table-cell>
          <table:table-cell office:value-type="float" office:value="0.0020847172">
            <text:p>0.0020847172</text:p>
          </table:table-cell>
          <table:table-cell office:value-type="float" office:value="0.946">
            <text:p>0.946</text:p>
          </table:table-cell>
          <table:table-cell office:value-type="float" office:value="0.07973331">
            <text:p>0.07973331</text:p>
          </table:table-cell>
        </table:table-row>
        <table:table-row table:style-name="ro1">
          <table:table-cell office:value-type="float" office:value="327.3">
            <text:p>327.3</text:p>
          </table:table-cell>
          <table:table-cell office:value-type="float" office:value="13.7">
            <text:p>13.7</text:p>
          </table:table-cell>
          <table:table-cell office:value-type="float" office:value="-10.1">
            <text:p>-1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618733">
            <text:p>0.0011618733</text:p>
          </table:table-cell>
          <table:table-cell office:value-type="float" office:value="0.0013667196">
            <text:p>0.0013667196</text:p>
          </table:table-cell>
          <table:table-cell office:value-type="float" office:value="0.948">
            <text:p>0.948</text:p>
          </table:table-cell>
          <table:table-cell office:value-type="float" office:value="0.064578496">
            <text:p>0.064578496</text:p>
          </table:table-cell>
        </table:table-row>
        <table:table-row table:style-name="ro1">
          <table:table-cell office:value-type="float" office:value="325.7">
            <text:p>325.7</text:p>
          </table:table-cell>
          <table:table-cell office:value-type="float" office:value="13.7">
            <text:p>13.7</text:p>
          </table:table-cell>
          <table:table-cell office:value-type="float" office:value="-11.2">
            <text:p>-1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1618665">
            <text:p>0.0051618665</text:p>
          </table:table-cell>
          <table:table-cell office:value-type="float" office:value="-0.0017656535">
            <text:p>-0.0017656535</text:p>
          </table:table-cell>
          <table:table-cell office:value-type="float" office:value="0.961">
            <text:p>0.961</text:p>
          </table:table-cell>
          <table:table-cell office:value-type="float" office:value="0.19639787">
            <text:p>0.19639787</text:p>
          </table:table-cell>
        </table:table-row>
        <table:table-row table:style-name="ro1">
          <table:table-cell office:value-type="float" office:value="328.3">
            <text:p>328.3</text:p>
          </table:table-cell>
          <table:table-cell office:value-type="float" office:value="14.1">
            <text:p>14.1</text:p>
          </table:table-cell>
          <table:table-cell office:value-type="float" office:value="-10.2">
            <text:p>-1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150156E-4</text:p>
          </table:table-cell>
          <table:table-cell office:value-type="float" office:value="0.0010847151">
            <text:p>0.0010847151</text:p>
          </table:table-cell>
          <table:table-cell office:value-type="float" office:value="0.944">
            <text:p>0.944</text:p>
          </table:table-cell>
          <table:table-cell office:value-type="float" office:value="0.044889867">
            <text:p>0.044889867</text:p>
          </table:table-cell>
        </table:table-row>
        <table:table-row table:style-name="ro1">
          <table:table-cell office:value-type="float" office:value="326.9">
            <text:p>326.9</text:p>
          </table:table-cell>
          <table:table-cell office:value-type="float" office:value="14.1">
            <text:p>14.1</text:p>
          </table:table-cell>
          <table:table-cell office:value-type="float" office:value="-10.1">
            <text:p>-1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849864E-4</text:p>
          </table:table-cell>
          <table:table-cell office:value-type="string">
            <text:p>3.6671758E-4</text:p>
          </table:table-cell>
          <table:table-cell office:value-type="float" office:value="0.95">
            <text:p>0.95</text:p>
          </table:table-cell>
          <table:table-cell office:value-type="float" office:value="0.019141056">
            <text:p>0.01914105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3.9">
            <text:p>13.9</text:p>
          </table:table-cell>
          <table:table-cell office:value-type="float" office:value="-10.1">
            <text:p>-1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7719736">
            <text:p>0.0027719736</text:p>
          </table:table-cell>
          <table:table-cell office:value-type="float" office:value="-0.0026332736">
            <text:p>-0.0026332736</text:p>
          </table:table-cell>
          <table:table-cell office:value-type="float" office:value="0.958">
            <text:p>0.958</text:p>
          </table:table-cell>
          <table:table-cell office:value-type="float" office:value="0.13764057">
            <text:p>0.13764057</text:p>
          </table:table-cell>
        </table:table-row>
        <table:table-row table:style-name="ro1">
          <table:table-cell office:value-type="float" office:value="319.6">
            <text:p>319.6</text:p>
          </table:table-cell>
          <table:table-cell office:value-type="float" office:value="14.2">
            <text:p>14.2</text:p>
          </table:table-cell>
          <table:table-cell office:value-type="float" office:value="-11.400001">
            <text:p>-11.4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692612">
            <text:p>0.003692612</text:p>
          </table:table-cell>
          <table:table-cell office:value-type="float" office:value="-0.0023426563">
            <text:p>-0.0023426563</text:p>
          </table:table-cell>
          <table:table-cell office:value-type="float" office:value="0.956">
            <text:p>0.956</text:p>
          </table:table-cell>
          <table:table-cell office:value-type="float" office:value="0.15742935">
            <text:p>0.15742935</text:p>
          </table:table-cell>
        </table:table-row>
        <table:table-row table:style-name="ro1">
          <table:table-cell office:value-type="float" office:value="314.4">
            <text:p>314.4</text:p>
          </table:table-cell>
          <table:table-cell office:value-type="float" office:value="13.8">
            <text:p>13.8</text:p>
          </table:table-cell>
          <table:table-cell office:value-type="float" office:value="-12.2">
            <text:p>-12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4665357">
            <text:p>0.0054665357</text:p>
          </table:table-cell>
          <table:table-cell office:value-type="float" office:value="-0.0036752224">
            <text:p>-0.0036752224</text:p>
          </table:table-cell>
          <table:table-cell office:value-type="float" office:value="0.962">
            <text:p>0.962</text:p>
          </table:table-cell>
          <table:table-cell office:value-type="float" office:value="0.23713678">
            <text:p>0.23713678</text:p>
          </table:table-cell>
        </table:table-row>
        <table:table-row table:style-name="ro1">
          <table:table-cell office:value-type="float" office:value="309.4">
            <text:p>309.4</text:p>
          </table:table-cell>
          <table:table-cell office:value-type="float" office:value="13.8">
            <text:p>13.8</text:p>
          </table:table-cell>
          <table:table-cell office:value-type="float" office:value="-13.1">
            <text:p>-13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4665397">
            <text:p>0.0074665397</text:p>
          </table:table-cell>
          <table:table-cell office:value-type="float" office:value="-0.0063486993">
            <text:p>-0.0063486993</text:p>
          </table:table-cell>
          <table:table-cell office:value-type="float" office:value="0.966">
            <text:p>0.966</text:p>
          </table:table-cell>
          <table:table-cell office:value-type="float" office:value="0.35282803">
            <text:p>0.35282803</text:p>
          </table:table-cell>
        </table:table-row>
        <table:table-row table:style-name="ro1">
          <table:table-cell office:value-type="float" office:value="304.4">
            <text:p>304.4</text:p>
          </table:table-cell>
          <table:table-cell office:value-type="float" office:value="13.7">
            <text:p>13.7</text:p>
          </table:table-cell>
          <table:table-cell office:value-type="float" office:value="-14.2">
            <text:p>-1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1618706">
            <text:p>0.0071618706</text:p>
          </table:table-cell>
          <table:table-cell office:value-type="float" office:value="-0.005692601">
            <text:p>-0.005692601</text:p>
          </table:table-cell>
          <table:table-cell office:value-type="float" office:value="0.962">
            <text:p>0.962</text:p>
          </table:table-cell>
          <table:table-cell office:value-type="float" office:value="0.32935214">
            <text:p>0.32935214</text:p>
          </table:table-cell>
        </table:table-row>
        <table:table-row table:style-name="ro1">
          <table:table-cell office:value-type="float" office:value="301.4">
            <text:p>301.4</text:p>
          </table:table-cell>
          <table:table-cell office:value-type="float" office:value="13.5">
            <text:p>13.5</text:p>
          </table:table-cell>
          <table:table-cell office:value-type="float" office:value="-15.1">
            <text:p>-15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5546415">
            <text:p>0.0105546415</text:p>
          </table:table-cell>
          <table:table-cell office:value-type="float" office:value="-0.009495467">
            <text:p>-0.009495467</text:p>
          </table:table-cell>
          <table:table-cell office:value-type="float" office:value="0.973">
            <text:p>0.973</text:p>
          </table:table-cell>
          <table:table-cell office:value-type="float" office:value="0.5111042">
            <text:p>0.5111042</text:p>
          </table:table-cell>
        </table:table-row>
        <table:table-row table:style-name="ro1">
          <table:table-cell office:value-type="float" office:value="297.2">
            <text:p>297.2</text:p>
          </table:table-cell>
          <table:table-cell office:value-type="float" office:value="13.5">
            <text:p>13.5</text:p>
          </table:table-cell>
          <table:table-cell office:value-type="float" office:value="-16.8">
            <text:p>-16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5546435">
            <text:p>0.0115546435</text:p>
          </table:table-cell>
          <table:table-cell office:value-type="float" office:value="-0.010968208">
            <text:p>-0.010968208</text:p>
          </table:table-cell>
          <table:table-cell office:value-type="float" office:value="0.963">
            <text:p>0.963</text:p>
          </table:table-cell>
          <table:table-cell office:value-type="float" office:value="0.5735327">
            <text:p>0.5735327</text:p>
          </table:table-cell>
        </table:table-row>
        <table:table-row table:style-name="ro1">
          <table:table-cell office:value-type="float" office:value="293.5">
            <text:p>293.5</text:p>
          </table:table-cell>
          <table:table-cell office:value-type="float" office:value="13.9">
            <text:p>13.9</text:p>
          </table:table-cell>
          <table:table-cell office:value-type="float" office:value="-19.199999">
            <text:p>-19.1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771971">
            <text:p>0.008771971</text:p>
          </table:table-cell>
          <table:table-cell office:value-type="float" office:value="-0.011133373">
            <text:p>-0.011133373</text:p>
          </table:table-cell>
          <table:table-cell office:value-type="float" office:value="0.942">
            <text:p>0.942</text:p>
          </table:table-cell>
          <table:table-cell office:value-type="float" office:value="0.5102606">
            <text:p>0.5102606</text:p>
          </table:table-cell>
        </table:table-row>
        <table:table-row table:style-name="ro1">
          <table:table-cell office:value-type="float" office:value="290.1">
            <text:p>290.1</text:p>
          </table:table-cell>
          <table:table-cell office:value-type="float" office:value="13.8">
            <text:p>13.8</text:p>
          </table:table-cell>
          <table:table-cell office:value-type="float" office:value="-21.5">
            <text:p>-2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466507">
            <text:p>0.013466507</text:p>
          </table:table-cell>
          <table:table-cell office:value-type="float" office:value="-0.019498765">
            <text:p>-0.019498765</text:p>
          </table:table-cell>
          <table:table-cell office:value-type="float" office:value="0.944">
            <text:p>0.944</text:p>
          </table:table-cell>
          <table:table-cell office:value-type="float" office:value="0.8530928">
            <text:p>0.853092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.8">
            <text:p>13.8</text:p>
          </table:table-cell>
          <table:table-cell office:value-type="float" office:value="-23.199999">
            <text:p>-23.1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466524">
            <text:p>0.014466524</text:p>
          </table:table-cell>
          <table:table-cell office:value-type="float" office:value="-0.02205807">
            <text:p>-0.02205807</text:p>
          </table:table-cell>
          <table:table-cell office:value-type="float" office:value="0.937">
            <text:p>0.937</text:p>
          </table:table-cell>
          <table:table-cell office:value-type="float" office:value="0.9496354">
            <text:p>0.9496354</text:p>
          </table:table-cell>
        </table:table-row>
        <table:table-row table:style-name="ro1">
          <table:table-cell office:value-type="float" office:value="286.8">
            <text:p>286.8</text:p>
          </table:table-cell>
          <table:table-cell office:value-type="float" office:value="13.6">
            <text:p>13.6</text:p>
          </table:table-cell>
          <table:table-cell office:value-type="float" office:value="-24">
            <text:p>-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57883">
            <text:p>0.019857883</text:p>
          </table:table-cell>
          <table:table-cell office:value-type="float" office:value="-0.03226334">
            <text:p>-0.03226334</text:p>
          </table:table-cell>
          <table:table-cell office:value-type="float" office:value="0.951">
            <text:p>0.951</text:p>
          </table:table-cell>
          <table:table-cell office:value-type="float" office:value="1.3638532">
            <text:p>1.3638532</text:p>
          </table:table-cell>
        </table:table-row>
        <table:table-row table:style-name="ro1">
          <table:table-cell office:value-type="float" office:value="287.2">
            <text:p>287.2</text:p>
          </table:table-cell>
          <table:table-cell office:value-type="float" office:value="14.1">
            <text:p>14.1</text:p>
          </table:table-cell>
          <table:table-cell office:value-type="float" office:value="-24.099998">
            <text:p>-24.099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84974">
            <text:p>0.016384974</text:p>
          </table:table-cell>
          <table:table-cell office:value-type="float" office:value="-0.026669562">
            <text:p>-0.026669562</text:p>
          </table:table-cell>
          <table:table-cell office:value-type="float" office:value="0.934">
            <text:p>0.934</text:p>
          </table:table-cell>
          <table:table-cell office:value-type="float" office:value="1.1268249">
            <text:p>1.1268249</text:p>
          </table:table-cell>
        </table:table-row>
        <table:table-row table:style-name="ro1">
          <table:table-cell office:value-type="float" office:value="288.4">
            <text:p>288.4</text:p>
          </table:table-cell>
          <table:table-cell office:value-type="float" office:value="14.4">
            <text:p>14.4</text:p>
          </table:table-cell>
          <table:table-cell office:value-type="float" office:value="-23.8">
            <text:p>-23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310124">
            <text:p>0.015310124</text:p>
          </table:table-cell>
          <table:table-cell office:value-type="float" office:value="-0.021454692">
            <text:p>-0.021454692</text:p>
          </table:table-cell>
          <table:table-cell office:value-type="float" office:value="0.927">
            <text:p>0.927</text:p>
          </table:table-cell>
          <table:table-cell office:value-type="float" office:value="0.9488605">
            <text:p>0.9488605</text:p>
          </table:table-cell>
        </table:table-row>
        <table:table-row table:style-name="ro1">
          <table:table-cell office:value-type="float" office:value="290.9">
            <text:p>290.9</text:p>
          </table:table-cell>
          <table:table-cell office:value-type="float" office:value="14.4">
            <text:p>14.4</text:p>
          </table:table-cell>
          <table:table-cell office:value-type="float" office:value="-21.9">
            <text:p>-2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310103">
            <text:p>0.012310103</text:p>
          </table:table-cell>
          <table:table-cell office:value-type="float" office:value="-0.0140122175">
            <text:p>-0.0140122175</text:p>
          </table:table-cell>
          <table:table-cell office:value-type="float" office:value="0.923">
            <text:p>0.923</text:p>
          </table:table-cell>
          <table:table-cell office:value-type="float" office:value="0.6714566">
            <text:p>0.6714566</text:p>
          </table:table-cell>
        </table:table-row>
        <table:table-row table:style-name="ro1">
          <table:table-cell office:value-type="float" office:value="291.4">
            <text:p>291.4</text:p>
          </table:table-cell>
          <table:table-cell office:value-type="float" office:value="14.6">
            <text:p>14.6</text:p>
          </table:table-cell>
          <table:table-cell office:value-type="float" office:value="-21.9">
            <text:p>-2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930628">
            <text:p>0.010930628</text:p>
          </table:table-cell>
          <table:table-cell office:value-type="float" office:value="-0.0140122175">
            <text:p>-0.0140122175</text:p>
          </table:table-cell>
          <table:table-cell office:value-type="float" office:value="0.922">
            <text:p>0.922</text:p>
          </table:table-cell>
          <table:table-cell office:value-type="float" office:value="0.63976884">
            <text:p>0.63976884</text:p>
          </table:table-cell>
        </table:table-row>
        <table:table-row table:style-name="ro1">
          <table:table-cell office:value-type="float" office:value="294.3">
            <text:p>294.3</text:p>
          </table:table-cell>
          <table:table-cell office:value-type="float" office:value="15.2">
            <text:p>15.2</text:p>
          </table:table-cell>
          <table:table-cell office:value-type="float" office:value="-19.099998">
            <text:p>-19.09999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1892061">
            <text:p>-0.0031892061</text:p>
          </table:table-cell>
          <table:table-cell office:value-type="float" office:value="0.006217897">
            <text:p>0.006217897</text:p>
          </table:table-cell>
          <table:table-cell office:value-type="float" office:value="0.89">
            <text:p>0.89</text:p>
          </table:table-cell>
          <table:table-cell office:value-type="float" office:value="0.25157115">
            <text:p>0.25157115</text:p>
          </table:table-cell>
        </table:table-row>
        <table:table-row table:style-name="ro1">
          <table:table-cell office:value-type="float" office:value="299.7">
            <text:p>299.7</text:p>
          </table:table-cell>
          <table:table-cell office:value-type="float" office:value="14.8">
            <text:p>14.8</text:p>
          </table:table-cell>
          <table:table-cell office:value-type="float" office:value="-13.900001">
            <text:p>-13.9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4457804">
            <text:p>-0.0064457804</text:p>
          </table:table-cell>
          <table:table-cell office:value-type="float" office:value="0.0072280318">
            <text:p>0.0072280318</text:p>
          </table:table-cell>
          <table:table-cell office:value-type="float" office:value="0.909">
            <text:p>0.909</text:p>
          </table:table-cell>
          <table:table-cell office:value-type="float" office:value="0.34864777">
            <text:p>0.34864777</text:p>
          </table:table-cell>
        </table:table-row>
        <table:table-row table:style-name="ro1">
          <table:table-cell office:value-type="float" office:value="304.9">
            <text:p>304.9</text:p>
          </table:table-cell>
          <table:table-cell office:value-type="float" office:value="14.5">
            <text:p>14.5</text:p>
          </table:table-cell>
          <table:table-cell office:value-type="float" office:value="-9.8">
            <text:p>-9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380013">
            <text:p>-0.009380013</text:p>
          </table:table-cell>
          <table:table-cell office:value-type="float" office:value="0.0072094947">
            <text:p>0.0072094947</text:p>
          </table:table-cell>
          <table:table-cell office:value-type="float" office:value="0.912">
            <text:p>0.912</text:p>
          </table:table-cell>
          <table:table-cell office:value-type="float" office:value="0.42589936">
            <text:p>0.42589936</text:p>
          </table:table-cell>
        </table:table-row>
        <table:table-row table:style-name="ro1">
          <table:table-cell office:value-type="float" office:value="309.3">
            <text:p>309.3</text:p>
          </table:table-cell>
          <table:table-cell office:value-type="float" office:value="13.7">
            <text:p>13.7</text:p>
          </table:table-cell>
          <table:table-cell office:value-type="float" office:value="-5.9">
            <text:p>-5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83813">
            <text:p>-0.00783813</text:p>
          </table:table-cell>
          <table:table-cell office:value-type="float" office:value="0.0037925392">
            <text:p>0.0037925392</text:p>
          </table:table-cell>
          <table:table-cell office:value-type="float" office:value="0.927">
            <text:p>0.927</text:p>
          </table:table-cell>
          <table:table-cell office:value-type="float" office:value="0.31346834">
            <text:p>0.31346834</text:p>
          </table:table-cell>
        </table:table-row>
        <table:table-row table:style-name="ro1">
          <table:table-cell office:value-type="float" office:value="314.2">
            <text:p>314.2</text:p>
          </table:table-cell>
          <table:table-cell office:value-type="float" office:value="13.1">
            <text:p>13.1</text:p>
          </table:table-cell>
          <table:table-cell office:value-type="float" office:value="-2.2">
            <text:p>-2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0651305">
            <text:p>-0.010651305</text:p>
          </table:table-cell>
          <table:table-cell office:value-type="float" office:value="0.0023878105">
            <text:p>0.0023878105</text:p>
          </table:table-cell>
          <table:table-cell office:value-type="float" office:value="0.922">
            <text:p>0.922</text:p>
          </table:table-cell>
          <table:table-cell office:value-type="float" office:value="0.3929645">
            <text:p>0.3929645</text:p>
          </table:table-cell>
        </table:table-row>
        <table:table-row table:style-name="ro1">
          <table:table-cell office:value-type="float" office:value="321.4">
            <text:p>321.4</text:p>
          </table:table-cell>
          <table:table-cell office:value-type="float" office:value="12.7">
            <text:p>12.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1846205">
            <text:p>-0.021846205</text:p>
          </table:table-cell>
          <table:table-cell office:value-type="float" office:value="-0.002899494">
            <text:p>-0.002899494</text:p>
          </table:table-cell>
          <table:table-cell office:value-type="float" office:value="0.869">
            <text:p>0.869</text:p>
          </table:table-cell>
          <table:table-cell office:value-type="float" office:value="0.79336035">
            <text:p>0.79336035</text:p>
          </table:table-cell>
        </table:table-row>
        <table:table-row table:style-name="ro1">
          <table:table-cell office:value-type="float" office:value="326.6">
            <text:p>326.6</text:p>
          </table:table-cell>
          <table:table-cell office:value-type="float" office:value="10.5">
            <text:p>10.5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235522">
            <text:p>-0.012235522</text:p>
          </table:table-cell>
          <table:table-cell office:value-type="float" office:value="-0.0053197443">
            <text:p>-0.0053197443</text:p>
          </table:table-cell>
          <table:table-cell office:value-type="float" office:value="0.907">
            <text:p>0.907</text:p>
          </table:table-cell>
          <table:table-cell office:value-type="float" office:value="0.48031056">
            <text:p>0.48031056</text:p>
          </table:table-cell>
        </table:table-row>
        <table:table-row table:style-name="ro1">
          <table:table-cell office:value-type="float" office:value="330.1">
            <text:p>330.1</text:p>
          </table:table-cell>
          <table:table-cell office:value-type="float" office:value="9.9">
            <text:p>9.9</text:p>
          </table:table-cell>
          <table:table-cell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929091">
            <text:p>-0.009929091</text:p>
          </table:table-cell>
          <table:table-cell office:value-type="float" office:value="-0.008256391">
            <text:p>-0.008256391</text:p>
          </table:table-cell>
          <table:table-cell office:value-type="float" office:value="0.908">
            <text:p>0.908</text:p>
          </table:table-cell>
          <table:table-cell office:value-type="float" office:value="0.46488118">
            <text:p>0.46488118</text:p>
          </table:table-cell>
        </table:table-row>
        <table:table-row table:style-name="ro1">
          <table:table-cell office:value-type="float" office:value="333.3">
            <text:p>333.3</text:p>
          </table:table-cell>
          <table:table-cell office:value-type="float" office:value="8.9">
            <text:p>8.9</text:p>
          </table:table-cell>
          <table:table-cell office:value-type="float" office:value="9.599999">
            <text:p>9.5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7103823">
            <text:p>-0.0077103823</text:p>
          </table:table-cell>
          <table:table-cell office:value-type="float" office:value="-0.008768737">
            <text:p>-0.008768737</text:p>
          </table:table-cell>
          <table:table-cell office:value-type="float" office:value="0.92">
            <text:p>0.92</text:p>
          </table:table-cell>
          <table:table-cell office:value-type="float" office:value="0.42035443">
            <text:p>0.42035443</text:p>
          </table:table-cell>
        </table:table-row>
        <table:table-row table:style-name="ro1">
          <table:table-cell office:value-type="float" office:value="342.6">
            <text:p>342.6</text:p>
          </table:table-cell>
          <table:table-cell office:value-type="float" office:value="7.5">
            <text:p>7.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526196">
            <text:p>-0.003526196</text:p>
          </table:table-cell>
          <table:table-cell office:value-type="float" office:value="-0.007951051">
            <text:p>-0.007951051</text:p>
          </table:table-cell>
          <table:table-cell office:value-type="float" office:value="0.932">
            <text:p>0.932</text:p>
          </table:table-cell>
          <table:table-cell office:value-type="float" office:value="0.31312427">
            <text:p>0.31312427</text:p>
          </table:table-cell>
        </table:table-row>
        <table:table-row table:style-name="ro1">
          <table:table-cell office:value-type="float" office:value="340.5">
            <text:p>340.5</text:p>
          </table:table-cell>
          <table:table-cell office:value-type="float" office:value="6.7">
            <text:p>6.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292635E-4</text:p>
          </table:table-cell>
          <table:table-cell office:value-type="float" office:value="-0.0019510537">
            <text:p>-0.0019510537</text:p>
          </table:table-cell>
          <table:table-cell office:value-type="float" office:value="0.956">
            <text:p>0.956</text:p>
          </table:table-cell>
          <table:table-cell office:value-type="float" office:value="0.071231395">
            <text:p>0.071231395</text:p>
          </table:table-cell>
        </table:table-row>
        <table:table-row table:style-name="ro1">
          <table:table-cell office:value-type="float" office:value="340.5">
            <text:p>340.5</text:p>
          </table:table-cell>
          <table:table-cell office:value-type="float" office:value="6.4">
            <text:p>6.4</text:p>
          </table:table-cell>
          <table:table-cell office:value-type="float" office:value="13.7">
            <text:p>13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4689287">
            <text:p>-0.0024689287</text:p>
          </table:table-cell>
          <table:table-cell office:value-type="float" office:value="-0.006838143">
            <text:p>-0.006838143</text:p>
          </table:table-cell>
          <table:table-cell office:value-type="float" office:value="0.934">
            <text:p>0.934</text:p>
          </table:table-cell>
          <table:table-cell office:value-type="float" office:value="0.26172745">
            <text:p>0.26172745</text:p>
          </table:table-cell>
        </table:table-row>
        <table:table-row table:style-name="ro1">
          <table:table-cell office:value-type="float" office:value="339.1">
            <text:p>339.1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542514">
            <text:p>0.0011542514</text:p>
          </table:table-cell>
          <table:table-cell office:value-type="string">
            <text:p>7.8096986E-5</text:p>
          </table:table-cell>
          <table:table-cell office:value-type="float" office:value="0.962">
            <text:p>0.962</text:p>
          </table:table-cell>
          <table:table-cell office:value-type="float" office:value="0.041648313">
            <text:p>0.041648313</text:p>
          </table:table-cell>
        </table:table-row>
        <table:table-row table:style-name="ro1">
          <table:table-cell office:value-type="float" office:value="340.8">
            <text:p>340.8</text:p>
          </table:table-cell>
          <table:table-cell office:value-type="float" office:value="5.2">
            <text:p>5.2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6743283E-4</text:p>
          </table:table-cell>
          <table:table-cell office:value-type="float" office:value="-0.0024457872">
            <text:p>-0.0024457872</text:p>
          </table:table-cell>
          <table:table-cell office:value-type="float" office:value="0.948">
            <text:p>0.948</text:p>
          </table:table-cell>
          <table:table-cell office:value-type="float" office:value="0.08903664">
            <text:p>0.08903664</text:p>
          </table:table-cell>
        </table:table-row>
        <table:table-row table:style-name="ro1">
          <table:table-cell office:value-type="float" office:value="339.7">
            <text:p>339.7</text:p>
          </table:table-cell>
          <table:table-cell office:value-type="float" office:value="4.8">
            <text:p>4.8</text:p>
          </table:table-cell>
          <table:table-cell office:value-type="float" office:value="14.599999">
            <text:p>14.599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2215565E-4</text:p>
          </table:table-cell>
          <table:table-cell office:value-type="string">
            <text:p>-6.9350004E-5</text:p>
          </table:table-cell>
          <table:table-cell office:value-type="float" office:value="0.955">
            <text:p>0.955</text:p>
          </table:table-cell>
          <table:table-cell office:value-type="float" office:value="0.011863537">
            <text:p>0.011863537</text:p>
          </table:table-cell>
        </table:table-row>
        <table:table-row table:style-name="ro1">
          <table:table-cell office:value-type="float" office:value="338.6">
            <text:p>338.6</text:p>
          </table:table-cell>
          <table:table-cell office:value-type="float" office:value="4.4">
            <text:p>4.4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80973">
            <text:p>0.002280973</text:p>
          </table:table-cell>
          <table:table-cell office:value-type="float" office:value="0.0060009807">
            <text:p>0.0060009807</text:p>
          </table:table-cell>
          <table:table-cell office:value-type="float" office:value="0.989">
            <text:p>0.989</text:p>
          </table:table-cell>
          <table:table-cell office:value-type="float" office:value="0.23111522">
            <text:p>0.23111522</text:p>
          </table:table-cell>
        </table:table-row>
        <table:table-row table:style-name="ro1">
          <table:table-cell office:value-type="float" office:value="338.5">
            <text:p>338.5</text:p>
          </table:table-cell>
          <table:table-cell office:value-type="float" office:value="4.7">
            <text:p>4.7</text:p>
          </table:table-cell>
          <table:table-cell office:value-type="float" office:value="14.099999">
            <text:p>14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0614957">
            <text:p>0.0030614957</text:p>
          </table:table-cell>
          <table:table-cell office:value-type="float" office:value="0.0033849925">
            <text:p>0.0033849925</text:p>
          </table:table-cell>
          <table:table-cell office:value-type="float" office:value="0.975">
            <text:p>0.975</text:p>
          </table:table-cell>
          <table:table-cell office:value-type="float" office:value="0.16430755">
            <text:p>0.16430755</text:p>
          </table:table-cell>
        </table:table-row>
        <table:table-row table:style-name="ro1">
          <table:table-cell office:value-type="float" office:value="341.6">
            <text:p>341.6</text:p>
          </table:table-cell>
          <table:table-cell office:value-type="float" office:value="3.9">
            <text:p>3.9</text:p>
          </table:table-cell>
          <table:table-cell office:value-type="float" office:value="15.3">
            <text:p>15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8471">
            <text:p>0.00298471</text:p>
          </table:table-cell>
          <table:table-cell office:value-type="float" office:value="0.007126957">
            <text:p>0.007126957</text:p>
          </table:table-cell>
          <table:table-cell office:value-type="float" office:value="0.985">
            <text:p>0.985</text:p>
          </table:table-cell>
          <table:table-cell office:value-type="float" office:value="0.2781617">
            <text:p>0.2781617</text:p>
          </table:table-cell>
        </table:table-row>
        <table:table-row table:style-name="ro1">
          <table:table-cell office:value-type="float" office:value="342.7">
            <text:p>342.7</text:p>
          </table:table-cell>
          <table:table-cell office:value-type="float" office:value="3.9">
            <text:p>3.9</text:p>
          </table:table-cell>
          <table:table-cell office:value-type="float" office:value="15.4">
            <text:p>15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84708">
            <text:p>0.001984708</text:p>
          </table:table-cell>
          <table:table-cell office:value-type="float" office:value="0.008443892">
            <text:p>0.008443892</text:p>
          </table:table-cell>
          <table:table-cell office:value-type="float" office:value="0.987">
            <text:p>0.987</text:p>
          </table:table-cell>
          <table:table-cell office:value-type="float" office:value="0.31226444">
            <text:p>0.31226444</text:p>
          </table:table-cell>
        </table:table-row>
        <table:table-row table:style-name="ro1">
          <table:table-cell office:value-type="float" office:value="345.1">
            <text:p>345.1</text:p>
          </table:table-cell>
          <table:table-cell office:value-type="float" office:value="3.9">
            <text:p>3.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84708">
            <text:p>0.001984708</text:p>
          </table:table-cell>
          <table:table-cell office:value-type="float" office:value="0.0073626637">
            <text:p>0.0073626637</text:p>
          </table:table-cell>
          <table:table-cell office:value-type="float" office:value="0.985">
            <text:p>0.985</text:p>
          </table:table-cell>
          <table:table-cell office:value-type="float" office:value="0.27451736">
            <text:p>0.27451736</text:p>
          </table:table-cell>
        </table:table-row>
        <table:table-row table:style-name="ro1">
          <table:table-cell office:value-type="float" office:value="344.2">
            <text:p>344.2</text:p>
          </table:table-cell>
          <table:table-cell office:value-type="float" office:value="3.7">
            <text:p>3.7</text:p>
          </table:table-cell>
          <table:table-cell office:value-type="float" office:value="15.2">
            <text:p>1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67694">
            <text:p>0.003467694</text:p>
          </table:table-cell>
          <table:table-cell office:value-type="float" office:value="0.006810814">
            <text:p>0.006810814</text:p>
          </table:table-cell>
          <table:table-cell office:value-type="float" office:value="0.988">
            <text:p>0.988</text:p>
          </table:table-cell>
          <table:table-cell office:value-type="float" office:value="0.27514032">
            <text:p>0.27514032</text:p>
          </table:table-cell>
        </table:table-row>
        <table:table-row table:style-name="ro1">
          <table:table-cell office:value-type="float" office:value="342.6">
            <text:p>342.6</text:p>
          </table:table-cell>
          <table:table-cell office:value-type="float" office:value="4">
            <text:p>4</text:p>
          </table:table-cell>
          <table:table-cell office:value-type="float" office:value="13.599999">
            <text:p>13.5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435337">
            <text:p>0.0022435337</text:p>
          </table:table-cell>
          <table:table-cell office:value-type="float" office:value="0.007857889">
            <text:p>0.007857889</text:p>
          </table:table-cell>
          <table:table-cell office:value-type="float" office:value="0.996">
            <text:p>0.996</text:p>
          </table:table-cell>
          <table:table-cell office:value-type="float" office:value="0.29418844">
            <text:p>0.29418844</text:p>
          </table:table-cell>
        </table:table-row>
        <table:table-row table:style-name="ro1">
          <table:table-cell office:value-type="float" office:value="343.7">
            <text:p>343.7</text:p>
          </table:table-cell>
          <table:table-cell office:value-type="float" office:value="4.1">
            <text:p>4.1</text:p>
          </table:table-cell>
          <table:table-cell office:value-type="float" office:value="12.7">
            <text:p>12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025606">
            <text:p>0.0025025606</text:p>
          </table:table-cell>
          <table:table-cell office:value-type="float" office:value="0.003153786">
            <text:p>0.003153786</text:p>
          </table:table-cell>
          <table:table-cell office:value-type="float" office:value="0.982">
            <text:p>0.982</text:p>
          </table:table-cell>
          <table:table-cell office:value-type="float" office:value="0.14493848">
            <text:p>0.14493848</text:p>
          </table:table-cell>
        </table:table-row>
        <table:table-row table:style-name="ro1">
          <table:table-cell office:value-type="float" office:value="347.9">
            <text:p>347.9</text:p>
          </table:table-cell>
          <table:table-cell office:value-type="float" office:value="4">
            <text:p>4</text:p>
          </table:table-cell>
          <table:table-cell office:value-type="float" office:value="12.9">
            <text:p>1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435337">
            <text:p>0.0022435337</text:p>
          </table:table-cell>
          <table:table-cell office:value-type="float" office:value="0.003749892">
            <text:p>0.003749892</text:p>
          </table:table-cell>
          <table:table-cell office:value-type="float" office:value="0.987">
            <text:p>0.987</text:p>
          </table:table-cell>
          <table:table-cell office:value-type="float" office:value="0.15731297">
            <text:p>0.15731297</text:p>
          </table:table-cell>
        </table:table-row>
        <table:table-row table:style-name="ro1">
          <table:table-cell office:value-type="float" office:value="349.9">
            <text:p>349.9</text:p>
          </table:table-cell>
          <table:table-cell office:value-type="float" office:value="4">
            <text:p>4</text:p>
          </table:table-cell>
          <table:table-cell office:value-type="float" office:value="13.099999">
            <text:p>13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435317">
            <text:p>0.0012435317</text:p>
          </table:table-cell>
          <table:table-cell office:value-type="float" office:value="0.0053486973">
            <text:p>0.0053486973</text:p>
          </table:table-cell>
          <table:table-cell office:value-type="float" office:value="0.993">
            <text:p>0.993</text:p>
          </table:table-cell>
          <table:table-cell office:value-type="float" office:value="0.19768888">
            <text:p>0.19768888</text:p>
          </table:table-cell>
        </table:table-row>
        <table:table-row table:style-name="ro1">
          <table:table-cell office:value-type="float" office:value="352.2">
            <text:p>352.2</text:p>
          </table:table-cell>
          <table:table-cell office:value-type="float" office:value="3.8">
            <text:p>3.8</text:p>
          </table:table-cell>
          <table:table-cell office:value-type="float" office:value="12.599999">
            <text:p>12.5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260984">
            <text:p>0.0017260984</text:p>
          </table:table-cell>
          <table:table-cell office:value-type="float" office:value="0.0058567673">
            <text:p>0.0058567673</text:p>
          </table:table-cell>
          <table:table-cell office:value-type="float" office:value="0.998">
            <text:p>0.998</text:p>
          </table:table-cell>
          <table:table-cell office:value-type="float" office:value="0.21981008">
            <text:p>0.21981008</text:p>
          </table:table-cell>
        </table:table-row>
        <table:table-row table:style-name="ro1">
          <table:table-cell office:value-type="float" office:value="354.8">
            <text:p>354.8</text:p>
          </table:table-cell>
          <table:table-cell office:value-type="float" office:value="3.4">
            <text:p>3.4</text:p>
          </table:table-cell>
          <table:table-cell office:value-type="float" office:value="12.099999">
            <text:p>12.0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6936253">
            <text:p>0.0036936253</text:p>
          </table:table-cell>
          <table:table-cell office:value-type="float" office:value="0.008381441">
            <text:p>0.008381441</text:p>
          </table:table-cell>
          <table:table-cell office:value-type="float" office:value="1.008">
            <text:p>1.008</text:p>
          </table:table-cell>
          <table:table-cell office:value-type="float" office:value="0.3297324">
            <text:p>0.3297324</text:p>
          </table:table-cell>
        </table:table-row>
        <table:table-row table:style-name="ro1">
          <table:table-cell office:value-type="float" office:value="355.9">
            <text:p>355.9</text:p>
          </table:table-cell>
          <table:table-cell office:value-type="float" office:value="3.4">
            <text:p>3.4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6936274">
            <text:p>0.0046936274</text:p>
          </table:table-cell>
          <table:table-cell office:value-type="float" office:value="0.00590457">
            <text:p>0.00590457</text:p>
          </table:table-cell>
          <table:table-cell office:value-type="float" office:value="1.012">
            <text:p>1.012</text:p>
          </table:table-cell>
          <table:table-cell office:value-type="float" office:value="0.27154166">
            <text:p>0.27154166</text:p>
          </table:table-cell>
        </table:table-row>
        <table:table-row table:style-name="ro1">
          <table:table-cell office:value-type="float" office:value="357.1">
            <text:p>357.1</text:p>
          </table:table-cell>
          <table:table-cell office:value-type="float" office:value="3.4">
            <text:p>3.4</text:p>
          </table:table-cell>
          <table:table-cell office:value-type="float" office:value="9.599999">
            <text:p>9.5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6936274">
            <text:p>0.0046936274</text:p>
          </table:table-cell>
          <table:table-cell office:value-type="float" office:value="0.004231259">
            <text:p>0.004231259</text:p>
          </table:table-cell>
          <table:table-cell office:value-type="float" office:value="1.008">
            <text:p>1.008</text:p>
          </table:table-cell>
          <table:table-cell office:value-type="float" office:value="0.22749545">
            <text:p>0.22749545</text:p>
          </table:table-cell>
        </table:table-row>
        <table:table-row table:style-name="ro1">
          <table:table-cell office:value-type="float" office:value="358.3">
            <text:p>358.3</text:p>
          </table:table-cell>
          <table:table-cell office:value-type="float" office:value="3.4">
            <text:p>3.4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936233">
            <text:p>0.0026936233</text:p>
          </table:table-cell>
          <table:table-cell office:value-type="float" office:value="0.0026438087">
            <text:p>0.0026438087</text:p>
          </table:table-cell>
          <table:table-cell office:value-type="float" office:value="1">
            <text:p>1</text:p>
          </table:table-cell>
          <table:table-cell office:value-type="float" office:value="0.13587502">
            <text:p>0.1358750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3.3">
            <text:p>3.3</text:p>
          </table:table-cell>
          <table:table-cell office:value-type="float" office:value="7.3999996">
            <text:p>7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59728">
            <text:p>0.0014359728</text:p>
          </table:table-cell>
          <table:table-cell office:value-type="float" office:value="0.0012044162">
            <text:p>0.0012044162</text:p>
          </table:table-cell>
          <table:table-cell office:value-type="float" office:value="0.99">
            <text:p>0.99</text:p>
          </table:table-cell>
          <table:table-cell office:value-type="float" office:value="0.067471564">
            <text:p>0.0674715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7.2999997">
            <text:p>7.29999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6404045E-4</text:p>
          </table:table-cell>
          <table:table-cell office:value-type="string">
            <text:p>-6.4596534E-5</text:p>
          </table:table-cell>
          <table:table-cell office:value-type="float" office:value="0.984">
            <text:p>0.984</text:p>
          </table:table-cell>
          <table:table-cell office:value-type="float" office:value="0.024018567">
            <text:p>0.024018567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.6">
            <text:p>2.6</text:p>
          </table:table-cell>
          <table:table-cell office:value-type="float" office:value="6.8999996">
            <text:p>6.8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370118">
            <text:p>0.0016370118</text:p>
          </table:table-cell>
          <table:table-cell office:value-type="float" office:value="0.0018631667">
            <text:p>0.0018631667</text:p>
          </table:table-cell>
          <table:table-cell office:value-type="float" office:value="0.992">
            <text:p>0.992</text:p>
          </table:table-cell>
          <table:table-cell office:value-type="float" office:value="0.089286044">
            <text:p>0.089286044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2.6">
            <text:p>2.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6298856E-4</text:p>
          </table:table-cell>
          <table:table-cell office:value-type="string">
            <text:p>3.6742538E-4</text:p>
          </table:table-cell>
          <table:table-cell office:value-type="float" office:value="0.995">
            <text:p>0.995</text:p>
          </table:table-cell>
          <table:table-cell office:value-type="float" office:value="0.018593915">
            <text:p>0.01859391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3">
            <text:p>2.3</text:p>
          </table:table-cell>
          <table:table-cell office:value-type="float" office:value="3.4">
            <text:p>3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68205E-4</text:p>
          </table:table-cell>
          <table:table-cell office:value-type="string">
            <text:p>6.936267E-4</text:p>
          </table:table-cell>
          <table:table-cell office:value-type="float" office:value="0.997">
            <text:p>0.997</text:p>
          </table:table-cell>
          <table:table-cell office:value-type="float" office:value="0.04000561">
            <text:p>0.04000561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68205E-4</text:p>
          </table:table-cell>
          <table:table-cell office:value-type="float" office:value="0.0011005066">
            <text:p>0.0011005066</text:p>
          </table:table-cell>
          <table:table-cell office:value-type="float" office:value="1.004">
            <text:p>1.004</text:p>
          </table:table-cell>
          <table:table-cell office:value-type="float" office:value="0.050463155">
            <text:p>0.050463155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562908">
            <text:p>0.0023562908</text:p>
          </table:table-cell>
          <table:table-cell office:value-type="string">
            <text:p>2.7346425E-4</text:p>
          </table:table-cell>
          <table:table-cell office:value-type="float" office:value="1">
            <text:p>1</text:p>
          </table:table-cell>
          <table:table-cell office:value-type="float" office:value="0.085396096">
            <text:p>0.085396096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892424">
            <text:p>0.0015892424</text:p>
          </table:table-cell>
          <table:table-cell office:value-type="string">
            <text:p>-7.26535E-4</text:p>
          </table:table-cell>
          <table:table-cell office:value-type="float" office:value="0.995">
            <text:p>0.995</text:p>
          </table:table-cell>
          <table:table-cell office:value-type="float" office:value="0.06290808">
            <text:p>0.06290808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67822">
            <text:p>0.001567822</text:p>
          </table:table-cell>
          <table:table-cell office:value-type="string">
            <text:p>5.093487E-4</text:p>
          </table:table-cell>
          <table:table-cell office:value-type="float" office:value="0.977">
            <text:p>0.977</text:p>
          </table:table-cell>
          <table:table-cell office:value-type="float" office:value="0.059345715">
            <text:p>0.059345715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53E-4</text:p>
          </table:table-cell>
          <table:table-cell office:value-type="string">
            <text:p>5.2821636E-4</text:p>
          </table:table-cell>
          <table:table-cell office:value-type="float" office:value="0.982">
            <text:p>0.982</text:p>
          </table:table-cell>
          <table:table-cell office:value-type="float" office:value="0.027390402">
            <text:p>0.02739040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5">
            <text:p>0.5</text:p>
          </table:table-cell>
          <table:table-cell office:value-type="float" office:value="1.9000001">
            <text:p>1.9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518E-4</text:p>
          </table:table-cell>
          <table:table-cell office:value-type="string">
            <text:p>-1.5518069E-4</text:p>
          </table:table-cell>
          <table:table-cell office:value-type="float" office:value="0.986">
            <text:p>0.986</text:p>
          </table:table-cell>
          <table:table-cell office:value-type="float" office:value="0.011319634">
            <text:p>0.011319634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1.9000001">
            <text:p>1.9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546719">
            <text:p>0.0022546719</text:p>
          </table:table-cell>
          <table:table-cell office:value-type="string">
            <text:p>-1.5518069E-4</text:p>
          </table:table-cell>
          <table:table-cell office:value-type="float" office:value="0.987">
            <text:p>0.987</text:p>
          </table:table-cell>
          <table:table-cell office:value-type="float" office:value="0.081360474">
            <text:p>0.08136047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093486">
            <text:p>0.0025093486</text:p>
          </table:table-cell>
          <table:table-cell office:value-type="float" office:value="0.0038442612">
            <text:p>0.0038442612</text:p>
          </table:table-cell>
          <table:table-cell office:value-type="float" office:value="1.03">
            <text:p>1.03</text:p>
          </table:table-cell>
          <table:table-cell office:value-type="float" office:value="0.165268">
            <text:p>0.165268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0628538">
            <text:p>0.0040628538</text:p>
          </table:table-cell>
          <table:table-cell office:value-type="float" office:value="1.03">
            <text:p>1.03</text:p>
          </table:table-cell>
          <table:table-cell office:value-type="float" office:value="0.15062824">
            <text:p>0.15062824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0.3">
            <text:p>-0.3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359642">
            <text:p>0.0012359642</text:p>
          </table:table-cell>
          <table:table-cell office:value-type="float" office:value="0.0050628483">
            <text:p>0.0050628483</text:p>
          </table:table-cell>
          <table:table-cell office:value-type="float" office:value="1.027">
            <text:p>1.027</text:p>
          </table:table-cell>
          <table:table-cell office:value-type="float" office:value="0.1876153">
            <text:p>0.18761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5">
            <text:p>-0.5</text:p>
          </table:table-cell>
          <table:table-cell office:value-type="float" office:value="6.8999996">
            <text:p>6.89999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7346425E-4</text:p>
          </table:table-cell>
          <table:table-cell office:value-type="float" office:value="0.0048631653">
            <text:p>0.0048631653</text:p>
          </table:table-cell>
          <table:table-cell office:value-type="float" office:value="1.029">
            <text:p>1.029</text:p>
          </table:table-cell>
          <table:table-cell office:value-type="float" office:value="0.17535077">
            <text:p>0.1753507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0.6">
            <text:p>-0.6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2821636E-4</text:p>
          </table:table-cell>
          <table:table-cell office:value-type="float" office:value="0.0036667734">
            <text:p>0.0036667734</text:p>
          </table:table-cell>
          <table:table-cell office:value-type="float" office:value="1.021">
            <text:p>1.021</text:p>
          </table:table-cell>
          <table:table-cell office:value-type="float" office:value="0.13336672">
            <text:p>0.13336672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0.5">
            <text:p>-0.5</text:p>
          </table:table-cell>
          <table:table-cell office:value-type="float" office:value="6.8999996">
            <text:p>6.89999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7346425E-4</text:p>
          </table:table-cell>
          <table:table-cell office:value-type="float" office:value="0.0038631633">
            <text:p>0.0038631633</text:p>
          </table:table-cell>
          <table:table-cell office:value-type="float" office:value="1.026">
            <text:p>1.026</text:p>
          </table:table-cell>
          <table:table-cell office:value-type="float" office:value="0.13942212">
            <text:p>0.13942212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0.5">
            <text:p>-0.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265351">
            <text:p>0.0017265351</text:p>
          </table:table-cell>
          <table:table-cell office:value-type="float" office:value="0.006471537">
            <text:p>0.006471537</text:p>
          </table:table-cell>
          <table:table-cell office:value-type="float" office:value="1.039">
            <text:p>1.039</text:p>
          </table:table-cell>
          <table:table-cell office:value-type="float" office:value="0.24112424">
            <text:p>0.2411242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0.3">
            <text:p>-0.3</text:p>
          </table:table-cell>
          <table:table-cell office:value-type="float" office:value="5.8999996">
            <text:p>5.89999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640361E-4</text:p>
          </table:table-cell>
          <table:table-cell office:value-type="float" office:value="0.0062074736">
            <text:p>0.0062074736</text:p>
          </table:table-cell>
          <table:table-cell office:value-type="float" office:value="1.045">
            <text:p>1.045</text:p>
          </table:table-cell>
          <table:table-cell office:value-type="float" office:value="0.22515565">
            <text:p>0.22515565</text:p>
          </table:table-cell>
        </table:table-row>
        <table:table-row table:style-name="ro1">
          <table:table-cell office:value-type="float" office:value="359.8">
            <text:p>359.8</text:p>
          </table:table-cell>
          <table:table-cell office:value-type="float" office:value="-0.2">
            <text:p>-0.2</text:p>
          </table:table-cell>
          <table:table-cell office:value-type="float" office:value="4.7">
            <text:p>4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0934823E-4</text:p>
          </table:table-cell>
          <table:table-cell office:value-type="float" office:value="0.0060614944">
            <text:p>0.0060614944</text:p>
          </table:table-cell>
          <table:table-cell office:value-type="float" office:value="1.047">
            <text:p>1.047</text:p>
          </table:table-cell>
          <table:table-cell office:value-type="float" office:value="0.2189831">
            <text:p>0.2189831</text:p>
          </table:table-cell>
        </table:table-row>
        <table:table-row table:style-name="ro1">
          <table:table-cell office:value-type="float" office:value="358.9">
            <text:p>358.9</text:p>
          </table:table-cell>
          <table:table-cell office:value-type="float" office:value="-0.4">
            <text:p>-0.4</text:p>
          </table:table-cell>
          <table:table-cell office:value-type="float" office:value="4.6">
            <text:p>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8740073E-5</text:p>
          </table:table-cell>
          <table:table-cell office:value-type="float" office:value="0.004801072">
            <text:p>0.004801072</text:p>
          </table:table-cell>
          <table:table-cell office:value-type="float" office:value="1.05">
            <text:p>1.05</text:p>
          </table:table-cell>
          <table:table-cell office:value-type="float" office:value="0.17284015">
            <text:p>0.17284015</text:p>
          </table:table-cell>
        </table:table-row>
        <table:table-row table:style-name="ro1">
          <table:table-cell office:value-type="float" office:value="355.1">
            <text:p>355.1</text:p>
          </table:table-cell>
          <table:table-cell office:value-type="float" office:value="-0.9">
            <text:p>-0.9</text:p>
          </table:table-cell>
          <table:table-cell office:value-type="float" office:value="1.4000001">
            <text:p>1.4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9268488E-4</text:p>
          </table:table-cell>
          <table:table-cell office:value-type="string">
            <text:p>5.678199E-4</text:p>
          </table:table-cell>
          <table:table-cell office:value-type="float" office:value="1.01">
            <text:p>1.01</text:p>
          </table:table-cell>
          <table:table-cell office:value-type="float" office:value="0.022997573">
            <text:p>0.022997573</text:p>
          </table:table-cell>
        </table:table-row>
        <table:table-row table:style-name="ro1">
          <table:table-cell office:value-type="float" office:value="353.7">
            <text:p>353.7</text:p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9268488E-4</text:p>
          </table:table-cell>
          <table:table-cell office:value-type="string">
            <text:p>7.640361E-4</text:p>
          </table:table-cell>
          <table:table-cell office:value-type="float" office:value="1.014">
            <text:p>1.014</text:p>
          </table:table-cell>
          <table:table-cell office:value-type="float" office:value="0.029454669">
            <text:p>0.029454669</text:p>
          </table:table-cell>
        </table:table-row>
        <table:table-row table:style-name="ro1">
          <table:table-cell office:value-type="float" office:value="354.6">
            <text:p>354.6</text:p>
          </table:table-cell>
          <table:table-cell office:value-type="float" office:value="-0.9">
            <text:p>-0.9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073153E-4</text:p>
          </table:table-cell>
          <table:table-cell office:value-type="string">
            <text:p>3.782008E-5</text:p>
          </table:table-cell>
          <table:table-cell office:value-type="float" office:value="1.016">
            <text:p>1.016</text:p>
          </table:table-cell>
          <table:table-cell office:value-type="float" office:value="0.025499977">
            <text:p>0.025499977</text:p>
          </table:table-cell>
        </table:table-row>
        <table:table-row table:style-name="ro1">
          <table:table-cell office:value-type="float" office:value="354.8">
            <text:p>354.8</text:p>
          </table:table-cell>
          <table:table-cell office:value-type="float" office:value="-0.7">
            <text:p>-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1700095E-4</text:p>
          </table:table-cell>
          <table:table-cell office:value-type="float" office:value="0.0020378204">
            <text:p>0.0020378204</text:p>
          </table:table-cell>
          <table:table-cell office:value-type="float" office:value="1.014">
            <text:p>1.014</text:p>
          </table:table-cell>
          <table:table-cell office:value-type="float" office:value="0.07377656">
            <text:p>0.07377656</text:p>
          </table:table-cell>
        </table:table-row>
        <table:table-row table:style-name="ro1">
          <table:table-cell office:value-type="float" office:value="354.8">
            <text:p>354.8</text:p>
          </table:table-cell>
          <table:table-cell office:value-type="float" office:value="-0.7">
            <text:p>-0.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string">
            <text:p>5.475953E-4</text:p>
          </table:table-cell>
          <table:table-cell office:value-type="float" office:value="1.018">
            <text:p>1.018</text:p>
          </table:table-cell>
          <table:table-cell office:value-type="float" office:value="0.034397658">
            <text:p>0.034397658</text:p>
          </table:table-cell>
        </table:table-row>
        <table:table-row table:style-name="ro1">
          <table:table-cell office:value-type="float" office:value="354.3">
            <text:p>354.3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7829984">
            <text:p>-0.0017829984</text:p>
          </table:table-cell>
          <table:table-cell office:value-type="float" office:value="0.0017829994">
            <text:p>0.0017829994</text:p>
          </table:table-cell>
          <table:table-cell office:value-type="float" office:value="1.016">
            <text:p>1.016</text:p>
          </table:table-cell>
          <table:table-cell office:value-type="float" office:value="0.09077574">
            <text:p>0.09077574</text:p>
          </table:table-cell>
        </table:table-row>
        <table:table-row table:style-name="ro1">
          <table:table-cell office:value-type="float" office:value="354.5">
            <text:p>354.5</text:p>
          </table:table-cell>
          <table:table-cell office:value-type="float" office:value="-0.7">
            <text:p>-0.7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92E-4</text:p>
          </table:table-cell>
          <table:table-cell office:value-type="float" office:value="0.001292685">
            <text:p>0.001292685</text:p>
          </table:table-cell>
          <table:table-cell office:value-type="float" office:value="1.016">
            <text:p>1.016</text:p>
          </table:table-cell>
          <table:table-cell office:value-type="float" office:value="0.05440819">
            <text:p>0.05440819</text:p>
          </table:table-cell>
        </table:table-row>
        <table:table-row table:style-name="ro1">
          <table:table-cell office:value-type="float" office:value="353.8">
            <text:p>353.8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1.8740073E-5</text:p>
          </table:table-cell>
          <table:table-cell office:value-type="float" office:value="1.014">
            <text:p>1.014</text:p>
          </table:table-cell>
          <table:table-cell office:value-type="float" office:value="0.0015197359">
            <text:p>0.0015197359</text:p>
          </table:table-cell>
        </table:table-row>
        <table:table-row table:style-name="ro1">
          <table:table-cell office:value-type="float" office:value="353.8">
            <text:p>353.8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1.8740073E-5</text:p>
          </table:table-cell>
          <table:table-cell office:value-type="float" office:value="1.013">
            <text:p>1.013</text:p>
          </table:table-cell>
          <table:table-cell office:value-type="float" office:value="0.0015197359">
            <text:p>0.0015197359</text:p>
          </table:table-cell>
        </table:table-row>
        <table:table-row table:style-name="ro1">
          <table:table-cell office:value-type="float" office:value="353.6">
            <text:p>353.6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-9.812601E-4</text:p>
          </table:table-cell>
          <table:table-cell office:value-type="float" office:value="1.013">
            <text:p>1.013</text:p>
          </table:table-cell>
          <table:table-cell office:value-type="float" office:value="0.035351854">
            <text:p>0.035351854</text:p>
          </table:table-cell>
        </table:table-row>
        <table:table-row table:style-name="ro1">
          <table:table-cell office:value-type="float" office:value="353.6">
            <text:p>353.6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string">
            <text:p>1.8740073E-5</text:p>
          </table:table-cell>
          <table:table-cell office:value-type="float" office:value="1.013">
            <text:p>1.013</text:p>
          </table:table-cell>
          <table:table-cell office:value-type="float" office:value="0.0015197359">
            <text:p>0.0015197359</text:p>
          </table:table-cell>
        </table:table-row>
        <table:table-row table:style-name="ro1">
          <table:table-cell office:value-type="float" office:value="353.6">
            <text:p>353.6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19147E-5</text:p>
          </table:table-cell>
          <table:table-cell office:value-type="float" office:value="0.0010187402">
            <text:p>0.0010187402</text:p>
          </table:table-cell>
          <table:table-cell office:value-type="float" office:value="1.013">
            <text:p>1.013</text:p>
          </table:table-cell>
          <table:table-cell office:value-type="float" office:value="0.036700174">
            <text:p>0.036700174</text:p>
          </table:table-cell>
        </table:table-row>
        <table:table-row table:style-name="ro1">
          <table:table-cell office:value-type="float" office:value="353.5">
            <text:p>353.5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378202">
            <text:p>-0.0010378202</text:p>
          </table:table-cell>
          <table:table-cell office:value-type="float" office:value="0.0010187402">
            <text:p>0.0010187402</text:p>
          </table:table-cell>
          <table:table-cell office:value-type="float" office:value="1.013">
            <text:p>1.013</text:p>
          </table:table-cell>
          <table:table-cell office:value-type="float" office:value="0.052354">
            <text:p>0.05235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524067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24525432">
            <text:p>0.02452543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4759346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26923226">
            <text:p>0.02692322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4759346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26923226">
            <text:p>0.026923226</text:p>
          </table:table-cell>
        </table:table-row>
        <table:table-row table:style-name="ro1">
          <table:table-cell office:value-type="float" office:value="352.7">
            <text:p>352.7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9744411E-4</text:p>
          </table:table-cell>
          <table:table-cell office:value-type="string">
            <text:p>5.093487E-4</text:p>
          </table:table-cell>
          <table:table-cell office:value-type="float" office:value="1.014">
            <text:p>1.014</text:p>
          </table:table-cell>
          <table:table-cell office:value-type="float" office:value="0.019666292">
            <text:p>0.019666292</text:p>
          </table:table-cell>
        </table:table-row>
        <table:table-row table:style-name="ro1">
          <table:table-cell office:value-type="float" office:value="352.5">
            <text:p>352.5</text:p>
          </table:table-cell>
          <table:table-cell office:value-type="float" office:value="-1.1">
            <text:p>-1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9744411E-4</text:p>
          </table:table-cell>
          <table:table-cell office:value-type="float" office:value="0.0012546717">
            <text:p>0.0012546717</text:p>
          </table:table-cell>
          <table:table-cell office:value-type="float" office:value="1.014">
            <text:p>1.014</text:p>
          </table:table-cell>
          <table:table-cell office:value-type="float" office:value="0.045724306">
            <text:p>0.045724306</text:p>
          </table:table-cell>
        </table:table-row>
        <table:table-row table:style-name="ro1">
          <table:table-cell office:value-type="float" office:value="356.3">
            <text:p>356.3</text:p>
          </table:table-cell>
          <table:table-cell office:value-type="float" office:value="-1.2">
            <text:p>-1.2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575801">
            <text:p>-0.0010575801</text:p>
          </table:table-cell>
          <table:table-cell office:value-type="float" office:value="0.0011502318">
            <text:p>0.0011502318</text:p>
          </table:table-cell>
          <table:table-cell office:value-type="float" office:value="1.029">
            <text:p>1.029</text:p>
          </table:table-cell>
          <table:table-cell office:value-type="float" office:value="0.056251444">
            <text:p>0.056251444</text:p>
          </table:table-cell>
        </table:table-row>
        <table:table-row table:style-name="ro1">
          <table:table-cell office:value-type="float" office:value="356.3">
            <text:p>356.3</text:p>
          </table:table-cell>
          <table:table-cell office:value-type="float" office:value="-1.1">
            <text:p>-1.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0255605E-4</text:p>
          </table:table-cell>
          <table:table-cell office:value-type="float" office:value="0.004664041">
            <text:p>0.004664041</text:p>
          </table:table-cell>
          <table:table-cell office:value-type="float" office:value="1.062">
            <text:p>1.062</text:p>
          </table:table-cell>
          <table:table-cell office:value-type="float" office:value="0.17037338">
            <text:p>0.17037338</text:p>
          </table:table-cell>
        </table:table-row>
        <table:table-row table:style-name="ro1">
          <table:table-cell office:value-type="float" office:value="354.5">
            <text:p>354.5</text:p>
          </table:table-cell>
          <table:table-cell office:value-type="float" office:value="-0.8">
            <text:p>-0.8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378202">
            <text:p>-0.0010378202</text:p>
          </table:table-cell>
          <table:table-cell office:value-type="float" office:value="0.0044070557">
            <text:p>0.0044070557</text:p>
          </table:table-cell>
          <table:table-cell office:value-type="float" office:value="1.086">
            <text:p>1.086</text:p>
          </table:table-cell>
          <table:table-cell office:value-type="float" office:value="0.16299406">
            <text:p>0.16299406</text:p>
          </table:table-cell>
        </table:table-row>
        <table:table-row table:style-name="ro1">
          <table:table-cell office:value-type="float" office:value="353.5">
            <text:p>353.5</text:p>
          </table:table-cell>
          <table:table-cell office:value-type="float" office:value="-0.2">
            <text:p>-0.2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9065147E-4</text:p>
          </table:table-cell>
          <table:table-cell office:value-type="float" office:value="0.0064359717">
            <text:p>0.0064359717</text:p>
          </table:table-cell>
          <table:table-cell office:value-type="float" office:value="1.084">
            <text:p>1.084</text:p>
          </table:table-cell>
          <table:table-cell office:value-type="float" office:value="0.23236758">
            <text:p>0.23236758</text:p>
          </table:table-cell>
        </table:table-row>
        <table:table-row table:style-name="ro1">
          <table:table-cell office:value-type="float" office:value="353.9">
            <text:p>353.9</text:p>
          </table:table-cell>
          <table:table-cell office:value-type="float" office:value="0.3">
            <text:p>0.3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640362">
            <text:p>0.0017640362</text:p>
          </table:table-cell>
          <table:table-cell office:value-type="float" office:value="0.0064676926">
            <text:p>0.0064676926</text:p>
          </table:table-cell>
          <table:table-cell office:value-type="float" office:value="1.088">
            <text:p>1.088</text:p>
          </table:table-cell>
          <table:table-cell office:value-type="float" office:value="0.24134226">
            <text:p>0.24134226</text:p>
          </table:table-cell>
        </table:table-row>
        <table:table-row table:style-name="ro1">
          <table:table-cell office:value-type="float" office:value="352.6">
            <text:p>352.6</text:p>
          </table:table-cell>
          <table:table-cell office:value-type="float" office:value="0.9">
            <text:p>0.9</text:p>
          </table:table-cell>
          <table:table-cell office:value-type="float" office:value="4.1">
            <text:p>4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926852">
            <text:p>0.0022926852</text:p>
          </table:table-cell>
          <table:table-cell office:value-type="float" office:value="0.0075025633">
            <text:p>0.0075025633</text:p>
          </table:table-cell>
          <table:table-cell office:value-type="float" office:value="1.091">
            <text:p>1.091</text:p>
          </table:table-cell>
          <table:table-cell office:value-type="float" office:value="0.28242218">
            <text:p>0.28242218</text:p>
          </table:table-cell>
        </table:table-row>
        <table:table-row table:style-name="ro1">
          <table:table-cell office:value-type="float" office:value="351.6">
            <text:p>351.6</text:p>
          </table:table-cell>
          <table:table-cell office:value-type="float" office:value="1.8">
            <text:p>1.8</text:p>
          </table:table-cell>
          <table:table-cell office:value-type="float" office:value="4.7">
            <text:p>4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589241">
            <text:p>0.004589241</text:p>
          </table:table-cell>
          <table:table-cell office:value-type="float" office:value="0.008061498">
            <text:p>0.008061498</text:p>
          </table:table-cell>
          <table:table-cell office:value-type="float" office:value="1.088">
            <text:p>1.088</text:p>
          </table:table-cell>
          <table:table-cell office:value-type="float" office:value="0.3339454">
            <text:p>0.3339454</text:p>
          </table:table-cell>
        </table:table-row>
        <table:table-row table:style-name="ro1">
          <table:table-cell office:value-type="float" office:value="350.9">
            <text:p>350.9</text:p>
          </table:table-cell>
          <table:table-cell office:value-type="float" office:value="3.3">
            <text:p>3.3</text:p>
          </table:table-cell>
          <table:table-cell office:value-type="float" office:value="5.2999997">
            <text:p>5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435979">
            <text:p>0.006435979</text:p>
          </table:table-cell>
          <table:table-cell office:value-type="float" office:value="0.008629419">
            <text:p>0.008629419</text:p>
          </table:table-cell>
          <table:table-cell office:value-type="float" office:value="1.076">
            <text:p>1.076</text:p>
          </table:table-cell>
          <table:table-cell office:value-type="float" office:value="0.38754606">
            <text:p>0.38754606</text:p>
          </table:table-cell>
        </table:table-row>
        <table:table-row table:style-name="ro1">
          <table:table-cell office:value-type="float" office:value="351.1">
            <text:p>351.1</text:p>
          </table:table-cell>
          <table:table-cell office:value-type="float" office:value="5.2">
            <text:p>5.2</text:p>
          </table:table-cell>
          <table:table-cell office:value-type="float" office:value="6.2999997">
            <text:p>6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367431">
            <text:p>0.010367431</text:p>
          </table:table-cell>
          <table:table-cell office:value-type="float" office:value="0.012265697">
            <text:p>0.012265697</text:p>
          </table:table-cell>
          <table:table-cell office:value-type="float" office:value="1.091">
            <text:p>1.091</text:p>
          </table:table-cell>
          <table:table-cell office:value-type="float" office:value="0.5781685">
            <text:p>0.5781685</text:p>
          </table:table-cell>
        </table:table-row>
        <table:table-row table:style-name="ro1">
          <table:table-cell office:value-type="float" office:value="353.1">
            <text:p>353.1</text:p>
          </table:table-cell>
          <table:table-cell office:value-type="float" office:value="7.8">
            <text:p>7.8</text:p>
          </table:table-cell>
          <table:table-cell office:value-type="float" office:value="8.2">
            <text:p>8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284428">
            <text:p>0.012284428</text:p>
          </table:table-cell>
          <table:table-cell office:value-type="float" office:value="0.011371061">
            <text:p>0.011371061</text:p>
          </table:table-cell>
          <table:table-cell office:value-type="float" office:value="1.05">
            <text:p>1.05</text:p>
          </table:table-cell>
          <table:table-cell office:value-type="float" office:value="0.6026194">
            <text:p>0.6026194</text:p>
          </table:table-cell>
        </table:table-row>
        <table:table-row table:style-name="ro1">
          <table:table-cell office:value-type="float" office:value="347.8">
            <text:p>347.8</text:p>
          </table:table-cell>
          <table:table-cell office:value-type="float" office:value="9.7">
            <text:p>9.7</text:p>
          </table:table-cell>
          <table:table-cell office:value-type="float" office:value="6.2999997">
            <text:p>6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5106275">
            <text:p>0.0125106275</text:p>
          </table:table-cell>
          <table:table-cell office:value-type="float" office:value="0.0072656944">
            <text:p>0.0072656944</text:p>
          </table:table-cell>
          <table:table-cell office:value-type="float" office:value="1.038">
            <text:p>1.038</text:p>
          </table:table-cell>
          <table:table-cell office:value-type="float" office:value="0.52082723">
            <text:p>0.52082723</text:p>
          </table:table-cell>
        </table:table-row>
        <table:table-row table:style-name="ro1">
          <table:table-cell office:value-type="float" office:value="347.8">
            <text:p>347.8</text:p>
          </table:table-cell>
          <table:table-cell office:value-type="float" office:value="11">
            <text:p>11</text:p>
          </table:table-cell>
          <table:table-cell office:value-type="float" office:value="6.7999997">
            <text:p>6.7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191004">
            <text:p>0.008191004</text:p>
          </table:table-cell>
          <table:table-cell office:value-type="float" office:value="0.0045960397">
            <text:p>0.0045960397</text:p>
          </table:table-cell>
          <table:table-cell office:value-type="float" office:value="1.008">
            <text:p>1.008</text:p>
          </table:table-cell>
          <table:table-cell office:value-type="float" office:value="0.3381247">
            <text:p>0.3381247</text:p>
          </table:table-cell>
        </table:table-row>
        <table:table-row table:style-name="ro1">
          <table:table-cell office:value-type="float" office:value="348.7">
            <text:p>348.7</text:p>
          </table:table-cell>
          <table:table-cell office:value-type="float" office:value="12.1">
            <text:p>12.1</text:p>
          </table:table-cell>
          <table:table-cell office:value-type="float" office:value="7.7999997">
            <text:p>7.79999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185621E-4</text:p>
          </table:table-cell>
          <table:table-cell office:value-type="string">
            <text:p>2.8441846E-4</text:p>
          </table:table-cell>
          <table:table-cell office:value-type="float" office:value="0.959">
            <text:p>0.959</text:p>
          </table:table-cell>
          <table:table-cell office:value-type="float" office:value="0.024509758">
            <text:p>0.024509758</text:p>
          </table:table-cell>
        </table:table-row>
        <table:table-row table:style-name="ro1">
          <table:table-cell office:value-type="float" office:value="344.2">
            <text:p>344.2</text:p>
          </table:table-cell>
          <table:table-cell office:value-type="float" office:value="10.7">
            <text:p>10.7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333392">
            <text:p>0.004333392</text:p>
          </table:table-cell>
          <table:table-cell office:value-type="float" office:value="0.0027967915">
            <text:p>0.0027967915</text:p>
          </table:table-cell>
          <table:table-cell office:value-type="float" office:value="0.992">
            <text:p>0.992</text:p>
          </table:table-cell>
          <table:table-cell office:value-type="float" office:value="0.18567213">
            <text:p>0.18567213</text:p>
          </table:table-cell>
        </table:table-row>
        <table:table-row table:style-name="ro1">
          <table:table-cell office:value-type="float" office:value="341.5">
            <text:p>341.5</text:p>
          </table:table-cell>
          <table:table-cell office:value-type="float" office:value="10">
            <text:p>10</text:p>
          </table:table-cell>
          <table:table-cell office:value-type="float" office:value="7.2999997">
            <text:p>7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6481727">
            <text:p>-0.0016481727</text:p>
          </table:table-cell>
          <table:table-cell office:value-type="float" office:value="-0.0020646006">
            <text:p>-0.0020646006</text:p>
          </table:table-cell>
          <table:table-cell office:value-type="float" office:value="0.956">
            <text:p>0.956</text:p>
          </table:table-cell>
          <table:table-cell office:value-type="float" office:value="0.095104724">
            <text:p>0.095104724</text:p>
          </table:table-cell>
        </table:table-row>
        <table:table-row table:style-name="ro1">
          <table:table-cell office:value-type="float" office:value="335.7">
            <text:p>335.7</text:p>
          </table:table-cell>
          <table:table-cell office:value-type="float" office:value="8.4">
            <text:p>8.4</text:p>
          </table:table-cell>
          <table:table-cell office:value-type="float" office:value="6.1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1697276E-4</text:p>
          </table:table-cell>
          <table:table-cell office:value-type="string">
            <text:p>-2.6406348E-4</text:p>
          </table:table-cell>
          <table:table-cell office:value-type="float" office:value="0.974">
            <text:p>0.974</text:p>
          </table:table-cell>
          <table:table-cell office:value-type="float" office:value="0.034352865">
            <text:p>0.034352865</text:p>
          </table:table-cell>
        </table:table-row>
        <table:table-row table:style-name="ro1">
          <table:table-cell office:value-type="float" office:value="335.5">
            <text:p>335.5</text:p>
          </table:table-cell>
          <table:table-cell table:number-columns-repeated="2"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3332204">
            <text:p>-0.0043332204</text:p>
          </table:table-cell>
          <table:table-cell office:value-type="float" office:value="-0.0053332224">
            <text:p>-0.0053332224</text:p>
          </table:table-cell>
          <table:table-cell office:value-type="float" office:value="0.935">
            <text:p>0.935</text:p>
          </table:table-cell>
          <table:table-cell office:value-type="float" office:value="0.247381">
            <text:p>0.247381</text:p>
          </table:table-cell>
        </table:table-row>
        <table:table-row table:style-name="ro1">
          <table:table-cell office:value-type="float" office:value="329.4">
            <text:p>329.4</text:p>
          </table:table-cell>
          <table:table-cell office:value-type="float" office:value="5.4">
            <text:p>5.4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1083097">
            <text:p>-0.0041083097</text:p>
          </table:table-cell>
          <table:table-cell office:value-type="float" office:value="-0.004999347">
            <text:p>-0.004999347</text:p>
          </table:table-cell>
          <table:table-cell office:value-type="float" office:value="0.936">
            <text:p>0.936</text:p>
          </table:table-cell>
          <table:table-cell office:value-type="float" office:value="0.23295031">
            <text:p>0.2329503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.9">
            <text:p>2.9</text:p>
          </table:table-cell>
          <table:table-cell office:value-type="float" office:value="4.7">
            <text:p>4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5929453">
            <text:p>-0.0015929453</text:p>
          </table:table-cell>
          <table:table-cell office:value-type="float" office:value="-0.0049385056">
            <text:p>-0.0049385056</text:p>
          </table:table-cell>
          <table:table-cell office:value-type="float" office:value="0.927">
            <text:p>0.927</text:p>
          </table:table-cell>
          <table:table-cell office:value-type="float" office:value="0.18680638">
            <text:p>0.18680638</text:p>
          </table:table-cell>
        </table:table-row>
        <table:table-row table:style-name="ro1">
          <table:table-cell office:value-type="float" office:value="311.2">
            <text:p>311.2</text:p>
          </table:table-cell>
          <table:table-cell office:value-type="float" office:value="0.5">
            <text:p>0.5</text:p>
          </table:table-cell>
          <table:table-cell office:value-type="float" office:value="3.1000001">
            <text:p>3.1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518E-4</text:p>
          </table:table-cell>
          <table:table-cell office:value-type="float" office:value="-0.0020788126">
            <text:p>-0.0020788126</text:p>
          </table:table-cell>
          <table:table-cell office:value-type="float" office:value="0.959">
            <text:p>0.959</text:p>
          </table:table-cell>
          <table:table-cell office:value-type="float" office:value="0.07548234">
            <text:p>0.07548234</text:p>
          </table:table-cell>
        </table:table-row>
        <table:table-row table:style-name="ro1">
          <table:table-cell office:value-type="float" office:value="309.8">
            <text:p>309.8</text:p>
          </table:table-cell>
          <table:table-cell office:value-type="float" office:value="-1.8">
            <text:p>-1.8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07581">
            <text:p>0.0014107581</text:p>
          </table:table-cell>
          <table:table-cell office:value-type="string">
            <text:p>-1.5288591E-5</text:p>
          </table:table-cell>
          <table:table-cell office:value-type="float" office:value="0.967">
            <text:p>0.967</text:p>
          </table:table-cell>
          <table:table-cell office:value-type="float" office:value="0.050790608">
            <text:p>0.050790608</text:p>
          </table:table-cell>
        </table:table-row>
        <table:table-row table:style-name="ro1">
          <table:table-cell office:value-type="float" office:value="301.7">
            <text:p>301.7</text:p>
          </table:table-cell>
          <table:table-cell office:value-type="float" office:value="-4.1">
            <text:p>-4.1</text:p>
          </table:table-cell>
          <table:table-cell office:value-type="float" office:value="3.1000001">
            <text:p>3.10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9744546E-4</text:p>
          </table:table-cell>
          <table:table-cell office:value-type="string">
            <text:p>9.2118606E-4</text:p>
          </table:table-cell>
          <table:table-cell office:value-type="float" office:value="0.991">
            <text:p>0.991</text:p>
          </table:table-cell>
          <table:table-cell office:value-type="float" office:value="0.037689358">
            <text:p>0.037689358</text:p>
          </table:table-cell>
        </table:table-row>
        <table:table-row table:style-name="ro1">
          <table:table-cell office:value-type="float" office:value="299.7">
            <text:p>299.7</text:p>
          </table:table-cell>
          <table:table-cell office:value-type="float" office:value="-6">
            <text:p>-6</text:p>
          </table:table-cell>
          <table:table-cell office:value-type="float" office:value="1.9000001">
            <text:p>1.9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471533">
            <text:p>-0.004471533</text:p>
          </table:table-cell>
          <table:table-cell office:value-type="float" office:value="0.0018448196">
            <text:p>0.0018448196</text:p>
          </table:table-cell>
          <table:table-cell office:value-type="float" office:value="1.043">
            <text:p>1.043</text:p>
          </table:table-cell>
          <table:table-cell office:value-type="float" office:value="0.17413753">
            <text:p>0.17413753</text:p>
          </table:table-cell>
        </table:table-row>
        <table:table-row table:style-name="ro1">
          <table:table-cell office:value-type="float" office:value="307.1">
            <text:p>307.1</text:p>
          </table:table-cell>
          <table:table-cell office:value-type="float" office:value="-6">
            <text:p>-6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4715364">
            <text:p>-0.0024715364</text:p>
          </table:table-cell>
          <table:table-cell office:value-type="float" office:value="0.00215023">
            <text:p>0.00215023</text:p>
          </table:table-cell>
          <table:table-cell office:value-type="float" office:value="1.023">
            <text:p>1.023</text:p>
          </table:table-cell>
          <table:table-cell office:value-type="float" office:value="0.117935255">
            <text:p>0.117935255</text:p>
          </table:table-cell>
        </table:table-row>
        <table:table-row table:style-name="ro1">
          <table:table-cell office:value-type="float" office:value="312.9">
            <text:p>312.9</text:p>
          </table:table-cell>
          <table:table-cell office:value-type="float" office:value="-5.5">
            <text:p>-5.5</text:p>
          </table:table-cell>
          <table:table-cell office:value-type="float" office:value="2.6000001">
            <text:p>2.6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1542466">
            <text:p>-0.0061542466</text:p>
          </table:table-cell>
          <table:table-cell office:value-type="float" office:value="0.0046370104">
            <text:p>0.0046370104</text:p>
          </table:table-cell>
          <table:table-cell office:value-type="float" office:value="1.061">
            <text:p>1.061</text:p>
          </table:table-cell>
          <table:table-cell office:value-type="float" office:value="0.27740276">
            <text:p>0.27740276</text:p>
          </table:table-cell>
        </table:table-row>
        <table:table-row table:style-name="ro1">
          <table:table-cell office:value-type="float" office:value="321.9">
            <text:p>321.9</text:p>
          </table:table-cell>
          <table:table-cell office:value-type="float" office:value="-4.7">
            <text:p>-4.7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614917">
            <text:p>-0.0010614917</text:p>
          </table:table-cell>
          <table:table-cell office:value-type="float" office:value="0.00298471">
            <text:p>0.00298471</text:p>
          </table:table-cell>
          <table:table-cell office:value-type="float" office:value="1.026">
            <text:p>1.026</text:p>
          </table:table-cell>
          <table:table-cell office:value-type="float" office:value="0.11404288">
            <text:p>0.11404288</text:p>
          </table:table-cell>
        </table:table-row>
        <table:table-row table:style-name="ro1">
          <table:table-cell office:value-type="float" office:value="321.8">
            <text:p>321.8</text:p>
          </table:table-cell>
          <table:table-cell office:value-type="float" office:value="-3.8">
            <text:p>-3.8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726095">
            <text:p>-0.003726095</text:p>
          </table:table-cell>
          <table:table-cell office:value-type="float" office:value="0.0044070557">
            <text:p>0.0044070557</text:p>
          </table:table-cell>
          <table:table-cell office:value-type="float" office:value="1.061">
            <text:p>1.061</text:p>
          </table:table-cell>
          <table:table-cell office:value-type="float" office:value="0.20776099">
            <text:p>0.20776099</text:p>
          </table:table-cell>
        </table:table-row>
        <table:table-row table:style-name="ro1">
          <table:table-cell office:value-type="float" office:value="324.4">
            <text:p>324.4</text:p>
          </table:table-cell>
          <table:table-cell office:value-type="float" office:value="-3.3">
            <text:p>-3.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4359768">
            <text:p>-0.0034359768</text:p>
          </table:table-cell>
          <table:table-cell office:value-type="float" office:value="0.0038935468">
            <text:p>0.0038935468</text:p>
          </table:table-cell>
          <table:table-cell office:value-type="float" office:value="1.063">
            <text:p>1.063</text:p>
          </table:table-cell>
          <table:table-cell office:value-type="float" office:value="0.1869428">
            <text:p>0.1869428</text:p>
          </table:table-cell>
        </table:table-row>
        <table:table-row table:style-name="ro1">
          <table:table-cell office:value-type="float" office:value="326.7">
            <text:p>326.7</text:p>
          </table:table-cell>
          <table:table-cell office:value-type="float" office:value="-2.8">
            <text:p>-2.8</text:p>
          </table:table-cell>
          <table:table-cell office:value-type="float" office:value="3.6000001">
            <text:p>3.60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1502338">
            <text:p>-0.0021502338</text:p>
          </table:table-cell>
          <table:table-cell office:value-type="float" office:value="0.005209483">
            <text:p>0.005209483</text:p>
          </table:table-cell>
          <table:table-cell office:value-type="float" office:value="1.054">
            <text:p>1.054</text:p>
          </table:table-cell>
          <table:table-cell office:value-type="float" office:value="0.2028891">
            <text:p>0.2028891</text:p>
          </table:table-cell>
        </table:table-row>
        <table:table-row table:style-name="ro1">
          <table:table-cell office:value-type="float" office:value="326.8">
            <text:p>326.8</text:p>
          </table:table-cell>
          <table:table-cell office:value-type="float" office:value="-2.6">
            <text:p>-2.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6370138">
            <text:p>-0.0026370138</text:p>
          </table:table-cell>
          <table:table-cell office:value-type="float" office:value="0.006243527">
            <text:p>0.006243527</text:p>
          </table:table-cell>
          <table:table-cell office:value-type="float" office:value="1.062">
            <text:p>1.062</text:p>
          </table:table-cell>
          <table:table-cell office:value-type="float" office:value="0.24399291">
            <text:p>0.24399291</text:p>
          </table:table-cell>
        </table:table-row>
        <table:table-row table:style-name="ro1">
          <table:table-cell office:value-type="float" office:value="319.2">
            <text:p>319.2</text:p>
          </table:table-cell>
          <table:table-cell office:value-type="float" office:value="-1.7">
            <text:p>-1.7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3337565">
            <text:p>-0.0023337565</text:p>
          </table:table-cell>
          <table:table-cell office:value-type="float" office:value="0.005435977">
            <text:p>0.005435977</text:p>
          </table:table-cell>
          <table:table-cell office:value-type="float" office:value="1.055">
            <text:p>1.055</text:p>
          </table:table-cell>
          <table:table-cell office:value-type="float" office:value="0.21296787">
            <text:p>0.21296787</text:p>
          </table:table-cell>
        </table:table-row>
        <table:table-row table:style-name="ro1">
          <table:table-cell office:value-type="float" office:value="319.4">
            <text:p>319.4</text:p>
          </table:table-cell>
          <table:table-cell office:value-type="float" office:value="0">
            <text:p>0</text:p>
          </table:table-cell>
          <table:table-cell office:value-type="float" office:value="4.3999996">
            <text:p>4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280977">
            <text:p>0.004280977</text:p>
          </table:table-cell>
          <table:table-cell office:value-type="float" office:value="1.036">
            <text:p>1.036</text:p>
          </table:table-cell>
          <table:table-cell office:value-type="float" office:value="0.15826434">
            <text:p>0.15826434</text:p>
          </table:table-cell>
        </table:table-row>
        <table:table-row table:style-name="ro1">
          <table:table-cell office:value-type="float" office:value="320.5">
            <text:p>320.5</text:p>
          </table:table-cell>
          <table:table-cell office:value-type="float" office:value="2.2">
            <text:p>2.2</text:p>
          </table:table-cell>
          <table:table-cell office:value-type="float" office:value="5.6">
            <text:p>5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121902">
            <text:p>0.0016121902</text:p>
          </table:table-cell>
          <table:table-cell office:value-type="float" office:value="0.0024171025">
            <text:p>0.0024171025</text:p>
          </table:table-cell>
          <table:table-cell office:value-type="float" office:value="1.009">
            <text:p>1.009</text:p>
          </table:table-cell>
          <table:table-cell office:value-type="float" office:value="0.10459595">
            <text:p>0.10459595</text:p>
          </table:table-cell>
        </table:table-row>
        <table:table-row table:style-name="ro1">
          <table:table-cell office:value-type="float" office:value="314.8">
            <text:p>314.8</text:p>
          </table:table-cell>
          <table:table-cell office:value-type="float" office:value="3.7">
            <text:p>3.7</text:p>
          </table:table-cell>
          <table:table-cell office:value-type="float" office:value="5.8999996">
            <text:p>5.8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467692">
            <text:p>0.002467692</text:p>
          </table:table-cell>
          <table:table-cell office:value-type="float" office:value="0.0022074804">
            <text:p>0.0022074804</text:p>
          </table:table-cell>
          <table:table-cell office:value-type="float" office:value="1.005">
            <text:p>1.005</text:p>
          </table:table-cell>
          <table:table-cell office:value-type="float" office:value="0.119195014">
            <text:p>0.119195014</text:p>
          </table:table-cell>
        </table:table-row>
        <table:table-row table:style-name="ro1">
          <table:table-cell office:value-type="float" office:value="308.3">
            <text:p>308.3</text:p>
          </table:table-cell>
          <table:table-cell office:value-type="float" office:value="5.7">
            <text:p>5.7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80257">
            <text:p>0.002680257</text:p>
          </table:table-cell>
          <table:table-cell office:value-type="float" office:value="0.0013674274">
            <text:p>0.0013674274</text:p>
          </table:table-cell>
          <table:table-cell office:value-type="float" office:value="0.992">
            <text:p>0.992</text:p>
          </table:table-cell>
          <table:table-cell office:value-type="float" office:value="0.10832169">
            <text:p>0.10832169</text:p>
          </table:table-cell>
        </table:table-row>
        <table:table-row table:style-name="ro1">
          <table:table-cell office:value-type="float" office:value="306.2">
            <text:p>306.2</text:p>
          </table:table-cell>
          <table:table-cell office:value-type="float" office:value="7.8">
            <text:p>7.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7155707">
            <text:p>-0.0017155707</text:p>
          </table:table-cell>
          <table:table-cell office:value-type="float" office:value="-0.0011557341">
            <text:p>-0.0011557341</text:p>
          </table:table-cell>
          <table:table-cell office:value-type="float" office:value="0.967">
            <text:p>0.967</text:p>
          </table:table-cell>
          <table:table-cell office:value-type="float" office:value="0.07446821">
            <text:p>0.07446821</text:p>
          </table:table-cell>
        </table:table-row>
        <table:table-row table:style-name="ro1">
          <table:table-cell office:value-type="float" office:value="304.6">
            <text:p>304.6</text:p>
          </table:table-cell>
          <table:table-cell office:value-type="float" office:value="8.3">
            <text:p>8.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5618246E-4</text:p>
          </table:table-cell>
          <table:table-cell office:value-type="float" office:value="-0.002155736">
            <text:p>-0.002155736</text:p>
          </table:table-cell>
          <table:table-cell office:value-type="float" office:value="0.969">
            <text:p>0.969</text:p>
          </table:table-cell>
          <table:table-cell office:value-type="float" office:value="0.078659035">
            <text:p>0.078659035</text:p>
          </table:table-cell>
        </table:table-row>
        <table:table-row table:style-name="ro1">
          <table:table-cell office:value-type="float" office:value="306.5">
            <text:p>306.5</text:p>
          </table:table-cell>
          <table:table-cell office:value-type="float" office:value="10.3">
            <text:p>10.3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022189E-4</text:p>
          </table:table-cell>
          <table:table-cell office:value-type="string">
            <text:p>-2.0321459E-4</text:p>
          </table:table-cell>
          <table:table-cell office:value-type="float" office:value="0.964">
            <text:p>0.964</text:p>
          </table:table-cell>
          <table:table-cell office:value-type="float" office:value="0.029792435">
            <text:p>0.029792435</text:p>
          </table:table-cell>
        </table:table-row>
        <table:table-row table:style-name="ro1">
          <table:table-cell office:value-type="float" office:value="307.4">
            <text:p>307.4</text:p>
          </table:table-cell>
          <table:table-cell office:value-type="float" office:value="12.1">
            <text:p>12.1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6185662">
            <text:p>-0.0026185662</text:p>
          </table:table-cell>
          <table:table-cell office:value-type="string">
            <text:p>-9.993464E-4</text:p>
          </table:table-cell>
          <table:table-cell office:value-type="float" office:value="0.955">
            <text:p>0.955</text:p>
          </table:table-cell>
          <table:table-cell office:value-type="float" office:value="0.100900486">
            <text:p>0.100900486</text:p>
          </table:table-cell>
        </table:table-row>
        <table:table-row table:style-name="ro1">
          <table:table-cell office:value-type="float" office:value="308.5">
            <text:p>308.5</text:p>
          </table:table-cell>
          <table:table-cell office:value-type="float" office:value="13.3">
            <text:p>13.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5026195E-4</text:p>
          </table:table-cell>
          <table:table-cell office:value-type="string">
            <text:p>-5.2846223E-4</text:p>
          </table:table-cell>
          <table:table-cell office:value-type="float" office:value="0.964">
            <text:p>0.964</text:p>
          </table:table-cell>
          <table:table-cell office:value-type="float" office:value="0.03914398">
            <text:p>0.03914398</text:p>
          </table:table-cell>
        </table:table-row>
        <table:table-row table:style-name="ro1">
          <table:table-cell office:value-type="float" office:value="312.3">
            <text:p>312.3</text:p>
          </table:table-cell>
          <table:table-cell office:value-type="float" office:value="15">
            <text:p>15</text:p>
          </table:table-cell>
          <table:table-cell office:value-type="float" office:value="6.3999996">
            <text:p>6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809468">
            <text:p>0.0011809468</text:p>
          </table:table-cell>
          <table:table-cell office:value-type="float" office:value="0.001531072">
            <text:p>0.001531072</text:p>
          </table:table-cell>
          <table:table-cell office:value-type="float" office:value="0.961">
            <text:p>0.961</text:p>
          </table:table-cell>
          <table:table-cell office:value-type="float" office:value="0.069610044">
            <text:p>0.069610044</text:p>
          </table:table-cell>
        </table:table-row>
        <table:table-row table:style-name="ro1">
          <table:table-cell office:value-type="float" office:value="317.5">
            <text:p>317.5</text:p>
          </table:table-cell>
          <table:table-cell office:value-type="float" office:value="16.8">
            <text:p>16.8</text:p>
          </table:table-cell>
          <table:table-cell office:value-type="float" office:value="7.2999997">
            <text:p>7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0317774">
            <text:p>-0.0040317774</text:p>
          </table:table-cell>
          <table:table-cell office:value-type="float" office:value="-0.0020646006">
            <text:p>-0.0020646006</text:p>
          </table:table-cell>
          <table:table-cell office:value-type="float" office:value="0.933">
            <text:p>0.933</text:p>
          </table:table-cell>
          <table:table-cell office:value-type="float" office:value="0.16306806">
            <text:p>0.16306806</text:p>
          </table:table-cell>
        </table:table-row>
        <table:table-row table:style-name="ro1">
          <table:table-cell office:value-type="float" office:value="322.1">
            <text:p>322.1</text:p>
          </table:table-cell>
          <table:table-cell office:value-type="float" office:value="17.8">
            <text:p>17.8</text:p>
          </table:table-cell>
          <table:table-cell office:value-type="float" office:value="8.7">
            <text:p>8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6953092">
            <text:p>-0.0036953092</text:p>
          </table:table-cell>
          <table:table-cell office:value-type="float" office:value="-0.001260817">
            <text:p>-0.001260817</text:p>
          </table:table-cell>
          <table:table-cell office:value-type="float" office:value="0.925">
            <text:p>0.925</text:p>
          </table:table-cell>
          <table:table-cell office:value-type="float" office:value="0.14056167">
            <text:p>0.14056167</text:p>
          </table:table-cell>
        </table:table-row>
        <table:table-row table:style-name="ro1">
          <table:table-cell office:value-type="float" office:value="330.1">
            <text:p>330.1</text:p>
          </table:table-cell>
          <table:table-cell office:value-type="float" office:value="19.2">
            <text:p>19.2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0866642">
            <text:p>-0.010866642</text:p>
          </table:table-cell>
          <table:table-cell office:value-type="float" office:value="-0.005657345">
            <text:p>-0.005657345</text:p>
          </table:table-cell>
          <table:table-cell office:value-type="float" office:value="0.89">
            <text:p>0.89</text:p>
          </table:table-cell>
          <table:table-cell office:value-type="float" office:value="0.44103998">
            <text:p>0.44103998</text:p>
          </table:table-cell>
        </table:table-row>
        <table:table-row table:style-name="ro1">
          <table:table-cell office:value-type="float" office:value="332.7">
            <text:p>332.7</text:p>
          </table:table-cell>
          <table:table-cell office:value-type="float" office:value="19.2">
            <text:p>19.2</text:p>
          </table:table-cell>
          <table:table-cell office:value-type="float" office:value="12.4">
            <text:p>12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866655">
            <text:p>-0.009866655</text:p>
          </table:table-cell>
          <table:table-cell office:value-type="float" office:value="-0.006735325">
            <text:p>-0.006735325</text:p>
          </table:table-cell>
          <table:table-cell office:value-type="float" office:value="0.886">
            <text:p>0.886</text:p>
          </table:table-cell>
          <table:table-cell office:value-type="float" office:value="0.43006927">
            <text:p>0.43006927</text:p>
          </table:table-cell>
        </table:table-row>
        <table:table-row table:style-name="ro1">
          <table:table-cell office:value-type="float" office:value="334.8">
            <text:p>334.8</text:p>
          </table:table-cell>
          <table:table-cell office:value-type="float" office:value="18.5">
            <text:p>18.5</text:p>
          </table:table-cell>
          <table:table-cell office:value-type="float" office:value="13.599999">
            <text:p>13.5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695339">
            <text:p>0.003695339</text:p>
          </table:table-cell>
          <table:table-cell office:value-type="float" office:value="0.0028578937">
            <text:p>0.0028578937</text:p>
          </table:table-cell>
          <table:table-cell office:value-type="float" office:value="0.928">
            <text:p>0.928</text:p>
          </table:table-cell>
          <table:table-cell office:value-type="float" office:value="0.16817504">
            <text:p>0.16817504</text:p>
          </table:table-cell>
        </table:table-row>
        <table:table-row table:style-name="ro1">
          <table:table-cell office:value-type="float" office:value="335.2">
            <text:p>335.2</text:p>
          </table:table-cell>
          <table:table-cell office:value-type="float" office:value="20.2">
            <text:p>20.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7017803">
            <text:p>0.0057017803</text:p>
          </table:table-cell>
          <table:table-cell office:value-type="float" office:value="0.0030780882">
            <text:p>0.0030780882</text:p>
          </table:table-cell>
          <table:table-cell office:value-type="float" office:value="0.918">
            <text:p>0.918</text:p>
          </table:table-cell>
          <table:table-cell office:value-type="float" office:value="0.23326516">
            <text:p>0.23326516</text:p>
          </table:table-cell>
        </table:table-row>
        <table:table-row table:style-name="ro1">
          <table:table-cell office:value-type="float" office:value="336.1">
            <text:p>336.1</text:p>
          </table:table-cell>
          <table:table-cell office:value-type="float" office:value="20.7">
            <text:p>20.7</text:p>
          </table:table-cell>
          <table:table-cell office:value-type="float" office:value="14.2">
            <text:p>1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251338">
            <text:p>0.0015251338</text:p>
          </table:table-cell>
          <table:table-cell office:value-type="float" office:value="0.001692608">
            <text:p>0.001692608</text:p>
          </table:table-cell>
          <table:table-cell office:value-type="float" office:value="0.904">
            <text:p>0.904</text:p>
          </table:table-cell>
          <table:table-cell office:value-type="float" office:value="0.082021564">
            <text:p>0.082021564</text:p>
          </table:table-cell>
        </table:table-row>
        <table:table-row table:style-name="ro1">
          <table:table-cell office:value-type="float" office:value="338.9">
            <text:p>338.9</text:p>
          </table:table-cell>
          <table:table-cell office:value-type="float" office:value="20.9">
            <text:p>20.9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2619834">
            <text:p>0.0032619834</text:p>
          </table:table-cell>
          <table:table-cell office:value-type="float" office:value="0.0027616322">
            <text:p>0.0027616322</text:p>
          </table:table-cell>
          <table:table-cell office:value-type="float" office:value="0.9">
            <text:p>0.9</text:p>
          </table:table-cell>
          <table:table-cell office:value-type="float" office:value="0.15386467">
            <text:p>0.15386467</text:p>
          </table:table-cell>
        </table:table-row>
        <table:table-row table:style-name="ro1">
          <table:table-cell office:value-type="float" office:value="341.7">
            <text:p>341.7</text:p>
          </table:table-cell>
          <table:table-cell office:value-type="float" office:value="21.6">
            <text:p>21.6</text:p>
          </table:table-cell>
          <table:table-cell office:value-type="float" office:value="16.7">
            <text:p>16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245608">
            <text:p>-0.0011245608</text:p>
          </table:table-cell>
          <table:table-cell office:value-type="string">
            <text:p>-3.605187E-4</text:p>
          </table:table-cell>
          <table:table-cell office:value-type="float" office:value="0.877">
            <text:p>0.877</text:p>
          </table:table-cell>
          <table:table-cell office:value-type="float" office:value="0.04251408">
            <text:p>0.0425140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.2">
            <text:p>22.2</text:p>
          </table:table-cell>
          <table:table-cell office:value-type="float" office:value="17.2">
            <text:p>17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840812">
            <text:p>-0.007840812</text:p>
          </table:table-cell>
          <table:table-cell office:value-type="float" office:value="-0.005708039">
            <text:p>-0.005708039</text:p>
          </table:table-cell>
          <table:table-cell office:value-type="float" office:value="0.858">
            <text:p>0.858</text:p>
          </table:table-cell>
          <table:table-cell office:value-type="float" office:value="0.3491448">
            <text:p>0.3491448</text:p>
          </table:table-cell>
        </table:table-row>
        <table:table-row table:style-name="ro1">
          <table:table-cell office:value-type="float" office:value="341.5">
            <text:p>341.5</text:p>
          </table:table-cell>
          <table:table-cell office:value-type="float" office:value="22">
            <text:p>22</text:p>
          </table:table-cell>
          <table:table-cell office:value-type="float" office:value="16.800001">
            <text:p>16.800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9342046E-4</text:p>
          </table:table-cell>
          <table:table-cell office:value-type="string">
            <text:p>-3.1799078E-5</text:p>
          </table:table-cell>
          <table:table-cell office:value-type="float" office:value="0.88">
            <text:p>0.88</text:p>
          </table:table-cell>
          <table:table-cell office:value-type="float" office:value="0.0142097175">
            <text:p>0.0142097175</text:p>
          </table:table-cell>
        </table:table-row>
        <table:table-row table:style-name="ro1">
          <table:table-cell office:value-type="float" office:value="340.6">
            <text:p>340.6</text:p>
          </table:table-cell>
          <table:table-cell office:value-type="float" office:value="22.4">
            <text:p>22.4</text:p>
          </table:table-cell>
          <table:table-cell office:value-type="float" office:value="16.300001">
            <text:p>16.300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29615">
            <text:p>0.003929615</text:p>
          </table:table-cell>
          <table:table-cell office:value-type="float" office:value="0.0043332875">
            <text:p>0.0043332875</text:p>
          </table:table-cell>
          <table:table-cell office:value-type="float" office:value="0.889">
            <text:p>0.889</text:p>
          </table:table-cell>
          <table:table-cell office:value-type="float" office:value="0.2105904">
            <text:p>0.2105904</text:p>
          </table:table-cell>
        </table:table-row>
        <table:table-row table:style-name="ro1">
          <table:table-cell office:value-type="float" office:value="336.6">
            <text:p>336.6</text:p>
          </table:table-cell>
          <table:table-cell office:value-type="float" office:value="22.4">
            <text:p>22.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929606">
            <text:p>0.006929606</text:p>
          </table:table-cell>
          <table:table-cell office:value-type="float" office:value="0.005554229">
            <text:p>0.005554229</text:p>
          </table:table-cell>
          <table:table-cell office:value-type="float" office:value="0.904">
            <text:p>0.904</text:p>
          </table:table-cell>
          <table:table-cell office:value-type="float" office:value="0.31970978">
            <text:p>0.31970978</text:p>
          </table:table-cell>
        </table:table-row>
        <table:table-row table:style-name="ro1">
          <table:table-cell office:value-type="float" office:value="337.9">
            <text:p>337.9</text:p>
          </table:table-cell>
          <table:table-cell office:value-type="float" office:value="23.1">
            <text:p>23.1</text:p>
          </table:table-cell>
          <table:table-cell office:value-type="float" office:value="15.2">
            <text:p>1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662867">
            <text:p>0.009662867</text:p>
          </table:table-cell>
          <table:table-cell office:value-type="float" office:value="0.005810827">
            <text:p>0.005810827</text:p>
          </table:table-cell>
          <table:table-cell office:value-type="float" office:value="0.901">
            <text:p>0.901</text:p>
          </table:table-cell>
          <table:table-cell office:value-type="float" office:value="0.4059181">
            <text:p>0.4059181</text:p>
          </table:table-cell>
        </table:table-row>
        <table:table-row table:style-name="ro1">
          <table:table-cell office:value-type="float" office:value="337.6">
            <text:p>337.6</text:p>
          </table:table-cell>
          <table:table-cell office:value-type="float" office:value="24.2">
            <text:p>24.2</text:p>
          </table:table-cell>
          <table:table-cell office:value-type="float" office:value="14.599999">
            <text:p>14.599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9.2306733E-4</text:p>
          </table:table-cell>
          <table:table-cell office:value-type="string">
            <text:p>-6.9350004E-5</text:p>
          </table:table-cell>
          <table:table-cell office:value-type="float" office:value="0.873">
            <text:p>0.873</text:p>
          </table:table-cell>
          <table:table-cell office:value-type="float" office:value="0.03332445">
            <text:p>0.03332445</text:p>
          </table:table-cell>
        </table:table-row>
        <table:table-row table:style-name="ro1">
          <table:table-cell office:value-type="float" office:value="338.8">
            <text:p>338.8</text:p>
          </table:table-cell>
          <table:table-cell office:value-type="float" office:value="24">
            <text:p>24</text:p>
          </table:table-cell>
          <table:table-cell office:value-type="float" office:value="14.9">
            <text:p>14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7366409">
            <text:p>-0.0017366409</text:p>
          </table:table-cell>
          <table:table-cell office:value-type="float" office:value="-0.0011327863">
            <text:p>-0.0011327863</text:p>
          </table:table-cell>
          <table:table-cell office:value-type="float" office:value="0.871">
            <text:p>0.871</text:p>
          </table:table-cell>
          <table:table-cell office:value-type="float" office:value="0.074643984">
            <text:p>0.074643984</text:p>
          </table:table-cell>
        </table:table-row>
        <table:table-row table:style-name="ro1">
          <table:table-cell office:value-type="float" office:value="339.1">
            <text:p>339.1</text:p>
          </table:table-cell>
          <table:table-cell office:value-type="float" office:value="23.3">
            <text:p>23.3</text:p>
          </table:table-cell>
          <table:table-cell office:value-type="float" office:value="14.9">
            <text:p>14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545064">
            <text:p>0.0034545064</text:p>
          </table:table-cell>
          <table:table-cell office:value-type="float" office:value="0.0028672218">
            <text:p>0.0028672218</text:p>
          </table:table-cell>
          <table:table-cell office:value-type="float" office:value="0.889">
            <text:p>0.889</text:p>
          </table:table-cell>
          <table:table-cell office:value-type="float" office:value="0.16161823">
            <text:p>0.16161823</text:p>
          </table:table-cell>
        </table:table-row>
        <table:table-row table:style-name="ro1">
          <table:table-cell office:value-type="float" office:value="339.6">
            <text:p>339.6</text:p>
          </table:table-cell>
          <table:table-cell office:value-type="float" office:value="23.4">
            <text:p>23.4</text:p>
          </table:table-cell>
          <table:table-cell office:value-type="float" office:value="14.599999">
            <text:p>14.599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52108E-4</text:p>
          </table:table-cell>
          <table:table-cell office:value-type="string">
            <text:p>9.306371E-4</text:p>
          </table:table-cell>
          <table:table-cell office:value-type="float" office:value="0.882">
            <text:p>0.882</text:p>
          </table:table-cell>
          <table:table-cell office:value-type="float" office:value="0.045425676">
            <text:p>0.045425676</text:p>
          </table:table-cell>
        </table:table-row>
        <table:table-row table:style-name="ro1">
          <table:table-cell office:value-type="float" office:value="339.6">
            <text:p>339.6</text:p>
          </table:table-cell>
          <table:table-cell office:value-type="float" office:value="23">
            <text:p>23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268855">
            <text:p>0.004268855</text:p>
          </table:table-cell>
          <table:table-cell office:value-type="float" office:value="0.0030009896">
            <text:p>0.0030009896</text:p>
          </table:table-cell>
          <table:table-cell office:value-type="float" office:value="0.894">
            <text:p>0.894</text:p>
          </table:table-cell>
          <table:table-cell office:value-type="float" office:value="0.1878537">
            <text:p>0.1878537</text:p>
          </table:table-cell>
        </table:table-row>
        <table:table-row table:style-name="ro1">
          <table:table-cell office:value-type="float" office:value="338.9">
            <text:p>338.9</text:p>
          </table:table-cell>
          <table:table-cell office:value-type="float" office:value="22.2">
            <text:p>22.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159207">
            <text:p>0.009159207</text:p>
          </table:table-cell>
          <table:table-cell office:value-type="float" office:value="0.0070780963">
            <text:p>0.0070780963</text:p>
          </table:table-cell>
          <table:table-cell office:value-type="float" office:value="0.914">
            <text:p>0.914</text:p>
          </table:table-cell>
          <table:table-cell office:value-type="float" office:value="0.4167158">
            <text:p>0.416715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.3">
            <text:p>22.3</text:p>
          </table:table-cell>
          <table:table-cell office:value-type="float" office:value="13.9">
            <text:p>13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43858">
            <text:p>0.005543858</text:p>
          </table:table-cell>
          <table:table-cell office:value-type="float" office:value="0.0037719607">
            <text:p>0.0037719607</text:p>
          </table:table-cell>
          <table:table-cell office:value-type="float" office:value="0.902">
            <text:p>0.902</text:p>
          </table:table-cell>
          <table:table-cell office:value-type="float" office:value="0.24139388">
            <text:p>0.24139388</text:p>
          </table:table-cell>
        </table:table-row>
        <table:table-row table:style-name="ro1">
          <table:table-cell office:value-type="float" office:value="338.7">
            <text:p>338.7</text:p>
          </table:table-cell>
          <table:table-cell office:value-type="float" office:value="22">
            <text:p>22</text:p>
          </table:table-cell>
          <table:table-cell office:value-type="float" office:value="13.7">
            <text:p>13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9342046E-4</text:p>
          </table:table-cell>
          <table:table-cell office:value-type="string">
            <text:p>1.6185641E-4</text:p>
          </table:table-cell>
          <table:table-cell office:value-type="float" office:value="0.894">
            <text:p>0.894</text:p>
          </table:table-cell>
          <table:table-cell office:value-type="float" office:value="0.015315309">
            <text:p>0.015315309</text:p>
          </table:table-cell>
        </table:table-row>
        <table:table-row table:style-name="ro1">
          <table:table-cell office:value-type="float" office:value="338.7">
            <text:p>338.7</text:p>
          </table:table-cell>
          <table:table-cell office:value-type="float" office:value="21.5">
            <text:p>21.5</text:p>
          </table:table-cell>
          <table:table-cell office:value-type="float" office:value="13.4">
            <text:p>13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9877167E-4</text:p>
          </table:table-cell>
          <table:table-cell office:value-type="string">
            <text:p>2.5209785E-4</text:p>
          </table:table-cell>
          <table:table-cell office:value-type="float" office:value="0.897">
            <text:p>0.897</text:p>
          </table:table-cell>
          <table:table-cell office:value-type="float" office:value="0.020119427">
            <text:p>0.020119427</text:p>
          </table:table-cell>
        </table:table-row>
        <table:table-row table:style-name="ro1">
          <table:table-cell office:value-type="float" office:value="337.6">
            <text:p>337.6</text:p>
          </table:table-cell>
          <table:table-cell office:value-type="float" office:value="20.4">
            <text:p>20.4</text:p>
          </table:table-cell>
          <table:table-cell office:value-type="float" office:value="13.3">
            <text:p>13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79485">
            <text:p>0.0014279485</text:p>
          </table:table-cell>
          <table:table-cell office:value-type="string">
            <text:p>9.5024705E-4</text:p>
          </table:table-cell>
          <table:table-cell office:value-type="float" office:value="0.911">
            <text:p>0.911</text:p>
          </table:table-cell>
          <table:table-cell office:value-type="float" office:value="0.0617486">
            <text:p>0.0617486</text:p>
          </table:table-cell>
        </table:table-row>
        <table:table-row table:style-name="ro1">
          <table:table-cell office:value-type="float" office:value="337.1">
            <text:p>337.1</text:p>
          </table:table-cell>
          <table:table-cell office:value-type="float" office:value="19.4">
            <text:p>19.4</text:p>
          </table:table-cell>
          <table:table-cell office:value-type="float" office:value="13.3">
            <text:p>13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838871">
            <text:p>0.005838871</text:p>
          </table:table-cell>
          <table:table-cell office:value-type="float" office:value="0.003950253">
            <text:p>0.003950253</text:p>
          </table:table-cell>
          <table:table-cell office:value-type="float" office:value="0.928">
            <text:p>0.928</text:p>
          </table:table-cell>
          <table:table-cell office:value-type="float" office:value="0.25378612">
            <text:p>0.25378612</text:p>
          </table:table-cell>
        </table:table-row>
        <table:table-row table:style-name="ro1">
          <table:table-cell office:value-type="float" office:value="335.5">
            <text:p>335.5</text:p>
          </table:table-cell>
          <table:table-cell office:value-type="float" office:value="18.2">
            <text:p>18.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665068">
            <text:p>0.007665068</text:p>
          </table:table-cell>
          <table:table-cell office:value-type="float" office:value="0.0060489476">
            <text:p>0.0060489476</text:p>
          </table:table-cell>
          <table:table-cell office:value-type="float" office:value="0.943">
            <text:p>0.943</text:p>
          </table:table-cell>
          <table:table-cell office:value-type="float" office:value="0.3515179">
            <text:p>0.3515179</text:p>
          </table:table-cell>
        </table:table-row>
        <table:table-row table:style-name="ro1">
          <table:table-cell office:value-type="float" office:value="335.6">
            <text:p>335.6</text:p>
          </table:table-cell>
          <table:table-cell office:value-type="float" office:value="17.5">
            <text:p>17.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294187">
            <text:p>0.004294187</text:p>
          </table:table-cell>
          <table:table-cell office:value-type="float" office:value="0.0020489544">
            <text:p>0.0020489544</text:p>
          </table:table-cell>
          <table:table-cell office:value-type="float" office:value="0.938">
            <text:p>0.938</text:p>
          </table:table-cell>
          <table:table-cell office:value-type="float" office:value="0.17128721">
            <text:p>0.17128721</text:p>
          </table:table-cell>
        </table:table-row>
        <table:table-row table:style-name="ro1">
          <table:table-cell office:value-type="float" office:value="333.7">
            <text:p>333.7</text:p>
          </table:table-cell>
          <table:table-cell office:value-type="float" office:value="15.9">
            <text:p>15.9</text:p>
          </table:table-cell>
          <table:table-cell office:value-type="float" office:value="12.3">
            <text:p>12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04079">
            <text:p>0.01004079</text:p>
          </table:table-cell>
          <table:table-cell office:value-type="float" office:value="0.006969616">
            <text:p>0.006969616</text:p>
          </table:table-cell>
          <table:table-cell office:value-type="float" office:value="0.969">
            <text:p>0.969</text:p>
          </table:table-cell>
          <table:table-cell office:value-type="float" office:value="0.44001552">
            <text:p>0.44001552</text:p>
          </table:table-cell>
        </table:table-row>
        <table:table-row table:style-name="ro1">
          <table:table-cell office:value-type="float" office:value="331.6">
            <text:p>331.6</text:p>
          </table:table-cell>
          <table:table-cell office:value-type="float" office:value="15.1">
            <text:p>15.1</text:p>
          </table:table-cell>
          <table:table-cell office:value-type="float" office:value="11.7">
            <text:p>11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495463">
            <text:p>0.007495463</text:p>
          </table:table-cell>
          <table:table-cell office:value-type="float" office:value="0.0052126944">
            <text:p>0.0052126944</text:p>
          </table:table-cell>
          <table:table-cell office:value-type="float" office:value="0.966">
            <text:p>0.966</text:p>
          </table:table-cell>
          <table:table-cell office:value-type="float" office:value="0.32867494">
            <text:p>0.32867494</text:p>
          </table:table-cell>
        </table:table-row>
        <table:table-row table:style-name="ro1">
          <table:table-cell office:value-type="float" office:value="332.3">
            <text:p>332.3</text:p>
          </table:table-cell>
          <table:table-cell office:value-type="float" office:value="14.7">
            <text:p>14.7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420287">
            <text:p>0.0022420287</text:p>
          </table:table-cell>
          <table:table-cell office:value-type="float" office:value="0.003053844">
            <text:p>0.003053844</text:p>
          </table:table-cell>
          <table:table-cell office:value-type="float" office:value="0.954">
            <text:p>0.954</text:p>
          </table:table-cell>
          <table:table-cell office:value-type="float" office:value="0.13638602">
            <text:p>0.13638602</text:p>
          </table:table-cell>
        </table:table-row>
        <table:table-row table:style-name="ro1">
          <table:table-cell office:value-type="float" office:value="332.9">
            <text:p>332.9</text:p>
          </table:table-cell>
          <table:table-cell office:value-type="float" office:value="13.3">
            <text:p>13.3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50251">
            <text:p>0.002950251</text:p>
          </table:table-cell>
          <table:table-cell office:value-type="float" office:value="0.003053844">
            <text:p>0.003053844</text:p>
          </table:table-cell>
          <table:table-cell office:value-type="float" office:value="0.963">
            <text:p>0.963</text:p>
          </table:table-cell>
          <table:table-cell office:value-type="float" office:value="0.15286244">
            <text:p>0.15286244</text:p>
          </table:table-cell>
        </table:table-row>
        <table:table-row table:style-name="ro1">
          <table:table-cell office:value-type="float" office:value="332.7">
            <text:p>332.7</text:p>
          </table:table-cell>
          <table:table-cell office:value-type="float" office:value="12.5">
            <text:p>12.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603771">
            <text:p>0.0025603771</text:p>
          </table:table-cell>
          <table:table-cell office:value-type="float" office:value="0.0011909902">
            <text:p>0.0011909902</text:p>
          </table:table-cell>
          <table:table-cell office:value-type="float" office:value="0.964">
            <text:p>0.964</text:p>
          </table:table-cell>
          <table:table-cell office:value-type="float" office:value="0.1016581">
            <text:p>0.1016581</text:p>
          </table:table-cell>
        </table:table-row>
        <table:table-row table:style-name="ro1">
          <table:table-cell office:value-type="float" office:value="328.8">
            <text:p>328.8</text:p>
          </table:table-cell>
          <table:table-cell office:value-type="float" office:value="10.5">
            <text:p>10.5</text:p>
          </table:table-cell>
          <table:table-cell office:value-type="float" office:value="9.7">
            <text:p>9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7644715">
            <text:p>0.0067644715</text:p>
          </table:table-cell>
          <table:table-cell office:value-type="float" office:value="0.0055106133">
            <text:p>0.0055106133</text:p>
          </table:table-cell>
          <table:table-cell office:value-type="float" office:value="0.997">
            <text:p>0.997</text:p>
          </table:table-cell>
          <table:table-cell office:value-type="float" office:value="0.31409898">
            <text:p>0.31409898</text:p>
          </table:table-cell>
        </table:table-row>
        <table:table-row table:style-name="ro1">
          <table:table-cell office:value-type="float" office:value="325.5">
            <text:p>325.5</text:p>
          </table:table-cell>
          <table:table-cell office:value-type="float" office:value="8.6">
            <text:p>8.6</text:p>
          </table:table-cell>
          <table:table-cell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4646473">
            <text:p>0.0074646473</text:p>
          </table:table-cell>
          <table:table-cell office:value-type="float" office:value="0.0070987493">
            <text:p>0.0070987493</text:p>
          </table:table-cell>
          <table:table-cell office:value-type="float" office:value="1.016">
            <text:p>1.016</text:p>
          </table:table-cell>
          <table:table-cell office:value-type="float" office:value="0.37084094">
            <text:p>0.37084094</text:p>
          </table:table-cell>
        </table:table-row>
        <table:table-row table:style-name="ro1">
          <table:table-cell office:value-type="float" office:value="325.1">
            <text:p>325.1</text:p>
          </table:table-cell>
          <table:table-cell office:value-type="float" office:value="7">
            <text:p>7</text:p>
          </table:table-cell>
          <table:table-cell office:value-type="float" office:value="7.3999996">
            <text:p>7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130658">
            <text:p>0.006130658</text:p>
          </table:table-cell>
          <table:table-cell office:value-type="float" office:value="0.0042044073">
            <text:p>0.0042044073</text:p>
          </table:table-cell>
          <table:table-cell office:value-type="float" office:value="1.018">
            <text:p>1.018</text:p>
          </table:table-cell>
          <table:table-cell office:value-type="float" office:value="0.26761872">
            <text:p>0.26761872</text:p>
          </table:table-cell>
        </table:table-row>
        <table:table-row table:style-name="ro1">
          <table:table-cell office:value-type="float" office:value="327.5">
            <text:p>327.5</text:p>
          </table:table-cell>
          <table:table-cell office:value-type="float" office:value="6.1">
            <text:p>6.1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735939">
            <text:p>0.004735939</text:p>
          </table:table-cell>
          <table:table-cell office:value-type="float" office:value="0.0036667734">
            <text:p>0.0036667734</text:p>
          </table:table-cell>
          <table:table-cell office:value-type="float" office:value="1.013">
            <text:p>1.013</text:p>
          </table:table-cell>
          <table:table-cell office:value-type="float" office:value="0.21562311">
            <text:p>0.21562311</text:p>
          </table:table-cell>
        </table:table-row>
        <table:table-row table:style-name="ro1">
          <table:table-cell office:value-type="float" office:value="328.4">
            <text:p>328.4</text:p>
          </table:table-cell>
          <table:table-cell office:value-type="float" office:value="5.1">
            <text:p>5.1</text:p>
          </table:table-cell>
          <table:table-cell office:value-type="float" office:value="6.3999996">
            <text:p>6.3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1057095">
            <text:p>0.0041057095</text:p>
          </table:table-cell>
          <table:table-cell office:value-type="float" office:value="0.003531076">
            <text:p>0.003531076</text:p>
          </table:table-cell>
          <table:table-cell office:value-type="float" office:value="1.017">
            <text:p>1.017</text:p>
          </table:table-cell>
          <table:table-cell office:value-type="float" office:value="0.19495077">
            <text:p>0.19495077</text:p>
          </table:table-cell>
        </table:table-row>
        <table:table-row table:style-name="ro1">
          <table:table-cell office:value-type="float" office:value="328.5">
            <text:p>328.5</text:p>
          </table:table-cell>
          <table:table-cell office:value-type="float" office:value="4.8">
            <text:p>4.8</text:p>
          </table:table-cell>
          <table:table-cell office:value-type="float" office:value="6.2999997">
            <text:p>6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221597">
            <text:p>0.0023221597</text:p>
          </table:table-cell>
          <table:table-cell office:value-type="float" office:value="0.0022656992">
            <text:p>0.0022656992</text:p>
          </table:table-cell>
          <table:table-cell office:value-type="float" office:value="1.009">
            <text:p>1.009</text:p>
          </table:table-cell>
          <table:table-cell office:value-type="float" office:value="0.11679707">
            <text:p>0.1167970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.8">
            <text:p>3.8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726095">
            <text:p>0.003726095</text:p>
          </table:table-cell>
          <table:table-cell office:value-type="float" office:value="0.00415425">
            <text:p>0.00415425</text:p>
          </table:table-cell>
          <table:table-cell office:value-type="float" office:value="1.022">
            <text:p>1.022</text:p>
          </table:table-cell>
          <table:table-cell office:value-type="float" office:value="0.2008971">
            <text:p>0.2008971</text:p>
          </table:table-cell>
        </table:table-row>
        <table:table-row table:style-name="ro1">
          <table:table-cell office:value-type="float" office:value="334.2">
            <text:p>334.2</text:p>
          </table:table-cell>
          <table:table-cell office:value-type="float" office:value="3.3">
            <text:p>3.3</text:p>
          </table:table-cell>
          <table:table-cell office:value-type="float" office:value="4.2999997">
            <text:p>4.29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4359748">
            <text:p>0.0024359748</text:p>
          </table:table-cell>
          <table:table-cell office:value-type="float" office:value="0.0030212775">
            <text:p>0.0030212775</text:p>
          </table:table-cell>
          <table:table-cell office:value-type="float" office:value="1.015">
            <text:p>1.015</text:p>
          </table:table-cell>
          <table:table-cell office:value-type="float" office:value="0.13971607">
            <text:p>0.13971607</text:p>
          </table:table-cell>
        </table:table-row>
        <table:table-row table:style-name="ro1">
          <table:table-cell office:value-type="float" office:value="335.9">
            <text:p>335.9</text:p>
          </table:table-cell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935447">
            <text:p>0.0028935447</text:p>
          </table:table-cell>
          <table:table-cell office:value-type="float" office:value="0.0031502321">
            <text:p>0.0031502321</text:p>
          </table:table-cell>
          <table:table-cell office:value-type="float" office:value="1.028">
            <text:p>1.028</text:p>
          </table:table-cell>
          <table:table-cell office:value-type="float" office:value="0.15398854">
            <text:p>0.15398854</text:p>
          </table:table-cell>
        </table:table-row>
        <table:table-row table:style-name="ro1">
          <table:table-cell office:value-type="float" office:value="339.9">
            <text:p>339.9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682073">
            <text:p>0.0038682073</text:p>
          </table:table-cell>
          <table:table-cell office:value-type="float" office:value="0.0023562945">
            <text:p>0.0023562945</text:p>
          </table:table-cell>
          <table:table-cell office:value-type="float" office:value="1.033">
            <text:p>1.033</text:p>
          </table:table-cell>
          <table:table-cell office:value-type="float" office:value="0.16305757">
            <text:p>0.16305757</text:p>
          </table:table-cell>
        </table:table-row>
        <table:table-row table:style-name="ro1">
          <table:table-cell office:value-type="float" office:value="343.1">
            <text:p>343.1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070536">
            <text:p>0.0034070536</text:p>
          </table:table-cell>
          <table:table-cell office:value-type="float" office:value="0.0015475936">
            <text:p>0.0015475936</text:p>
          </table:table-cell>
          <table:table-cell office:value-type="float" office:value="1.027">
            <text:p>1.027</text:p>
          </table:table-cell>
          <table:table-cell office:value-type="float" office:value="0.13471481">
            <text:p>0.13471481</text:p>
          </table:table-cell>
        </table:table-row>
        <table:table-row table:style-name="ro1">
          <table:table-cell office:value-type="float" office:value="346.5">
            <text:p>346.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435317">
            <text:p>0.0012435317</text:p>
          </table:table-cell>
          <table:table-cell office:value-type="float" office:value="0.0020187395">
            <text:p>0.0020187395</text:p>
          </table:table-cell>
          <table:table-cell office:value-type="float" office:value="1.008">
            <text:p>1.008</text:p>
          </table:table-cell>
          <table:table-cell office:value-type="float" office:value="0.08535672">
            <text:p>0.08535672</text:p>
          </table:table-cell>
        </table:table-row>
        <table:table-row table:style-name="ro1">
          <table:table-cell office:value-type="float" office:value="349.1">
            <text:p>349.1</text:p>
          </table:table-cell>
          <table:table-cell office:value-type="float" office:value="4.5">
            <text:p>4.5</text:p>
          </table:table-cell>
          <table:table-cell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409033">
            <text:p>0.0035409033</text:p>
          </table:table-cell>
          <table:table-cell office:value-type="string">
            <text:p>4.9065147E-4</text:p>
          </table:table-cell>
          <table:table-cell office:value-type="float" office:value="1.016">
            <text:p>1.016</text:p>
          </table:table-cell>
          <table:table-cell office:value-type="float" office:value="0.1286909">
            <text:p>0.128690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.8">
            <text:p>4.8</text:p>
          </table:table-cell>
          <table:table-cell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221597">
            <text:p>0.0023221597</text:p>
          </table:table-cell>
          <table:table-cell office:value-type="float" office:value="-0.0010378184">
            <text:p>-0.0010378184</text:p>
          </table:table-cell>
          <table:table-cell office:value-type="float" office:value="1.023">
            <text:p>1.023</text:p>
          </table:table-cell>
          <table:table-cell office:value-type="float" office:value="0.09156712">
            <text:p>0.09156712</text:p>
          </table:table-cell>
        </table:table-row>
        <table:table-row table:style-name="ro1">
          <table:table-cell office:value-type="float" office:value="351.1">
            <text:p>351.1</text:p>
          </table:table-cell>
          <table:table-cell office:value-type="float" office:value="5.4">
            <text:p>5.4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916916">
            <text:p>0.0038916916</text:p>
          </table:table-cell>
          <table:table-cell office:value-type="float" office:value="-0.0011005029">
            <text:p>-0.0011005029</text:p>
          </table:table-cell>
          <table:table-cell office:value-type="float" office:value="1.024">
            <text:p>1.024</text:p>
          </table:table-cell>
          <table:table-cell office:value-type="float" office:value="0.14559524">
            <text:p>0.14559524</text:p>
          </table:table-cell>
        </table:table-row>
        <table:table-row table:style-name="ro1">
          <table:table-cell office:value-type="float" office:value="351.9">
            <text:p>351.9</text:p>
          </table:table-cell>
          <table:table-cell office:value-type="float" office:value="5.6">
            <text:p>5.6</text:p>
          </table:table-cell>
          <table:table-cell office:value-type="float" office:value="-3.8999999">
            <text:p>-3.89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4171065">
            <text:p>0.0044171065</text:p>
          </table:table-cell>
          <table:table-cell office:value-type="float" office:value="-0.001984708">
            <text:p>-0.001984708</text:p>
          </table:table-cell>
          <table:table-cell office:value-type="float" office:value="1.018">
            <text:p>1.018</text:p>
          </table:table-cell>
          <table:table-cell office:value-type="float" office:value="0.17433073">
            <text:p>0.17433073</text:p>
          </table:table-cell>
        </table:table-row>
        <table:table-row table:style-name="ro1">
          <table:table-cell office:value-type="float" office:value="353.3">
            <text:p>353.3</text:p>
          </table:table-cell>
          <table:table-cell office:value-type="float" office:value="6.7">
            <text:p>6.7</text:p>
          </table:table-cell>
          <table:table-cell office:value-type="float" office:value="-4.5">
            <text:p>-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292676">
            <text:p>0.0023292676</text:p>
          </table:table-cell>
          <table:table-cell office:value-type="float" office:value="-0.0015408993">
            <text:p>-0.0015408993</text:p>
          </table:table-cell>
          <table:table-cell office:value-type="float" office:value="1.002">
            <text:p>1.002</text:p>
          </table:table-cell>
          <table:table-cell office:value-type="float" office:value="0.10054201">
            <text:p>0.1005420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.2">
            <text:p>7.2</text:p>
          </table:table-cell>
          <table:table-cell office:value-type="float" office:value="-4.5">
            <text:p>-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6667755">
            <text:p>0.0046667755</text:p>
          </table:table-cell>
          <table:table-cell office:value-type="float" office:value="-0.0025409013">
            <text:p>-0.0025409013</text:p>
          </table:table-cell>
          <table:table-cell office:value-type="float" office:value="1.017">
            <text:p>1.017</text:p>
          </table:table-cell>
          <table:table-cell office:value-type="float" office:value="0.19129214">
            <text:p>0.19129214</text:p>
          </table:table-cell>
        </table:table-row>
        <table:table-row table:style-name="ro1">
          <table:table-cell office:value-type="float" office:value="355.5">
            <text:p>355.5</text:p>
          </table:table-cell>
          <table:table-cell office:value-type="float" office:value="8.2">
            <text:p>8.2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371062">
            <text:p>0.004371062</text:p>
          </table:table-cell>
          <table:table-cell office:value-type="string">
            <text:p>-8.4426254E-4</text:p>
          </table:table-cell>
          <table:table-cell office:value-type="float" office:value="0.999">
            <text:p>0.999</text:p>
          </table:table-cell>
          <table:table-cell office:value-type="float" office:value="0.160267">
            <text:p>0.160267</text:p>
          </table:table-cell>
        </table:table-row>
        <table:table-row table:style-name="ro1">
          <table:table-cell office:value-type="float" office:value="354.5">
            <text:p>354.5</text:p>
          </table:table-cell>
          <table:table-cell office:value-type="float" office:value="8.9">
            <text:p>8.9</text:p>
          </table:table-cell>
          <table:table-cell office:value-type="float" office:value="-6.1000004">
            <text:p>-6.1000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89614">
            <text:p>0.005289614</text:p>
          </table:table-cell>
          <table:table-cell office:value-type="float" office:value="-0.0027359203">
            <text:p>-0.0027359203</text:p>
          </table:table-cell>
          <table:table-cell office:value-type="float" office:value="0.999">
            <text:p>0.999</text:p>
          </table:table-cell>
          <table:table-cell office:value-type="float" office:value="0.21439025">
            <text:p>0.21439025</text:p>
          </table:table-cell>
        </table:table-row>
        <table:table-row table:style-name="ro1">
          <table:table-cell office:value-type="float" office:value="355.1">
            <text:p>355.1</text:p>
          </table:table-cell>
          <table:table-cell office:value-type="float" office:value="9.8">
            <text:p>9.8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7905107">
            <text:p>0.0027905107</text:p>
          </table:table-cell>
          <table:table-cell office:value-type="string">
            <text:p>-7.9678744E-4</text:p>
          </table:table-cell>
          <table:table-cell office:value-type="float" office:value="0.984">
            <text:p>0.984</text:p>
          </table:table-cell>
          <table:table-cell office:value-type="float" office:value="0.104473755">
            <text:p>0.104473755</text:p>
          </table:table-cell>
        </table:table-row>
        <table:table-row table:style-name="ro1">
          <table:table-cell office:value-type="float" office:value="356.5">
            <text:p>356.5</text:p>
          </table:table-cell>
          <table:table-cell office:value-type="float" office:value="11.6">
            <text:p>11.6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220859">
            <text:p>0.0019220859</text:p>
          </table:table-cell>
          <table:table-cell office:value-type="string">
            <text:p>-8.2689524E-4</text:p>
          </table:table-cell>
          <table:table-cell office:value-type="float" office:value="0.97">
            <text:p>0.97</text:p>
          </table:table-cell>
          <table:table-cell office:value-type="float" office:value="0.07532709">
            <text:p>0.07532709</text:p>
          </table:table-cell>
        </table:table-row>
        <table:table-row table:style-name="ro1">
          <table:table-cell office:value-type="float" office:value="356.3">
            <text:p>356.3</text:p>
          </table:table-cell>
          <table:table-cell office:value-type="float" office:value="12.1">
            <text:p>12.1</text:p>
          </table:table-cell>
          <table:table-cell office:value-type="float" office:value="-8.5">
            <text:p>-8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381431">
            <text:p>0.003381431</text:p>
          </table:table-cell>
          <table:table-cell office:value-type="float" office:value="-0.0011906028">
            <text:p>-0.0011906028</text:p>
          </table:table-cell>
          <table:table-cell office:value-type="float" office:value="0.971">
            <text:p>0.971</text:p>
          </table:table-cell>
          <table:table-cell office:value-type="float" office:value="0.12905733">
            <text:p>0.1290573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2.5">
            <text:p>12.5</text:p>
          </table:table-cell>
          <table:table-cell office:value-type="float" office:value="-7.9000006">
            <text:p>-7.9000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5603873">
            <text:p>0.0075603873</text:p>
          </table:table-cell>
          <table:table-cell office:value-type="float" office:value="-0.0035554469">
            <text:p>-0.0035554469</text:p>
          </table:table-cell>
          <table:table-cell office:value-type="float" office:value="0.99">
            <text:p>0.99</text:p>
          </table:table-cell>
          <table:table-cell office:value-type="float" office:value="0.30076885">
            <text:p>0.30076885</text:p>
          </table:table-cell>
        </table:table-row>
        <table:table-row table:style-name="ro1">
          <table:table-cell office:value-type="float" office:value="358.2">
            <text:p>358.2</text:p>
          </table:table-cell>
          <table:table-cell office:value-type="float" office:value="12.3">
            <text:p>12.3</text:p>
          </table:table-cell>
          <table:table-cell office:value-type="float" office:value="-7.9000006">
            <text:p>-7.9000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969615">
            <text:p>0.013969615</text:p>
          </table:table-cell>
          <table:table-cell office:value-type="float" office:value="-0.006555453">
            <text:p>-0.006555453</text:p>
          </table:table-cell>
          <table:table-cell office:value-type="float" office:value="1.021">
            <text:p>1.021</text:p>
          </table:table-cell>
          <table:table-cell office:value-type="float" office:value="0.55552614">
            <text:p>0.555526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11/21/2013</text:date>, <text:time>13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3:26:45.52</dc:date>
    <meta:document-statistic meta:table-count="2" meta:cell-count="3879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269cm" svg:height="22.21cm" xlink:href=".." xlink:type="simple" chart:class="chart:line" chart:style-name="ch1">
        <chart:legend chart:legend-position="end" svg:x="34.502cm" svg:y="10.007cm" style:legend-expansion="high" chart:style-name="ch2"/>
        <chart:plot-area chart:style-name="ch3" table:cell-range-address="Sheet1.F1:Sheet1.I431" chart:data-source-has-labels="row" svg:x="1.175cm" svg:y="1.911cm" svg:width="31.877cm" svg:height="19.435cm">
          <chartooo:coordinate-region svg:x="2.008cm" svg:y="2.123cm" svg:width="30.836cm" svg:height="19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31" chart:label-cell-address="Sheet1.F1:Sheet1.F1" chart:class="chart:line">
            <chart:data-point chart:repeated="430"/>
          </chart:series>
          <chart:series chart:style-name="ch7" chart:values-cell-range-address="Sheet1.G2:Sheet1.G431" chart:label-cell-address="Sheet1.G1:Sheet1.G1" chart:class="chart:line">
            <chart:data-point chart:repeated="430"/>
          </chart:series>
          <chart:series chart:style-name="ch8" chart:values-cell-range-address="Sheet1.H2:Sheet1.H431" chart:label-cell-address="Sheet1.H1:Sheet1.H1" chart:class="chart:line">
            <chart:data-point chart:repeated="430"/>
          </chart:series>
          <chart:series chart:style-name="ch9" chart:values-cell-range-address="Sheet1.I2:Sheet1.I431" chart:label-cell-address="Sheet1.I1:Sheet1.I1" chart:class="chart:line">
            <chart:data-point chart:repeated="4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Sheet1.F1:Sheet1.F1</svg:desc>
                </draw:g>
              </table:table-cell>
              <table:table-cell office:value-type="string">
                <text:p>Ay</text:p>
                <draw:g>
                  <svg:desc>Sheet1.G1:Sheet1.G1</svg:desc>
                </draw:g>
              </table:table-cell>
              <table:table-cell office:value-type="string">
                <text:p>Az</text:p>
                <draw:g>
                  <svg:desc>Sheet1.H1:Sheet1.H1</svg:desc>
                </draw:g>
              </table:table-cell>
              <table:table-cell office:value-type="string">
                <text:p>Vx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5282165">
                <text:p>-0.0015282165</text:p>
                <draw:g>
                  <svg:desc>Sheet1.F2:Sheet1.F431</svg:desc>
                </draw:g>
              </table:table-cell>
              <table:table-cell office:value-type="float" office:value="NaN">
                <text:p>NaN</text:p>
                <draw:g>
                  <svg:desc>Sheet1.G2:Sheet1.G431</svg:desc>
                </draw:g>
              </table:table-cell>
              <table:table-cell office:value-type="float" office:value="1.013">
                <text:p>1.013</text:p>
                <draw:g>
                  <svg:desc>Sheet1.H2:Sheet1.H431</svg:desc>
                </draw:g>
              </table:table-cell>
              <table:table-cell office:value-type="float" office:value="0.061210178">
                <text:p>0.061210178</text:p>
                <draw:g>
                  <svg:desc>Sheet1.I2:Sheet1.I4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43815207">
                <text:p>0.043815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26866361">
                <text:p>0.026866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6866361">
                <text:p>0.026866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6866361">
                <text:p>0.026866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43815207">
                <text:p>0.043815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43815207">
                <text:p>0.043815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9621802">
                <text:p>0.0019621802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7556285">
                <text:p>0.07556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9621802">
                <text:p>0.0019621802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7556285">
                <text:p>0.07556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621802">
                <text:p>0.0019621802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7556285">
                <text:p>0.07556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621802">
                <text:p>0.0019621802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7556285">
                <text:p>0.07556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170011">
                <text:p>0.001217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5137551">
                <text:p>0.05137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27945941">
                <text:p>0.027945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170011">
                <text:p>0.0012170011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05137551">
                <text:p>0.05137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27945941">
                <text:p>0.027945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29641485">
                <text:p>0.029641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29641485">
                <text:p>0.029641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389167">
                <text:p>0.0389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89167">
                <text:p>0.0389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89167">
                <text:p>0.0389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2794594">
                <text:p>0.02794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2170011">
                <text:p>0.001217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5137551">
                <text:p>0.05137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170011">
                <text:p>0.0012170011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5137551">
                <text:p>0.05137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2170013">
                <text:p>0.0022170013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8420162">
                <text:p>0.08420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8580882">
                <text:p>0.028580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747063">
                <text:p>0.03747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6283546">
                <text:p>0.06283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4">
                <text:p>1.014</text:p>
              </table:table-cell>
              <table:table-cell office:value-type="float" office:value="0.07208136">
                <text:p>0.0720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9812603">
                <text:p>0.0019812603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4">
                <text:p>1.014</text:p>
              </table:table-cell>
              <table:table-cell office:value-type="float" office:value="0.095053405">
                <text:p>0.095053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3">
                <text:p>1.013</text:p>
              </table:table-cell>
              <table:table-cell office:value-type="float" office:value="0.06340347">
                <text:p>0.06340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6340347">
                <text:p>0.06340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6340347">
                <text:p>0.06340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4">
                <text:p>1.014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4">
                <text:p>1.014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76991044">
                <text:p>0.076991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5">
                <text:p>1.015</text:p>
              </table:table-cell>
              <table:table-cell office:value-type="float" office:value="0.028144427">
                <text:p>0.028144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8144427">
                <text:p>0.028144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8144427">
                <text:p>0.028144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026840338">
                <text:p>0.026840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6990963">
                <text:p>0.036990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036499504">
                <text:p>0.036499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">
                <text:p>1.008</text:p>
              </table:table-cell>
              <table:table-cell office:value-type="float" office:value="0.02697974">
                <text:p>0.02697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042053875">
                <text:p>0.042053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0.029740043">
                <text:p>0.029740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0.035453536">
                <text:p>0.035453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13562962">
                <text:p>-0.0013562962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0.05571349">
                <text:p>0.055713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0.029740043">
                <text:p>0.029740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0.029740043">
                <text:p>0.029740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">
                <text:p>1.009</text:p>
              </table:table-cell>
              <table:table-cell office:value-type="float" office:value="0.027074706">
                <text:p>0.0270747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">
                <text:p>1.005</text:p>
              </table:table-cell>
              <table:table-cell office:value-type="float" office:value="0.027577668">
                <text:p>0.0275776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">
                <text:p>1.009</text:p>
              </table:table-cell>
              <table:table-cell office:value-type="float" office:value="0.03329513">
                <text:p>0.03329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2170011">
                <text:p>0.0012170011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1">
                <text:p>1.011</text:p>
              </table:table-cell>
              <table:table-cell office:value-type="float" office:value="0.07659854">
                <text:p>0.076598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09">
                <text:p>1.009</text:p>
              </table:table-cell>
              <table:table-cell office:value-type="float" office:value="0.06340347">
                <text:p>0.06340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09">
                <text:p>1.009</text:p>
              </table:table-cell>
              <table:table-cell office:value-type="float" office:value="0.068321206">
                <text:p>0.068321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1">
                <text:p>1.011</text:p>
              </table:table-cell>
              <table:table-cell office:value-type="float" office:value="0.06349721">
                <text:p>0.06349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.03600002">
                <text:p>0.036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3649576">
                <text:p>0.03649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.0010000002">
                <text:p>0.0010000002</text:p>
              </table:table-cell>
              <table:table-cell office:value-type="float" office:value="1.01">
                <text:p>1.01</text:p>
              </table:table-cell>
              <table:table-cell office:value-type="float" office:value="0.037149124">
                <text:p>0.037149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0.018348977">
                <text:p>0.018348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.0010187402">
                <text:p>0.0010187402</text:p>
              </table:table-cell>
              <table:table-cell office:value-type="float" office:value="1.013">
                <text:p>1.013</text:p>
              </table:table-cell>
              <table:table-cell office:value-type="float" office:value="0.0413114">
                <text:p>0.0413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452405">
                <text:p>0.001452405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1.002">
                <text:p>1.002</text:p>
              </table:table-cell>
              <table:table-cell office:value-type="float" office:value="0.06953867">
                <text:p>0.06953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.0022734646">
                <text:p>0.0022734646</text:p>
              </table:table-cell>
              <table:table-cell office:value-type="float" office:value="1.001">
                <text:p>1.001</text:p>
              </table:table-cell>
              <table:table-cell office:value-type="float" office:value="0.08418538">
                <text:p>0.084185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.0016121902">
                <text:p>0.0016121902</text:p>
              </table:table-cell>
              <table:table-cell office:value-type="float" office:value="1.017">
                <text:p>1.017</text:p>
              </table:table-cell>
              <table:table-cell office:value-type="float" office:value="0.062082388">
                <text:p>0.062082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.0033806153">
                <text:p>0.0033806153</text:p>
              </table:table-cell>
              <table:table-cell office:value-type="float" office:value="1.037">
                <text:p>1.037</text:p>
              </table:table-cell>
              <table:table-cell office:value-type="float" office:value="0.1261396">
                <text:p>0.1261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25025606">
                <text:p>-0.0025025606</text:p>
              </table:table-cell>
              <table:table-cell office:value-type="float" office:value="0.0036936253">
                <text:p>0.0036936253</text:p>
              </table:table-cell>
              <table:table-cell office:value-type="float" office:value="1.051">
                <text:p>1.051</text:p>
              </table:table-cell>
              <table:table-cell office:value-type="float" office:value="0.16061682">
                <text:p>0.160616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3583081">
                <text:p>-0.003583081</text:p>
              </table:table-cell>
              <table:table-cell office:value-type="float" office:value="0.005280979">
                <text:p>0.005280979</text:p>
              </table:table-cell>
              <table:table-cell office:value-type="float" office:value="1.048">
                <text:p>1.048</text:p>
              </table:table-cell>
              <table:table-cell office:value-type="float" office:value="0.22974434">
                <text:p>0.22974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46294034">
                <text:p>-0.0046294034</text:p>
              </table:table-cell>
              <table:table-cell office:value-type="float" office:value="0.005943708">
                <text:p>0.005943708</text:p>
              </table:table-cell>
              <table:table-cell office:value-type="float" office:value="1.051">
                <text:p>1.051</text:p>
              </table:table-cell>
              <table:table-cell office:value-type="float" office:value="0.27121896">
                <text:p>0.27121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36294088">
                <text:p>-0.0036294088</text:p>
              </table:table-cell>
              <table:table-cell office:value-type="float" office:value="0.007471539">
                <text:p>0.007471539</text:p>
              </table:table-cell>
              <table:table-cell office:value-type="float" office:value="1.058">
                <text:p>1.058</text:p>
              </table:table-cell>
              <table:table-cell office:value-type="float" office:value="0.2990309">
                <text:p>0.2990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55830777">
                <text:p>-0.0055830777</text:p>
              </table:table-cell>
              <table:table-cell office:value-type="float" office:value="0.009062849">
                <text:p>0.009062849</text:p>
              </table:table-cell>
              <table:table-cell office:value-type="float" office:value="1.061">
                <text:p>1.061</text:p>
              </table:table-cell>
              <table:table-cell office:value-type="float" office:value="0.383203">
                <text:p>0.383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4801072">
                <text:p>-0.004801072</text:p>
              </table:table-cell>
              <table:table-cell office:value-type="float" office:value="0.0102044195">
                <text:p>0.0102044195</text:p>
              </table:table-cell>
              <table:table-cell office:value-type="float" office:value="1.059">
                <text:p>1.059</text:p>
              </table:table-cell>
              <table:table-cell office:value-type="float" office:value="0.40598756">
                <text:p>0.40598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6801069">
                <text:p>-0.006801069</text:p>
              </table:table-cell>
              <table:table-cell office:value-type="float" office:value="0.013555467">
                <text:p>0.013555467</text:p>
              </table:table-cell>
              <table:table-cell office:value-type="float" office:value="1.075">
                <text:p>1.075</text:p>
              </table:table-cell>
              <table:table-cell office:value-type="float" office:value="0.54597324">
                <text:p>0.54597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7280968">
                <text:p>-0.007280968</text:p>
              </table:table-cell>
              <table:table-cell office:value-type="float" office:value="0.015841946">
                <text:p>0.015841946</text:p>
              </table:table-cell>
              <table:table-cell office:value-type="float" office:value="1.079">
                <text:p>1.079</text:p>
              </table:table-cell>
              <table:table-cell office:value-type="float" office:value="0.6276605">
                <text:p>0.6276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3178496">
                <text:p>-0.003178496</text:p>
              </table:table-cell>
              <table:table-cell office:value-type="float" office:value="0.012674049">
                <text:p>0.012674049</text:p>
              </table:table-cell>
              <table:table-cell office:value-type="float" office:value="1.061">
                <text:p>1.061</text:p>
              </table:table-cell>
              <table:table-cell office:value-type="float" office:value="0.4703953">
                <text:p>0.4703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16121939">
                <text:p>-0.0016121939</text:p>
              </table:table-cell>
              <table:table-cell office:value-type="float" office:value="0.011190996">
                <text:p>0.011190996</text:p>
              </table:table-cell>
              <table:table-cell office:value-type="float" office:value="1.039">
                <text:p>1.039</text:p>
              </table:table-cell>
              <table:table-cell office:value-type="float" office:value="0.407035">
                <text:p>0.407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009381443">
                <text:p>0.009381443</text:p>
              </table:table-cell>
              <table:table-cell office:value-type="float" office:value="1.016">
                <text:p>1.016</text:p>
              </table:table-cell>
              <table:table-cell office:value-type="float" office:value="0.33812445">
                <text:p>0.33812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0187404">
                <text:p>0.0020187404</text:p>
              </table:table-cell>
              <table:table-cell office:value-type="float" office:value="0.0074514896">
                <text:p>0.0074514896</text:p>
              </table:table-cell>
              <table:table-cell office:value-type="float" office:value="1.007">
                <text:p>1.007</text:p>
              </table:table-cell>
              <table:table-cell office:value-type="float" office:value="0.2779238">
                <text:p>0.2779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07836">
                <text:p>0.00207836</text:p>
              </table:table-cell>
              <table:table-cell office:value-type="float" office:value="0.005252093">
                <text:p>0.005252093</text:p>
              </table:table-cell>
              <table:table-cell office:value-type="float" office:value="0.992">
                <text:p>0.992</text:p>
              </table:table-cell>
              <table:table-cell office:value-type="float" office:value="0.20334128">
                <text:p>0.20334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868207">
                <text:p>0.001868207</text:p>
              </table:table-cell>
              <table:table-cell office:value-type="float" office:value="0.004310116">
                <text:p>0.004310116</text:p>
              </table:table-cell>
              <table:table-cell office:value-type="float" office:value="0.977">
                <text:p>0.977</text:p>
              </table:table-cell>
              <table:table-cell office:value-type="float" office:value="0.16911307">
                <text:p>0.16911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1243468">
                <text:p>0.0021243468</text:p>
              </table:table-cell>
              <table:table-cell office:value-type="float" office:value="0.0024954975">
                <text:p>0.0024954975</text:p>
              </table:table-cell>
              <table:table-cell office:value-type="float" office:value="0.97">
                <text:p>0.97</text:p>
              </table:table-cell>
              <table:table-cell office:value-type="float" office:value="0.11798097">
                <text:p>0.11798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1784956">
                <text:p>0.0011784956</text:p>
              </table:table-cell>
              <table:table-cell office:value-type="float" office:value="0.00481084">
                <text:p>0.00481084</text:p>
              </table:table-cell>
              <table:table-cell office:value-type="float" office:value="0.974">
                <text:p>0.974</text:p>
              </table:table-cell>
              <table:table-cell office:value-type="float" office:value="0.17831102">
                <text:p>0.17831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5025606">
                <text:p>0.0025025606</text:p>
              </table:table-cell>
              <table:table-cell office:value-type="float" office:value="0.0046283305">
                <text:p>0.0046283305</text:p>
              </table:table-cell>
              <table:table-cell office:value-type="float" office:value="0.962">
                <text:p>0.962</text:p>
              </table:table-cell>
              <table:table-cell office:value-type="float" office:value="0.189417">
                <text:p>0.189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8010736">
                <text:p>0.0018010736</text:p>
              </table:table-cell>
              <table:table-cell office:value-type="float" office:value="0.0042919517">
                <text:p>0.0042919517</text:p>
              </table:table-cell>
              <table:table-cell office:value-type="float" office:value="0.961">
                <text:p>0.961</text:p>
              </table:table-cell>
              <table:table-cell office:value-type="float" office:value="0.16756335">
                <text:p>0.16756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8442646">
                <text:p>0.0018442646</text:p>
              </table:table-cell>
              <table:table-cell office:value-type="float" office:value="0.0049592257">
                <text:p>0.0049592257</text:p>
              </table:table-cell>
              <table:table-cell office:value-type="float" office:value="0.96">
                <text:p>0.96</text:p>
              </table:table-cell>
              <table:table-cell office:value-type="float" office:value="0.1904779">
                <text:p>0.19047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4171025">
                <text:p>0.0024171025</text:p>
              </table:table-cell>
              <table:table-cell office:value-type="float" office:value="0.0063116252">
                <text:p>0.0063116252</text:p>
              </table:table-cell>
              <table:table-cell office:value-type="float" office:value="0.97">
                <text:p>0.97</text:p>
              </table:table-cell>
              <table:table-cell office:value-type="float" office:value="0.24331047">
                <text:p>0.24331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735941">
                <text:p>0.005735941</text:p>
              </table:table-cell>
              <table:table-cell office:value-type="float" office:value="0.009008884">
                <text:p>0.009008884</text:p>
              </table:table-cell>
              <table:table-cell office:value-type="float" office:value="0.984">
                <text:p>0.984</text:p>
              </table:table-cell>
              <table:table-cell office:value-type="float" office:value="0.38447767">
                <text:p>0.38447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29266">
                <text:p>0.005329266</text:p>
              </table:table-cell>
              <table:table-cell office:value-type="float" office:value="0.0080088675">
                <text:p>0.0080088675</text:p>
              </table:table-cell>
              <table:table-cell office:value-type="float" office:value="0.983">
                <text:p>0.983</text:p>
              </table:table-cell>
              <table:table-cell office:value-type="float" office:value="0.34631744">
                <text:p>0.34631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329266">
                <text:p>0.005329266</text:p>
              </table:table-cell>
              <table:table-cell office:value-type="float" office:value="0.010008872">
                <text:p>0.010008872</text:p>
              </table:table-cell>
              <table:table-cell office:value-type="float" office:value="0.991">
                <text:p>0.991</text:p>
              </table:table-cell>
              <table:table-cell office:value-type="float" office:value="0.408213">
                <text:p>0.408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935388">
                <text:p>0.006935388</text:p>
              </table:table-cell>
              <table:table-cell office:value-type="float" office:value="0.0116585195">
                <text:p>0.0116585195</text:p>
              </table:table-cell>
              <table:table-cell office:value-type="float" office:value="0.989">
                <text:p>0.989</text:p>
              </table:table-cell>
              <table:table-cell office:value-type="float" office:value="0.4883552">
                <text:p>0.48835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190598">
                <text:p>0.006190598</text:p>
              </table:table-cell>
              <table:table-cell office:value-type="float" office:value="0.010639489">
                <text:p>0.010639489</text:p>
              </table:table-cell>
              <table:table-cell office:value-type="float" office:value="0.981">
                <text:p>0.981</text:p>
              </table:table-cell>
              <table:table-cell office:value-type="float" office:value="0.44313973">
                <text:p>0.44313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118819">
                <text:p>0.006118819</text:p>
              </table:table-cell>
              <table:table-cell office:value-type="float" office:value="0.009639502">
                <text:p>0.009639502</text:p>
              </table:table-cell>
              <table:table-cell office:value-type="float" office:value="0.973">
                <text:p>0.973</text:p>
              </table:table-cell>
              <table:table-cell office:value-type="float" office:value="0.41103098">
                <text:p>0.41103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1977763">
                <text:p>0.0041977763</text:p>
              </table:table-cell>
              <table:table-cell office:value-type="float" office:value="0.0060088634">
                <text:p>0.0060088634</text:p>
              </table:table-cell>
              <table:table-cell office:value-type="float" office:value="0.963">
                <text:p>0.963</text:p>
              </table:table-cell>
              <table:table-cell office:value-type="float" office:value="0.2638772">
                <text:p>0.26387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6320815">
                <text:p>0.0026320815</text:p>
              </table:table-cell>
              <table:table-cell office:value-type="float" office:value="0.0026585162">
                <text:p>0.0026585162</text:p>
              </table:table-cell>
              <table:table-cell office:value-type="float" office:value="0.945">
                <text:p>0.945</text:p>
              </table:table-cell>
              <table:table-cell office:value-type="float" office:value="0.1346783">
                <text:p>0.1346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-0.0020318031">
                <text:p>-0.0020318031</text:p>
              </table:table-cell>
              <table:table-cell office:value-type="float" office:value="0.925">
                <text:p>0.925</text:p>
              </table:table-cell>
              <table:table-cell office:value-type="float" office:value="0.07332646">
                <text:p>0.073326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5445361">
                <text:p>-0.005445361</text:p>
              </table:table-cell>
              <table:table-cell office:value-type="float" office:value="-0.00867641">
                <text:p>-0.00867641</text:p>
              </table:table-cell>
              <table:table-cell office:value-type="float" office:value="0.893">
                <text:p>0.893</text:p>
              </table:table-cell>
              <table:table-cell office:value-type="float" office:value="0.3687708">
                <text:p>0.36877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11380002">
                <text:p>-0.011380002</text:p>
              </table:table-cell>
              <table:table-cell office:value-type="float" office:value="-0.015568137">
                <text:p>-0.015568137</text:p>
              </table:table-cell>
              <table:table-cell office:value-type="float" office:value="0.866">
                <text:p>0.866</text:p>
              </table:table-cell>
              <table:table-cell office:value-type="float" office:value="0.69422275">
                <text:p>0.69422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2445778">
                <text:p>-0.012445778</text:p>
              </table:table-cell>
              <table:table-cell office:value-type="float" office:value="-0.015866637">
                <text:p>-0.015866637</text:p>
              </table:table-cell>
              <table:table-cell office:value-type="float" office:value="0.862">
                <text:p>0.862</text:p>
              </table:table-cell>
              <table:table-cell office:value-type="float" office:value="0.72595817">
                <text:p>0.725958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6280264">
                <text:p>-0.016280264</text:p>
              </table:table-cell>
              <table:table-cell office:value-type="float" office:value="-0.020095259">
                <text:p>-0.020095259</text:p>
              </table:table-cell>
              <table:table-cell office:value-type="float" office:value="0.846">
                <text:p>0.846</text:p>
              </table:table-cell>
              <table:table-cell office:value-type="float" office:value="0.9310483">
                <text:p>0.9310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695919">
                <text:p>-0.01695919</text:p>
              </table:table-cell>
              <table:table-cell office:value-type="float" office:value="-0.021020114">
                <text:p>-0.021020114</text:p>
              </table:table-cell>
              <table:table-cell office:value-type="float" office:value="0.839">
                <text:p>0.839</text:p>
              </table:table-cell>
              <table:table-cell office:value-type="float" office:value="0.9723062">
                <text:p>0.9723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19959211">
                <text:p>-0.019959211</text:p>
              </table:table-cell>
              <table:table-cell office:value-type="float" office:value="-0.02257207">
                <text:p>-0.02257207</text:p>
              </table:table-cell>
              <table:table-cell office:value-type="float" office:value="0.833">
                <text:p>0.833</text:p>
              </table:table-cell>
              <table:table-cell office:value-type="float" office:value="1.0847108">
                <text:p>1.0847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2160044">
                <text:p>-0.02160044</text:p>
              </table:table-cell>
              <table:table-cell office:value-type="float" office:value="-0.02825123">
                <text:p>-0.02825123</text:p>
              </table:table-cell>
              <table:table-cell office:value-type="float" office:value="0.82">
                <text:p>0.82</text:p>
              </table:table-cell>
              <table:table-cell office:value-type="float" office:value="1.28026">
                <text:p>1.28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023837">
                <text:p>-0.02023837</text:p>
              </table:table-cell>
              <table:table-cell office:value-type="float" office:value="-0.026996791">
                <text:p>-0.026996791</text:p>
              </table:table-cell>
              <table:table-cell office:value-type="float" office:value="0.822">
                <text:p>0.822</text:p>
              </table:table-cell>
              <table:table-cell office:value-type="float" office:value="1.2146565">
                <text:p>1.21465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20556122">
                <text:p>-0.020556122</text:p>
              </table:table-cell>
              <table:table-cell office:value-type="float" office:value="-0.02684164">
                <text:p>-0.02684164</text:p>
              </table:table-cell>
              <table:table-cell office:value-type="float" office:value="0.827">
                <text:p>0.827</text:p>
              </table:table-cell>
              <table:table-cell office:value-type="float" office:value="1.217113">
                <text:p>1.217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4757946">
                <text:p>-0.014757946</text:p>
              </table:table-cell>
              <table:table-cell office:value-type="float" office:value="-0.020379573">
                <text:p>-0.020379573</text:p>
              </table:table-cell>
              <table:table-cell office:value-type="float" office:value="0.848">
                <text:p>0.848</text:p>
              </table:table-cell>
              <table:table-cell office:value-type="float" office:value="0.9058305">
                <text:p>0.90583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2380004">
                <text:p>-0.012380004</text:p>
              </table:table-cell>
              <table:table-cell office:value-type="float" office:value="-0.018806875">
                <text:p>-0.018806875</text:p>
              </table:table-cell>
              <table:table-cell office:value-type="float" office:value="0.857">
                <text:p>0.857</text:p>
              </table:table-cell>
              <table:table-cell office:value-type="float" office:value="0.8105703">
                <text:p>0.81057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615008">
                <text:p>-0.011615008</text:p>
              </table:table-cell>
              <table:table-cell office:value-type="float" office:value="-0.014917403">
                <text:p>-0.014917403</text:p>
              </table:table-cell>
              <table:table-cell office:value-type="float" office:value="0.869">
                <text:p>0.869</text:p>
              </table:table-cell>
              <table:table-cell office:value-type="float" office:value="0.6806166">
                <text:p>0.6806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8533463">
                <text:p>-0.008533463</text:p>
              </table:table-cell>
              <table:table-cell office:value-type="float" office:value="-0.013649046">
                <text:p>-0.013649046</text:p>
              </table:table-cell>
              <table:table-cell office:value-type="float" office:value="0.878">
                <text:p>0.878</text:p>
              </table:table-cell>
              <table:table-cell office:value-type="float" office:value="0.57949555">
                <text:p>0.57949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57478994">
                <text:p>-0.0057478994</text:p>
              </table:table-cell>
              <table:table-cell office:value-type="float" office:value="-0.008705795">
                <text:p>-0.008705795</text:p>
              </table:table-cell>
              <table:table-cell office:value-type="float" office:value="0.895">
                <text:p>0.895</text:p>
              </table:table-cell>
              <table:table-cell office:value-type="float" office:value="0.3755566">
                <text:p>0.3755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8921906">
                <text:p>-0.008921906</text:p>
              </table:table-cell>
              <table:table-cell office:value-type="float" office:value="-0.010991126">
                <text:p>-0.010991126</text:p>
              </table:table-cell>
              <table:table-cell office:value-type="float" office:value="0.891">
                <text:p>0.891</text:p>
              </table:table-cell>
              <table:table-cell office:value-type="float" office:value="0.5096326">
                <text:p>0.5096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09218955">
                <text:p>-0.0109218955</text:p>
              </table:table-cell>
              <table:table-cell office:value-type="float" office:value="-0.014040798">
                <text:p>-0.014040798</text:p>
              </table:table-cell>
              <table:table-cell office:value-type="float" office:value="0.877">
                <text:p>0.877</text:p>
              </table:table-cell>
              <table:table-cell office:value-type="float" office:value="0.6403872">
                <text:p>0.6403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30497462">
                <text:p>-0.0030497462</text:p>
              </table:table-cell>
              <table:table-cell office:value-type="float" office:value="-0.0041891634">
                <text:p>-0.0041891634</text:p>
              </table:table-cell>
              <table:table-cell office:value-type="float" office:value="0.918">
                <text:p>0.918</text:p>
              </table:table-cell>
              <table:table-cell office:value-type="float" office:value="0.18654138">
                <text:p>0.18654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883083">
                <text:p>0.0020883083</text:p>
              </table:table-cell>
              <table:table-cell office:value-type="float" office:value="NaN">
                <text:p>NaN</text:p>
              </table:table-cell>
              <table:table-cell office:value-type="float" office:value="0.944">
                <text:p>0.944</text:p>
              </table:table-cell>
              <table:table-cell office:value-type="float" office:value="0.08064716">
                <text:p>0.080647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0538568">
                <text:p>0.0020538568</text:p>
              </table:table-cell>
              <table:table-cell office:value-type="float" office:value="0.0020009875">
                <text:p>0.0020009875</text:p>
              </table:table-cell>
              <table:table-cell office:value-type="float" office:value="0.955">
                <text:p>0.955</text:p>
              </table:table-cell>
              <table:table-cell office:value-type="float" office:value="0.10322836">
                <text:p>0.10322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  <table:table-cell office:value-type="float" office:value="0.017299674">
                <text:p>0.0172996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86543">
                <text:p>0.0010486543</text:p>
              </table:table-cell>
              <table:table-cell office:value-type="float" office:value="NaN">
                <text:p>NaN</text:p>
              </table:table-cell>
              <table:table-cell office:value-type="float" office:value="0.963">
                <text:p>0.963</text:p>
              </table:table-cell>
              <table:table-cell office:value-type="float" office:value="0.04490052">
                <text:p>0.044900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709167">
                <text:p>0.001070916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048032492">
                <text:p>0.0480324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20475984">
                <text:p>-0.0020475984</text:p>
              </table:table-cell>
              <table:table-cell office:value-type="float" office:value="-0.0040779263">
                <text:p>-0.0040779263</text:p>
              </table:table-cell>
              <table:table-cell office:value-type="float" office:value="0.946">
                <text:p>0.946</text:p>
              </table:table-cell>
              <table:table-cell office:value-type="float" office:value="0.16427273">
                <text:p>0.16427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1985833">
                <text:p>-0.001985833</text:p>
              </table:table-cell>
              <table:table-cell office:value-type="float" office:value="-0.0029461533">
                <text:p>-0.0029461533</text:p>
              </table:table-cell>
              <table:table-cell office:value-type="float" office:value="0.948">
                <text:p>0.948</text:p>
              </table:table-cell>
              <table:table-cell office:value-type="float" office:value="0.12790579">
                <text:p>0.12790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9353797">
                <text:p>0.0029353797</text:p>
              </table:table-cell>
              <table:table-cell office:value-type="float" office:value="0.0014780462">
                <text:p>0.0014780462</text:p>
              </table:table-cell>
              <table:table-cell office:value-type="float" office:value="0.979">
                <text:p>0.979</text:p>
              </table:table-cell>
              <table:table-cell office:value-type="float" office:value="0.11831407">
                <text:p>0.11831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5062856">
                <text:p>0.005062856</text:p>
              </table:table-cell>
              <table:table-cell office:value-type="float" office:value="0.006190598">
                <text:p>0.006190598</text:p>
              </table:table-cell>
              <table:table-cell office:value-type="float" office:value="1.012">
                <text:p>1.012</text:p>
              </table:table-cell>
              <table:table-cell office:value-type="float" office:value="0.2879011">
                <text:p>0.28790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5310686">
                <text:p>0.0035310686</text:p>
              </table:table-cell>
              <table:table-cell office:value-type="float" office:value="0.005190596">
                <text:p>0.005190596</text:p>
              </table:table-cell>
              <table:table-cell office:value-type="float" office:value="1">
                <text:p>1</text:p>
              </table:table-cell>
              <table:table-cell office:value-type="float" office:value="0.22600079">
                <text:p>0.22600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5960281">
                <text:p>0.0025960281</text:p>
              </table:table-cell>
              <table:table-cell office:value-type="float" office:value="NaN">
                <text:p>NaN</text:p>
              </table:table-cell>
              <table:table-cell office:value-type="float" office:value="0.989">
                <text:p>0.989</text:p>
              </table:table-cell>
              <table:table-cell office:value-type="float" office:value="0.09721543">
                <text:p>0.097215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3292655">
                <text:p>0.0013292655</text:p>
              </table:table-cell>
              <table:table-cell office:value-type="float" office:value="0.0020138025">
                <text:p>0.0020138025</text:p>
              </table:table-cell>
              <table:table-cell office:value-type="float" office:value="0.986">
                <text:p>0.986</text:p>
              </table:table-cell>
              <table:table-cell office:value-type="float" office:value="0.086866446">
                <text:p>0.086866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531072">
                <text:p>0.001531072</text:p>
              </table:table-cell>
              <table:table-cell office:value-type="float" office:value="0.0015554726">
                <text:p>0.0015554726</text:p>
              </table:table-cell>
              <table:table-cell office:value-type="float" office:value="0.991">
                <text:p>0.991</text:p>
              </table:table-cell>
              <table:table-cell office:value-type="float" office:value="0.07857315">
                <text:p>0.078573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074655">
                <text:p>0.0022074655</text:p>
              </table:table-cell>
              <table:table-cell office:value-type="float" office:value="0.0015960336">
                <text:p>0.0015960336</text:p>
              </table:table-cell>
              <table:table-cell office:value-type="float" office:value="1">
                <text:p>1</text:p>
              </table:table-cell>
              <table:table-cell office:value-type="float" office:value="0.09806443">
                <text:p>0.09806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5154252">
                <text:p>0.005154252</text:p>
              </table:table-cell>
              <table:table-cell office:value-type="float" office:value="0.003531076">
                <text:p>0.003531076</text:p>
              </table:table-cell>
              <table:table-cell office:value-type="float" office:value="1.018">
                <text:p>1.018</text:p>
              </table:table-cell>
              <table:table-cell office:value-type="float" office:value="0.22492033">
                <text:p>0.224920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629413">
                <text:p>0.005629413</text:p>
              </table:table-cell>
              <table:table-cell office:value-type="float" office:value="0.005265698">
                <text:p>0.005265698</text:p>
              </table:table-cell>
              <table:table-cell office:value-type="float" office:value="1.032">
                <text:p>1.032</text:p>
              </table:table-cell>
              <table:table-cell office:value-type="float" office:value="0.2774988">
                <text:p>0.27749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629413">
                <text:p>0.005629413</text:p>
              </table:table-cell>
              <table:table-cell office:value-type="float" office:value="0.004417099">
                <text:p>0.004417099</text:p>
              </table:table-cell>
              <table:table-cell office:value-type="float" office:value="1.025">
                <text:p>1.025</text:p>
              </table:table-cell>
              <table:table-cell office:value-type="float" office:value="0.25759774">
                <text:p>0.257597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367426">
                <text:p>0.004367426</text:p>
              </table:table-cell>
              <table:table-cell office:value-type="float" office:value="0.0046294183">
                <text:p>0.0046294183</text:p>
              </table:table-cell>
              <table:table-cell office:value-type="float" office:value="1.024">
                <text:p>1.024</text:p>
              </table:table-cell>
              <table:table-cell office:value-type="float" office:value="0.22911942">
                <text:p>0.229119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3674294">
                <text:p>0.0023674294</text:p>
              </table:table-cell>
              <table:table-cell office:value-type="float" office:value="0.0036294162">
                <text:p>0.0036294162</text:p>
              </table:table-cell>
              <table:table-cell office:value-type="float" office:value="1.022">
                <text:p>1.022</text:p>
              </table:table-cell>
              <table:table-cell office:value-type="float" office:value="0.15599844">
                <text:p>0.15599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3221597">
                <text:p>0.0023221597</text:p>
              </table:table-cell>
              <table:table-cell office:value-type="float" office:value="0.00213065">
                <text:p>0.00213065</text:p>
              </table:table-cell>
              <table:table-cell office:value-type="float" office:value="1.001">
                <text:p>1.001</text:p>
              </table:table-cell>
              <table:table-cell office:value-type="float" office:value="0.11345489">
                <text:p>0.113454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02127">
                <text:p>0.00302127</text:p>
              </table:table-cell>
              <table:table-cell office:value-type="float" office:value="0.0040138066">
                <text:p>0.0040138066</text:p>
              </table:table-cell>
              <table:table-cell office:value-type="float" office:value="1.008">
                <text:p>1.008</text:p>
              </table:table-cell>
              <table:table-cell office:value-type="float" office:value="0.1808574">
                <text:p>0.1808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7261004">
                <text:p>0.0027261004</text:p>
              </table:table-cell>
              <table:table-cell office:value-type="float" office:value="0.003916964">
                <text:p>0.003916964</text:p>
              </table:table-cell>
              <table:table-cell office:value-type="float" office:value="1.01">
                <text:p>1.01</text:p>
              </table:table-cell>
              <table:table-cell office:value-type="float" office:value="0.17180054">
                <text:p>0.17180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6936213">
                <text:p>0.0016936213</text:p>
              </table:table-cell>
              <table:table-cell office:value-type="float" office:value="0.004565522">
                <text:p>0.004565522</text:p>
              </table:table-cell>
              <table:table-cell office:value-type="float" office:value="1.008">
                <text:p>1.008</text:p>
              </table:table-cell>
              <table:table-cell office:value-type="float" office:value="0.17530324">
                <text:p>0.17530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4070536">
                <text:p>0.0034070536</text:p>
              </table:table-cell>
              <table:table-cell office:value-type="float" office:value="0.0059152693">
                <text:p>0.0059152693</text:p>
              </table:table-cell>
              <table:table-cell office:value-type="float" office:value="1.009">
                <text:p>1.009</text:p>
              </table:table-cell>
              <table:table-cell office:value-type="float" office:value="0.24574701">
                <text:p>0.24574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15023">
                <text:p>0.00215023</text:p>
              </table:table-cell>
              <table:table-cell office:value-type="float" office:value="0.003915265">
                <text:p>0.003915265</text:p>
              </table:table-cell>
              <table:table-cell office:value-type="float" office:value="1.001">
                <text:p>1.001</text:p>
              </table:table-cell>
              <table:table-cell office:value-type="float" office:value="0.16080686">
                <text:p>0.160806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124345">
                <text:p>0.003124345</text:p>
              </table:table-cell>
              <table:table-cell office:value-type="float" office:value="0.0037644655">
                <text:p>0.0037644655</text:p>
              </table:table-cell>
              <table:table-cell office:value-type="float" office:value="1.001">
                <text:p>1.001</text:p>
              </table:table-cell>
              <table:table-cell office:value-type="float" office:value="0.176116">
                <text:p>0.176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562908">
                <text:p>0.0023562908</text:p>
              </table:table-cell>
              <table:table-cell office:value-type="float" office:value="0.00605385">
                <text:p>0.00605385</text:p>
              </table:table-cell>
              <table:table-cell office:value-type="float" office:value="1.01">
                <text:p>1.01</text:p>
              </table:table-cell>
              <table:table-cell office:value-type="float" office:value="0.23386492">
                <text:p>0.233864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1005012">
                <text:p>0.0021005012</text:p>
              </table:table-cell>
              <table:table-cell office:value-type="float" office:value="0.0047958195">
                <text:p>0.0047958195</text:p>
              </table:table-cell>
              <table:table-cell office:value-type="float" office:value="1.001">
                <text:p>1.001</text:p>
              </table:table-cell>
              <table:table-cell office:value-type="float" office:value="0.18848333">
                <text:p>0.18848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3337528">
                <text:p>0.0023337528</text:p>
              </table:table-cell>
              <table:table-cell office:value-type="float" office:value="0.0055603683">
                <text:p>0.0055603683</text:p>
              </table:table-cell>
              <table:table-cell office:value-type="float" office:value="0.998">
                <text:p>0.998</text:p>
              </table:table-cell>
              <table:table-cell office:value-type="float" office:value="0.21708962">
                <text:p>0.21708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823051">
                <text:p>0.002823051</text:p>
              </table:table-cell>
              <table:table-cell office:value-type="float" office:value="0.007765636">
                <text:p>0.007765636</text:p>
              </table:table-cell>
              <table:table-cell office:value-type="float" office:value="1.012">
                <text:p>1.012</text:p>
              </table:table-cell>
              <table:table-cell office:value-type="float" office:value="0.29746276">
                <text:p>0.297462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823051">
                <text:p>0.002823051</text:p>
              </table:table-cell>
              <table:table-cell office:value-type="float" office:value="0.003915265">
                <text:p>0.003915265</text:p>
              </table:table-cell>
              <table:table-cell office:value-type="float" office:value="1.006">
                <text:p>1.006</text:p>
              </table:table-cell>
              <table:table-cell office:value-type="float" office:value="0.17376833">
                <text:p>0.17376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823051">
                <text:p>0.002823051</text:p>
              </table:table-cell>
              <table:table-cell office:value-type="float" office:value="0.0056740493">
                <text:p>0.0056740493</text:p>
              </table:table-cell>
              <table:table-cell office:value-type="float" office:value="1.016">
                <text:p>1.016</text:p>
              </table:table-cell>
              <table:table-cell office:value-type="float" office:value="0.22815163">
                <text:p>0.228151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8230494">
                <text:p>0.0038230494</text:p>
              </table:table-cell>
              <table:table-cell office:value-type="float" office:value="0.0058419406">
                <text:p>0.0058419406</text:p>
              </table:table-cell>
              <table:table-cell office:value-type="float" office:value="1.022">
                <text:p>1.022</text:p>
              </table:table-cell>
              <table:table-cell office:value-type="float" office:value="0.2513409">
                <text:p>0.2513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3337548">
                <text:p>0.0033337548</text:p>
              </table:table-cell>
              <table:table-cell office:value-type="float" office:value="0.0067391843">
                <text:p>0.0067391843</text:p>
              </table:table-cell>
              <table:table-cell office:value-type="float" office:value="1.02">
                <text:p>1.02</text:p>
              </table:table-cell>
              <table:table-cell office:value-type="float" office:value="0.2706725">
                <text:p>0.2706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8448196">
                <text:p>0.0018448196</text:p>
              </table:table-cell>
              <table:table-cell office:value-type="float" office:value="0.005190596">
                <text:p>0.005190596</text:p>
              </table:table-cell>
              <table:table-cell office:value-type="float" office:value="1.023">
                <text:p>1.023</text:p>
              </table:table-cell>
              <table:table-cell office:value-type="float" office:value="0.19831285">
                <text:p>0.19831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1005012">
                <text:p>0.0021005012</text:p>
              </table:table-cell>
              <table:table-cell office:value-type="float" office:value="0.006098762">
                <text:p>0.006098762</text:p>
              </table:table-cell>
              <table:table-cell office:value-type="float" office:value="1.025">
                <text:p>1.025</text:p>
              </table:table-cell>
              <table:table-cell office:value-type="float" office:value="0.23221263">
                <text:p>0.232212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1005012">
                <text:p>0.0021005012</text:p>
              </table:table-cell>
              <table:table-cell office:value-type="float" office:value="0.0054737926">
                <text:p>0.0054737926</text:p>
              </table:table-cell>
              <table:table-cell office:value-type="float" office:value="1.027">
                <text:p>1.027</text:p>
              </table:table-cell>
              <table:table-cell office:value-type="float" office:value="0.21106727">
                <text:p>0.21106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1005032">
                <text:p>0.0031005032</text:p>
              </table:table-cell>
              <table:table-cell office:value-type="float" office:value="0.0060138106">
                <text:p>0.0060138106</text:p>
              </table:table-cell>
              <table:table-cell office:value-type="float" office:value="1.029">
                <text:p>1.029</text:p>
              </table:table-cell>
              <table:table-cell office:value-type="float" office:value="0.24357682">
                <text:p>0.24357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41005015">
                <text:p>0.0041005015</text:p>
              </table:table-cell>
              <table:table-cell office:value-type="float" office:value="0.0037436038">
                <text:p>0.0037436038</text:p>
              </table:table-cell>
              <table:table-cell office:value-type="float" office:value="1.02">
                <text:p>1.02</text:p>
              </table:table-cell>
              <table:table-cell office:value-type="float" office:value="0.19988498">
                <text:p>0.19988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6121902">
                <text:p>0.0016121902</text:p>
              </table:table-cell>
              <table:table-cell office:value-type="float" office:value="0.0058268905">
                <text:p>0.0058268905</text:p>
              </table:table-cell>
              <table:table-cell office:value-type="float" office:value="1.018">
                <text:p>1.018</text:p>
              </table:table-cell>
              <table:table-cell office:value-type="float" office:value="0.21764922">
                <text:p>0.21764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1005015">
                <text:p>0.0041005015</text:p>
              </table:table-cell>
              <table:table-cell office:value-type="float" office:value="0.007190585">
                <text:p>0.007190585</text:p>
              </table:table-cell>
              <table:table-cell office:value-type="float" office:value="1.026">
                <text:p>1.026</text:p>
              </table:table-cell>
              <table:table-cell office:value-type="float" office:value="0.2979936">
                <text:p>0.297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1005015">
                <text:p>0.0041005015</text:p>
              </table:table-cell>
              <table:table-cell office:value-type="float" office:value="0.006289616">
                <text:p>0.006289616</text:p>
              </table:table-cell>
              <table:table-cell office:value-type="float" office:value="1.019">
                <text:p>1.019</text:p>
              </table:table-cell>
              <table:table-cell office:value-type="float" office:value="0.27029604">
                <text:p>0.27029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6121902">
                <text:p>0.0016121902</text:p>
              </table:table-cell>
              <table:table-cell office:value-type="float" office:value="0.0035106093">
                <text:p>0.0035106093</text:p>
              </table:table-cell>
              <table:table-cell office:value-type="float" office:value="0.996">
                <text:p>0.996</text:p>
              </table:table-cell>
              <table:table-cell office:value-type="float" office:value="0.13907164">
                <text:p>0.13907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562925">
                <text:p>0.0013562925</text:p>
              </table:table-cell>
              <table:table-cell office:value-type="float" office:value="0.0030709058">
                <text:p>0.0030709058</text:p>
              </table:table-cell>
              <table:table-cell office:value-type="float" office:value="1">
                <text:p>1</text:p>
              </table:table-cell>
              <table:table-cell office:value-type="float" office:value="0.12085499">
                <text:p>0.120854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5892407">
                <text:p>0.0025892407</text:p>
              </table:table-cell>
              <table:table-cell office:value-type="float" office:value="0.0034808666">
                <text:p>0.0034808666</text:p>
              </table:table-cell>
              <table:table-cell office:value-type="float" office:value="0.999">
                <text:p>0.999</text:p>
              </table:table-cell>
              <table:table-cell office:value-type="float" office:value="0.15617785">
                <text:p>0.15617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07836">
                <text:p>0.00207836</text:p>
              </table:table-cell>
              <table:table-cell office:value-type="float" office:value="0.0046186745">
                <text:p>0.0046186745</text:p>
              </table:table-cell>
              <table:table-cell office:value-type="float" office:value="1.001">
                <text:p>1.001</text:p>
              </table:table-cell>
              <table:table-cell office:value-type="float" office:value="0.18233123">
                <text:p>0.182331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07836">
                <text:p>0.00307836</text:p>
              </table:table-cell>
              <table:table-cell office:value-type="float" office:value="0.0023426563">
                <text:p>0.0023426563</text:p>
              </table:table-cell>
              <table:table-cell office:value-type="float" office:value="0.987">
                <text:p>0.987</text:p>
              </table:table-cell>
              <table:table-cell office:value-type="float" office:value="0.13926165">
                <text:p>0.139261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07836">
                <text:p>0.00307836</text:p>
              </table:table-cell>
              <table:table-cell office:value-type="float" office:value="NaN">
                <text:p>NaN</text:p>
              </table:table-cell>
              <table:table-cell office:value-type="float" office:value="0.975">
                <text:p>0.975</text:p>
              </table:table-cell>
              <table:table-cell office:value-type="float" office:value="0.11106454">
                <text:p>0.11106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3126677">
                <text:p>0.0023126677</text:p>
              </table:table-cell>
              <table:table-cell office:value-type="float" office:value="0.0017644763">
                <text:p>0.0017644763</text:p>
              </table:table-cell>
              <table:table-cell office:value-type="float" office:value="0.989">
                <text:p>0.989</text:p>
              </table:table-cell>
              <table:table-cell office:value-type="float" office:value="0.10472116">
                <text:p>0.10472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0575801">
                <text:p>0.0010575801</text:p>
              </table:table-cell>
              <table:table-cell office:value-type="float" office:value="NaN">
                <text:p>NaN</text:p>
              </table:table-cell>
              <table:table-cell office:value-type="float" office:value="0.984">
                <text:p>0.984</text:p>
              </table:table-cell>
              <table:table-cell office:value-type="float" office:value="0.04437693">
                <text:p>0.04437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0575803">
                <text:p>0.0020575803</text:p>
              </table:table-cell>
              <table:table-cell office:value-type="float" office:value="NaN">
                <text:p>NaN</text:p>
              </table:table-cell>
              <table:table-cell office:value-type="float" office:value="0.973">
                <text:p>0.973</text:p>
              </table:table-cell>
              <table:table-cell office:value-type="float" office:value="0.07524025">
                <text:p>0.075240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-0.00132595">
                <text:p>-0.00132595</text:p>
              </table:table-cell>
              <table:table-cell office:value-type="float" office:value="0.97">
                <text:p>0.97</text:p>
              </table:table-cell>
              <table:table-cell office:value-type="float" office:value="0.051644772">
                <text:p>0.051644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7829994">
                <text:p>0.0017829994</text:p>
              </table:table-cell>
              <table:table-cell office:value-type="float" office:value="NaN">
                <text:p>NaN</text:p>
              </table:table-cell>
              <table:table-cell office:value-type="float" office:value="0.987">
                <text:p>0.987</text:p>
              </table:table-cell>
              <table:table-cell office:value-type="float" office:value="0.06556327">
                <text:p>0.065563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NaN">
                <text:p>NaN</text:p>
              </table:table-cell>
              <table:table-cell office:value-type="float" office:value="0.987">
                <text:p>0.987</text:p>
              </table:table-cell>
              <table:table-cell office:value-type="float" office:value="0.048037272">
                <text:p>0.048037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">
                <text:p>0.988</text:p>
              </table:table-cell>
              <table:table-cell office:value-type="float" office:value="0.02639394">
                <text:p>0.026393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0.031333886">
                <text:p>0.0313338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7453283">
                <text:p>0.0017453283</text:p>
              </table:table-cell>
              <table:table-cell office:value-type="float" office:value="0.002467692">
                <text:p>0.002467692</text:p>
              </table:table-cell>
              <table:table-cell office:value-type="float" office:value="1.001">
                <text:p>1.001</text:p>
              </table:table-cell>
              <table:table-cell office:value-type="float" office:value="0.108811095">
                <text:p>0.108811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">
                <text:p>1.016</text:p>
              </table:table-cell>
              <table:table-cell office:value-type="float" office:value="0.032769375">
                <text:p>0.032769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.0011502318">
                <text:p>0.0011502318</text:p>
              </table:table-cell>
              <table:table-cell office:value-type="float" office:value="1.013">
                <text:p>1.013</text:p>
              </table:table-cell>
              <table:table-cell office:value-type="float" office:value="0.048977137">
                <text:p>0.0489771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410554">
                <text:p>0.04105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1974443">
                <text:p>0.0011974443</text:p>
              </table:table-cell>
              <table:table-cell office:value-type="float" office:value="0.0010575801">
                <text:p>0.0010575801</text:p>
              </table:table-cell>
              <table:table-cell office:value-type="float" office:value="1.017">
                <text:p>1.017</text:p>
              </table:table-cell>
              <table:table-cell office:value-type="float" office:value="0.057513952">
                <text:p>0.057513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0.0015475936">
                <text:p>0.0015475936</text:p>
              </table:table-cell>
              <table:table-cell office:value-type="float" office:value="1.019">
                <text:p>1.019</text:p>
              </table:table-cell>
              <table:table-cell office:value-type="float" office:value="0.06523069">
                <text:p>0.065230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0.0017829994">
                <text:p>0.0017829994</text:p>
              </table:table-cell>
              <table:table-cell office:value-type="float" office:value="1.018">
                <text:p>1.018</text:p>
              </table:table-cell>
              <table:table-cell office:value-type="float" office:value="0.06604676">
                <text:p>0.066046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32196783">
                <text:p>0.0321967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0.0017829994">
                <text:p>0.0017829994</text:p>
              </table:table-cell>
              <table:table-cell office:value-type="float" office:value="1.015">
                <text:p>1.015</text:p>
              </table:table-cell>
              <table:table-cell office:value-type="float" office:value="0.06736444">
                <text:p>0.067364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0.0010187402">
                <text:p>0.0010187402</text:p>
              </table:table-cell>
              <table:table-cell office:value-type="float" office:value="1.014">
                <text:p>1.014</text:p>
              </table:table-cell>
              <table:table-cell office:value-type="float" office:value="0.037223868">
                <text:p>0.0372238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06405905">
                <text:p>0.0064059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0.0017640362">
                <text:p>0.0017640362</text:p>
              </table:table-cell>
              <table:table-cell office:value-type="float" office:value="1.014">
                <text:p>1.014</text:p>
              </table:table-cell>
              <table:table-cell office:value-type="float" office:value="0.07007756">
                <text:p>0.07007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0191194">
                <text:p>0.030191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0191194">
                <text:p>0.0301911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0191194">
                <text:p>0.0301911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1922536">
                <text:p>0.0219225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13337564">
                <text:p>-0.0013337564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5116122">
                <text:p>0.05116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-0.0014906514">
                <text:p>-0.0014906514</text:p>
              </table:table-cell>
              <table:table-cell office:value-type="float" office:value="1.014">
                <text:p>1.014</text:p>
              </table:table-cell>
              <table:table-cell office:value-type="float" office:value="0.055663623">
                <text:p>0.0556636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-0.0014906514">
                <text:p>-0.0014906514</text:p>
              </table:table-cell>
              <table:table-cell office:value-type="float" office:value="1.014">
                <text:p>1.014</text:p>
              </table:table-cell>
              <table:table-cell office:value-type="float" office:value="0.055663623">
                <text:p>0.0556636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-0.0014906514">
                <text:p>-0.0014906514</text:p>
              </table:table-cell>
              <table:table-cell office:value-type="float" office:value="1.014">
                <text:p>1.014</text:p>
              </table:table-cell>
              <table:table-cell office:value-type="float" office:value="0.055663623">
                <text:p>0.0556636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-0.0014906514">
                <text:p>-0.0014906514</text:p>
              </table:table-cell>
              <table:table-cell office:value-type="float" office:value="1.014">
                <text:p>1.014</text:p>
              </table:table-cell>
              <table:table-cell office:value-type="float" office:value="0.057704072">
                <text:p>0.0577040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-0.0014906514">
                <text:p>-0.0014906514</text:p>
              </table:table-cell>
              <table:table-cell office:value-type="float" office:value="1.014">
                <text:p>1.014</text:p>
              </table:table-cell>
              <table:table-cell office:value-type="float" office:value="0.055663623">
                <text:p>0.0556636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0.0014906514">
                <text:p>-0.0014906514</text:p>
              </table:table-cell>
              <table:table-cell office:value-type="float" office:value="1.014">
                <text:p>1.014</text:p>
              </table:table-cell>
              <table:table-cell office:value-type="float" office:value="0.055663623">
                <text:p>0.0556636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3036148">
                <text:p>0.0230361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7604084">
                <text:p>0.027604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027604084">
                <text:p>0.027604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18525897">
                <text:p>0.0185258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11005066">
                <text:p>-0.0011005066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4337754">
                <text:p>0.043377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1005066">
                <text:p>-0.0011005066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4337754">
                <text:p>0.043377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30246712">
                <text:p>0.0302467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0.0017453284">
                <text:p>0.0017453284</text:p>
              </table:table-cell>
              <table:table-cell office:value-type="float" office:value="1.015">
                <text:p>1.015</text:p>
              </table:table-cell>
              <table:table-cell office:value-type="float" office:value="0.06658502">
                <text:p>0.066585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189405">
                <text:p>0.01894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">
                <text:p>1.018</text:p>
              </table:table-cell>
              <table:table-cell office:value-type="float" office:value="0.03623732">
                <text:p>0.03623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16370155">
                <text:p>-0.0016370155</text:p>
              </table:table-cell>
              <table:table-cell office:value-type="float" office:value="NaN">
                <text:p>NaN</text:p>
              </table:table-cell>
              <table:table-cell office:value-type="float" office:value="1.034">
                <text:p>1.034</text:p>
              </table:table-cell>
              <table:table-cell office:value-type="float" office:value="0.065962">
                <text:p>0.0659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.0039514564">
                <text:p>0.0039514564</text:p>
              </table:table-cell>
              <table:table-cell office:value-type="float" office:value="1.042">
                <text:p>1.042</text:p>
              </table:table-cell>
              <table:table-cell office:value-type="float" office:value="0.14408913">
                <text:p>0.14408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11243485">
                <text:p>-0.0011243485</text:p>
              </table:table-cell>
              <table:table-cell office:value-type="float" office:value="0.0061542466">
                <text:p>0.0061542466</text:p>
              </table:table-cell>
              <table:table-cell office:value-type="float" office:value="1.048">
                <text:p>1.048</text:p>
              </table:table-cell>
              <table:table-cell office:value-type="float" office:value="0.22522005">
                <text:p>0.22522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11243485">
                <text:p>-0.0011243485</text:p>
              </table:table-cell>
              <table:table-cell office:value-type="float" office:value="0.006735936">
                <text:p>0.006735936</text:p>
              </table:table-cell>
              <table:table-cell office:value-type="float" office:value="1.051">
                <text:p>1.051</text:p>
              </table:table-cell>
              <table:table-cell office:value-type="float" office:value="0.2458487">
                <text:p>0.2458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18448196">
                <text:p>-0.0018448196</text:p>
              </table:table-cell>
              <table:table-cell office:value-type="float" office:value="0.008098751">
                <text:p>0.008098751</text:p>
              </table:table-cell>
              <table:table-cell office:value-type="float" office:value="1.041">
                <text:p>1.041</text:p>
              </table:table-cell>
              <table:table-cell office:value-type="float" office:value="0.2990237">
                <text:p>0.29902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0.008070901">
                <text:p>0.008070901</text:p>
              </table:table-cell>
              <table:table-cell office:value-type="float" office:value="1.025">
                <text:p>1.025</text:p>
              </table:table-cell>
              <table:table-cell office:value-type="float" office:value="0.29062235">
                <text:p>0.290622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0.0071910024">
                <text:p>0.0071910024</text:p>
              </table:table-cell>
              <table:table-cell office:value-type="float" office:value="1.01">
                <text:p>1.01</text:p>
              </table:table-cell>
              <table:table-cell office:value-type="float" office:value="0.25887978">
                <text:p>0.258879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010381445">
                <text:p>0.010381445</text:p>
              </table:table-cell>
              <table:table-cell office:value-type="float" office:value="1.018">
                <text:p>1.018</text:p>
              </table:table-cell>
              <table:table-cell office:value-type="float" office:value="0.37373215">
                <text:p>0.373732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7829994">
                <text:p>0.0017829994</text:p>
              </table:table-cell>
              <table:table-cell office:value-type="float" office:value="0.011212692">
                <text:p>0.011212692</text:p>
              </table:table-cell>
              <table:table-cell office:value-type="float" office:value="1.025">
                <text:p>1.025</text:p>
              </table:table-cell>
              <table:table-cell office:value-type="float" office:value="0.40872863">
                <text:p>0.408728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823051">
                <text:p>0.002823051</text:p>
              </table:table-cell>
              <table:table-cell office:value-type="float" office:value="0.0065603703">
                <text:p>0.0065603703</text:p>
              </table:table-cell>
              <table:table-cell office:value-type="float" office:value="1.007">
                <text:p>1.007</text:p>
              </table:table-cell>
              <table:table-cell office:value-type="float" office:value="0.2571119">
                <text:p>0.25711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8935464">
                <text:p>0.0018935464</text:p>
              </table:table-cell>
              <table:table-cell office:value-type="float" office:value="0.0041909963">
                <text:p>0.0041909963</text:p>
              </table:table-cell>
              <table:table-cell office:value-type="float" office:value="0.996">
                <text:p>0.996</text:p>
              </table:table-cell>
              <table:table-cell office:value-type="float" office:value="0.16556087">
                <text:p>0.165560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6">
                <text:p>0.976</text:p>
              </table:table-cell>
              <table:table-cell office:value-type="float" office:value="0.019278258">
                <text:p>0.0192782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-0.0032032132">
                <text:p>-0.0032032132</text:p>
              </table:table-cell>
              <table:table-cell office:value-type="float" office:value="0.96">
                <text:p>0.96</text:p>
              </table:table-cell>
              <table:table-cell office:value-type="float" office:value="0.11553798">
                <text:p>0.115537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20563006">
                <text:p>-0.0020563006</text:p>
              </table:table-cell>
              <table:table-cell office:value-type="float" office:value="-0.002155736">
                <text:p>-0.002155736</text:p>
              </table:table-cell>
              <table:table-cell office:value-type="float" office:value="0.957">
                <text:p>0.957</text:p>
              </table:table-cell>
              <table:table-cell office:value-type="float" office:value="0.10725098">
                <text:p>0.107250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26707351">
                <text:p>-0.0026707351</text:p>
              </table:table-cell>
              <table:table-cell office:value-type="float" office:value="NaN">
                <text:p>NaN</text:p>
              </table:table-cell>
              <table:table-cell office:value-type="float" office:value="0.956">
                <text:p>0.956</text:p>
              </table:table-cell>
              <table:table-cell office:value-type="float" office:value="0.09625077">
                <text:p>0.096250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7">
                <text:p>0.977</text:p>
              </table:table-cell>
              <table:table-cell office:value-type="float" office:value="0.03784961">
                <text:p>0.037849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">
                <text:p>0.972</text:p>
              </table:table-cell>
              <table:table-cell office:value-type="float" office:value="0.035655618">
                <text:p>0.035655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.0014169216">
                <text:p>0.0014169216</text:p>
              </table:table-cell>
              <table:table-cell office:value-type="float" office:value="0.967">
                <text:p>0.967</text:p>
              </table:table-cell>
              <table:table-cell office:value-type="float" office:value="0.05335349">
                <text:p>0.05335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36481768">
                <text:p>-0.0036481768</text:p>
              </table:table-cell>
              <table:table-cell office:value-type="float" office:value="0.0037925392">
                <text:p>0.0037925392</text:p>
              </table:table-cell>
              <table:table-cell office:value-type="float" office:value="0.951">
                <text:p>0.951</text:p>
              </table:table-cell>
              <table:table-cell office:value-type="float" office:value="0.1894455">
                <text:p>0.1894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40954202">
                <text:p>-0.0040954202</text:p>
              </table:table-cell>
              <table:table-cell office:value-type="float" office:value="0.004064612">
                <text:p>0.004064612</text:p>
              </table:table-cell>
              <table:table-cell office:value-type="float" office:value="0.948">
                <text:p>0.948</text:p>
              </table:table-cell>
              <table:table-cell office:value-type="float" office:value="0.20772213">
                <text:p>0.207722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6367922">
                <text:p>-0.006367922</text:p>
              </table:table-cell>
              <table:table-cell office:value-type="float" office:value="0.004715562">
                <text:p>0.004715562</text:p>
              </table:table-cell>
              <table:table-cell office:value-type="float" office:value="0.936">
                <text:p>0.936</text:p>
              </table:table-cell>
              <table:table-cell office:value-type="float" office:value="0.28525773">
                <text:p>0.285257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5324781">
                <text:p>-0.005324781</text:p>
              </table:table-cell>
              <table:table-cell office:value-type="float" office:value="0.0048093945">
                <text:p>0.0048093945</text:p>
              </table:table-cell>
              <table:table-cell office:value-type="float" office:value="0.937">
                <text:p>0.937</text:p>
              </table:table-cell>
              <table:table-cell office:value-type="float" office:value="0.25830752">
                <text:p>0.258307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3143236">
                <text:p>-0.003143236</text:p>
              </table:table-cell>
              <table:table-cell office:value-type="float" office:value="0.0031580627">
                <text:p>0.0031580627</text:p>
              </table:table-cell>
              <table:table-cell office:value-type="float" office:value="0.944">
                <text:p>0.944</text:p>
              </table:table-cell>
              <table:table-cell office:value-type="float" office:value="0.16040547">
                <text:p>0.160405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3350854">
                <text:p>-0.003350854</text:p>
              </table:table-cell>
              <table:table-cell office:value-type="float" office:value="0.0040475875">
                <text:p>0.0040475875</text:p>
              </table:table-cell>
              <table:table-cell office:value-type="float" office:value="0.939">
                <text:p>0.939</text:p>
              </table:table-cell>
              <table:table-cell office:value-type="float" office:value="0.189167">
                <text:p>0.1891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0.0020847172">
                <text:p>0.0020847172</text:p>
              </table:table-cell>
              <table:table-cell office:value-type="float" office:value="0.946">
                <text:p>0.946</text:p>
              </table:table-cell>
              <table:table-cell office:value-type="float" office:value="0.07973331">
                <text:p>0.079733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1618733">
                <text:p>0.0011618733</text:p>
              </table:table-cell>
              <table:table-cell office:value-type="float" office:value="0.0013667196">
                <text:p>0.0013667196</text:p>
              </table:table-cell>
              <table:table-cell office:value-type="float" office:value="0.948">
                <text:p>0.948</text:p>
              </table:table-cell>
              <table:table-cell office:value-type="float" office:value="0.064578496">
                <text:p>0.064578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1618665">
                <text:p>0.0051618665</text:p>
              </table:table-cell>
              <table:table-cell office:value-type="float" office:value="-0.0017656535">
                <text:p>-0.0017656535</text:p>
              </table:table-cell>
              <table:table-cell office:value-type="float" office:value="0.961">
                <text:p>0.961</text:p>
              </table:table-cell>
              <table:table-cell office:value-type="float" office:value="0.19639787">
                <text:p>0.196397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0.0010847151">
                <text:p>0.0010847151</text:p>
              </table:table-cell>
              <table:table-cell office:value-type="float" office:value="0.944">
                <text:p>0.944</text:p>
              </table:table-cell>
              <table:table-cell office:value-type="float" office:value="0.044889867">
                <text:p>0.0448898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019141056">
                <text:p>0.0191410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7719736">
                <text:p>0.0027719736</text:p>
              </table:table-cell>
              <table:table-cell office:value-type="float" office:value="-0.0026332736">
                <text:p>-0.0026332736</text:p>
              </table:table-cell>
              <table:table-cell office:value-type="float" office:value="0.958">
                <text:p>0.958</text:p>
              </table:table-cell>
              <table:table-cell office:value-type="float" office:value="0.13764057">
                <text:p>0.137640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692612">
                <text:p>0.003692612</text:p>
              </table:table-cell>
              <table:table-cell office:value-type="float" office:value="-0.0023426563">
                <text:p>-0.0023426563</text:p>
              </table:table-cell>
              <table:table-cell office:value-type="float" office:value="0.956">
                <text:p>0.956</text:p>
              </table:table-cell>
              <table:table-cell office:value-type="float" office:value="0.15742935">
                <text:p>0.157429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54665357">
                <text:p>0.0054665357</text:p>
              </table:table-cell>
              <table:table-cell office:value-type="float" office:value="-0.0036752224">
                <text:p>-0.0036752224</text:p>
              </table:table-cell>
              <table:table-cell office:value-type="float" office:value="0.962">
                <text:p>0.962</text:p>
              </table:table-cell>
              <table:table-cell office:value-type="float" office:value="0.23713678">
                <text:p>0.237136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4665397">
                <text:p>0.0074665397</text:p>
              </table:table-cell>
              <table:table-cell office:value-type="float" office:value="-0.0063486993">
                <text:p>-0.0063486993</text:p>
              </table:table-cell>
              <table:table-cell office:value-type="float" office:value="0.966">
                <text:p>0.966</text:p>
              </table:table-cell>
              <table:table-cell office:value-type="float" office:value="0.35282803">
                <text:p>0.35282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71618706">
                <text:p>0.0071618706</text:p>
              </table:table-cell>
              <table:table-cell office:value-type="float" office:value="-0.005692601">
                <text:p>-0.005692601</text:p>
              </table:table-cell>
              <table:table-cell office:value-type="float" office:value="0.962">
                <text:p>0.962</text:p>
              </table:table-cell>
              <table:table-cell office:value-type="float" office:value="0.32935214">
                <text:p>0.329352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05546415">
                <text:p>0.0105546415</text:p>
              </table:table-cell>
              <table:table-cell office:value-type="float" office:value="-0.009495467">
                <text:p>-0.009495467</text:p>
              </table:table-cell>
              <table:table-cell office:value-type="float" office:value="0.973">
                <text:p>0.973</text:p>
              </table:table-cell>
              <table:table-cell office:value-type="float" office:value="0.5111042">
                <text:p>0.5111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15546435">
                <text:p>0.0115546435</text:p>
              </table:table-cell>
              <table:table-cell office:value-type="float" office:value="-0.010968208">
                <text:p>-0.010968208</text:p>
              </table:table-cell>
              <table:table-cell office:value-type="float" office:value="0.963">
                <text:p>0.963</text:p>
              </table:table-cell>
              <table:table-cell office:value-type="float" office:value="0.5735327">
                <text:p>0.57353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8771971">
                <text:p>0.008771971</text:p>
              </table:table-cell>
              <table:table-cell office:value-type="float" office:value="-0.011133373">
                <text:p>-0.011133373</text:p>
              </table:table-cell>
              <table:table-cell office:value-type="float" office:value="0.942">
                <text:p>0.942</text:p>
              </table:table-cell>
              <table:table-cell office:value-type="float" office:value="0.5102606">
                <text:p>0.51026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3466507">
                <text:p>0.013466507</text:p>
              </table:table-cell>
              <table:table-cell office:value-type="float" office:value="-0.019498765">
                <text:p>-0.019498765</text:p>
              </table:table-cell>
              <table:table-cell office:value-type="float" office:value="0.944">
                <text:p>0.944</text:p>
              </table:table-cell>
              <table:table-cell office:value-type="float" office:value="0.8530928">
                <text:p>0.85309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4466524">
                <text:p>0.014466524</text:p>
              </table:table-cell>
              <table:table-cell office:value-type="float" office:value="-0.02205807">
                <text:p>-0.02205807</text:p>
              </table:table-cell>
              <table:table-cell office:value-type="float" office:value="0.937">
                <text:p>0.937</text:p>
              </table:table-cell>
              <table:table-cell office:value-type="float" office:value="0.9496354">
                <text:p>0.9496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9857883">
                <text:p>0.019857883</text:p>
              </table:table-cell>
              <table:table-cell office:value-type="float" office:value="-0.03226334">
                <text:p>-0.03226334</text:p>
              </table:table-cell>
              <table:table-cell office:value-type="float" office:value="0.951">
                <text:p>0.951</text:p>
              </table:table-cell>
              <table:table-cell office:value-type="float" office:value="1.3638532">
                <text:p>1.36385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6384974">
                <text:p>0.016384974</text:p>
              </table:table-cell>
              <table:table-cell office:value-type="float" office:value="-0.026669562">
                <text:p>-0.026669562</text:p>
              </table:table-cell>
              <table:table-cell office:value-type="float" office:value="0.934">
                <text:p>0.934</text:p>
              </table:table-cell>
              <table:table-cell office:value-type="float" office:value="1.1268249">
                <text:p>1.12682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5310124">
                <text:p>0.015310124</text:p>
              </table:table-cell>
              <table:table-cell office:value-type="float" office:value="-0.021454692">
                <text:p>-0.021454692</text:p>
              </table:table-cell>
              <table:table-cell office:value-type="float" office:value="0.927">
                <text:p>0.927</text:p>
              </table:table-cell>
              <table:table-cell office:value-type="float" office:value="0.9488605">
                <text:p>0.94886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2310103">
                <text:p>0.012310103</text:p>
              </table:table-cell>
              <table:table-cell office:value-type="float" office:value="-0.0140122175">
                <text:p>-0.0140122175</text:p>
              </table:table-cell>
              <table:table-cell office:value-type="float" office:value="0.923">
                <text:p>0.923</text:p>
              </table:table-cell>
              <table:table-cell office:value-type="float" office:value="0.6714566">
                <text:p>0.67145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0930628">
                <text:p>0.010930628</text:p>
              </table:table-cell>
              <table:table-cell office:value-type="float" office:value="-0.0140122175">
                <text:p>-0.0140122175</text:p>
              </table:table-cell>
              <table:table-cell office:value-type="float" office:value="0.922">
                <text:p>0.922</text:p>
              </table:table-cell>
              <table:table-cell office:value-type="float" office:value="0.63976884">
                <text:p>0.639768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31892061">
                <text:p>-0.0031892061</text:p>
              </table:table-cell>
              <table:table-cell office:value-type="float" office:value="0.006217897">
                <text:p>0.006217897</text:p>
              </table:table-cell>
              <table:table-cell office:value-type="float" office:value="0.89">
                <text:p>0.89</text:p>
              </table:table-cell>
              <table:table-cell office:value-type="float" office:value="0.25157115">
                <text:p>0.25157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64457804">
                <text:p>-0.0064457804</text:p>
              </table:table-cell>
              <table:table-cell office:value-type="float" office:value="0.0072280318">
                <text:p>0.0072280318</text:p>
              </table:table-cell>
              <table:table-cell office:value-type="float" office:value="0.909">
                <text:p>0.909</text:p>
              </table:table-cell>
              <table:table-cell office:value-type="float" office:value="0.34864777">
                <text:p>0.348647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9380013">
                <text:p>-0.009380013</text:p>
              </table:table-cell>
              <table:table-cell office:value-type="float" office:value="0.0072094947">
                <text:p>0.0072094947</text:p>
              </table:table-cell>
              <table:table-cell office:value-type="float" office:value="0.912">
                <text:p>0.912</text:p>
              </table:table-cell>
              <table:table-cell office:value-type="float" office:value="0.42589936">
                <text:p>0.425899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783813">
                <text:p>-0.00783813</text:p>
              </table:table-cell>
              <table:table-cell office:value-type="float" office:value="0.0037925392">
                <text:p>0.0037925392</text:p>
              </table:table-cell>
              <table:table-cell office:value-type="float" office:value="0.927">
                <text:p>0.927</text:p>
              </table:table-cell>
              <table:table-cell office:value-type="float" office:value="0.31346834">
                <text:p>0.313468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10651305">
                <text:p>-0.010651305</text:p>
              </table:table-cell>
              <table:table-cell office:value-type="float" office:value="0.0023878105">
                <text:p>0.0023878105</text:p>
              </table:table-cell>
              <table:table-cell office:value-type="float" office:value="0.922">
                <text:p>0.922</text:p>
              </table:table-cell>
              <table:table-cell office:value-type="float" office:value="0.3929645">
                <text:p>0.39296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21846205">
                <text:p>-0.021846205</text:p>
              </table:table-cell>
              <table:table-cell office:value-type="float" office:value="-0.002899494">
                <text:p>-0.002899494</text:p>
              </table:table-cell>
              <table:table-cell office:value-type="float" office:value="0.869">
                <text:p>0.869</text:p>
              </table:table-cell>
              <table:table-cell office:value-type="float" office:value="0.79336035">
                <text:p>0.793360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12235522">
                <text:p>-0.012235522</text:p>
              </table:table-cell>
              <table:table-cell office:value-type="float" office:value="-0.0053197443">
                <text:p>-0.0053197443</text:p>
              </table:table-cell>
              <table:table-cell office:value-type="float" office:value="0.907">
                <text:p>0.907</text:p>
              </table:table-cell>
              <table:table-cell office:value-type="float" office:value="0.48031056">
                <text:p>0.48031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9929091">
                <text:p>-0.009929091</text:p>
              </table:table-cell>
              <table:table-cell office:value-type="float" office:value="-0.008256391">
                <text:p>-0.008256391</text:p>
              </table:table-cell>
              <table:table-cell office:value-type="float" office:value="0.908">
                <text:p>0.908</text:p>
              </table:table-cell>
              <table:table-cell office:value-type="float" office:value="0.46488118">
                <text:p>0.464881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77103823">
                <text:p>-0.0077103823</text:p>
              </table:table-cell>
              <table:table-cell office:value-type="float" office:value="-0.008768737">
                <text:p>-0.008768737</text:p>
              </table:table-cell>
              <table:table-cell office:value-type="float" office:value="0.92">
                <text:p>0.92</text:p>
              </table:table-cell>
              <table:table-cell office:value-type="float" office:value="0.42035443">
                <text:p>0.42035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3526196">
                <text:p>-0.003526196</text:p>
              </table:table-cell>
              <table:table-cell office:value-type="float" office:value="-0.007951051">
                <text:p>-0.007951051</text:p>
              </table:table-cell>
              <table:table-cell office:value-type="float" office:value="0.932">
                <text:p>0.932</text:p>
              </table:table-cell>
              <table:table-cell office:value-type="float" office:value="0.31312427">
                <text:p>0.313124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-0.0019510537">
                <text:p>-0.0019510537</text:p>
              </table:table-cell>
              <table:table-cell office:value-type="float" office:value="0.956">
                <text:p>0.956</text:p>
              </table:table-cell>
              <table:table-cell office:value-type="float" office:value="0.071231395">
                <text:p>0.0712313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24689287">
                <text:p>-0.0024689287</text:p>
              </table:table-cell>
              <table:table-cell office:value-type="float" office:value="-0.006838143">
                <text:p>-0.006838143</text:p>
              </table:table-cell>
              <table:table-cell office:value-type="float" office:value="0.934">
                <text:p>0.934</text:p>
              </table:table-cell>
              <table:table-cell office:value-type="float" office:value="0.26172745">
                <text:p>0.261727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1542514">
                <text:p>0.0011542514</text:p>
              </table:table-cell>
              <table:table-cell office:value-type="float" office:value="NaN">
                <text:p>NaN</text:p>
              </table:table-cell>
              <table:table-cell office:value-type="float" office:value="0.962">
                <text:p>0.962</text:p>
              </table:table-cell>
              <table:table-cell office:value-type="float" office:value="0.041648313">
                <text:p>0.0416483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-0.0024457872">
                <text:p>-0.0024457872</text:p>
              </table:table-cell>
              <table:table-cell office:value-type="float" office:value="0.948">
                <text:p>0.948</text:p>
              </table:table-cell>
              <table:table-cell office:value-type="float" office:value="0.08903664">
                <text:p>0.089036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  <table:table-cell office:value-type="float" office:value="0.011863537">
                <text:p>0.0118635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280973">
                <text:p>0.002280973</text:p>
              </table:table-cell>
              <table:table-cell office:value-type="float" office:value="0.0060009807">
                <text:p>0.0060009807</text:p>
              </table:table-cell>
              <table:table-cell office:value-type="float" office:value="0.989">
                <text:p>0.989</text:p>
              </table:table-cell>
              <table:table-cell office:value-type="float" office:value="0.23111522">
                <text:p>0.231115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614957">
                <text:p>0.0030614957</text:p>
              </table:table-cell>
              <table:table-cell office:value-type="float" office:value="0.0033849925">
                <text:p>0.0033849925</text:p>
              </table:table-cell>
              <table:table-cell office:value-type="float" office:value="0.975">
                <text:p>0.975</text:p>
              </table:table-cell>
              <table:table-cell office:value-type="float" office:value="0.16430755">
                <text:p>0.164307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98471">
                <text:p>0.00298471</text:p>
              </table:table-cell>
              <table:table-cell office:value-type="float" office:value="0.007126957">
                <text:p>0.007126957</text:p>
              </table:table-cell>
              <table:table-cell office:value-type="float" office:value="0.985">
                <text:p>0.985</text:p>
              </table:table-cell>
              <table:table-cell office:value-type="float" office:value="0.2781617">
                <text:p>0.27816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984708">
                <text:p>0.001984708</text:p>
              </table:table-cell>
              <table:table-cell office:value-type="float" office:value="0.008443892">
                <text:p>0.008443892</text:p>
              </table:table-cell>
              <table:table-cell office:value-type="float" office:value="0.987">
                <text:p>0.987</text:p>
              </table:table-cell>
              <table:table-cell office:value-type="float" office:value="0.31226444">
                <text:p>0.312264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984708">
                <text:p>0.001984708</text:p>
              </table:table-cell>
              <table:table-cell office:value-type="float" office:value="0.0073626637">
                <text:p>0.0073626637</text:p>
              </table:table-cell>
              <table:table-cell office:value-type="float" office:value="0.985">
                <text:p>0.985</text:p>
              </table:table-cell>
              <table:table-cell office:value-type="float" office:value="0.27451736">
                <text:p>0.27451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467694">
                <text:p>0.003467694</text:p>
              </table:table-cell>
              <table:table-cell office:value-type="float" office:value="0.006810814">
                <text:p>0.006810814</text:p>
              </table:table-cell>
              <table:table-cell office:value-type="float" office:value="0.988">
                <text:p>0.988</text:p>
              </table:table-cell>
              <table:table-cell office:value-type="float" office:value="0.27514032">
                <text:p>0.27514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2435337">
                <text:p>0.0022435337</text:p>
              </table:table-cell>
              <table:table-cell office:value-type="float" office:value="0.007857889">
                <text:p>0.007857889</text:p>
              </table:table-cell>
              <table:table-cell office:value-type="float" office:value="0.996">
                <text:p>0.996</text:p>
              </table:table-cell>
              <table:table-cell office:value-type="float" office:value="0.29418844">
                <text:p>0.29418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5025606">
                <text:p>0.0025025606</text:p>
              </table:table-cell>
              <table:table-cell office:value-type="float" office:value="0.003153786">
                <text:p>0.003153786</text:p>
              </table:table-cell>
              <table:table-cell office:value-type="float" office:value="0.982">
                <text:p>0.982</text:p>
              </table:table-cell>
              <table:table-cell office:value-type="float" office:value="0.14493848">
                <text:p>0.144938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2435337">
                <text:p>0.0022435337</text:p>
              </table:table-cell>
              <table:table-cell office:value-type="float" office:value="0.003749892">
                <text:p>0.003749892</text:p>
              </table:table-cell>
              <table:table-cell office:value-type="float" office:value="0.987">
                <text:p>0.987</text:p>
              </table:table-cell>
              <table:table-cell office:value-type="float" office:value="0.15731297">
                <text:p>0.157312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2435317">
                <text:p>0.0012435317</text:p>
              </table:table-cell>
              <table:table-cell office:value-type="float" office:value="0.0053486973">
                <text:p>0.0053486973</text:p>
              </table:table-cell>
              <table:table-cell office:value-type="float" office:value="0.993">
                <text:p>0.993</text:p>
              </table:table-cell>
              <table:table-cell office:value-type="float" office:value="0.19768888">
                <text:p>0.197688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7260984">
                <text:p>0.0017260984</text:p>
              </table:table-cell>
              <table:table-cell office:value-type="float" office:value="0.0058567673">
                <text:p>0.0058567673</text:p>
              </table:table-cell>
              <table:table-cell office:value-type="float" office:value="0.998">
                <text:p>0.998</text:p>
              </table:table-cell>
              <table:table-cell office:value-type="float" office:value="0.21981008">
                <text:p>0.219810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6936253">
                <text:p>0.0036936253</text:p>
              </table:table-cell>
              <table:table-cell office:value-type="float" office:value="0.008381441">
                <text:p>0.008381441</text:p>
              </table:table-cell>
              <table:table-cell office:value-type="float" office:value="1.008">
                <text:p>1.008</text:p>
              </table:table-cell>
              <table:table-cell office:value-type="float" office:value="0.3297324">
                <text:p>0.32973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46936274">
                <text:p>0.0046936274</text:p>
              </table:table-cell>
              <table:table-cell office:value-type="float" office:value="0.00590457">
                <text:p>0.00590457</text:p>
              </table:table-cell>
              <table:table-cell office:value-type="float" office:value="1.012">
                <text:p>1.012</text:p>
              </table:table-cell>
              <table:table-cell office:value-type="float" office:value="0.27154166">
                <text:p>0.271541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6936274">
                <text:p>0.0046936274</text:p>
              </table:table-cell>
              <table:table-cell office:value-type="float" office:value="0.004231259">
                <text:p>0.004231259</text:p>
              </table:table-cell>
              <table:table-cell office:value-type="float" office:value="1.008">
                <text:p>1.008</text:p>
              </table:table-cell>
              <table:table-cell office:value-type="float" office:value="0.22749545">
                <text:p>0.227495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6936233">
                <text:p>0.0026936233</text:p>
              </table:table-cell>
              <table:table-cell office:value-type="float" office:value="0.0026438087">
                <text:p>0.0026438087</text:p>
              </table:table-cell>
              <table:table-cell office:value-type="float" office:value="1">
                <text:p>1</text:p>
              </table:table-cell>
              <table:table-cell office:value-type="float" office:value="0.13587502">
                <text:p>0.135875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4359728">
                <text:p>0.0014359728</text:p>
              </table:table-cell>
              <table:table-cell office:value-type="float" office:value="0.0012044162">
                <text:p>0.0012044162</text:p>
              </table:table-cell>
              <table:table-cell office:value-type="float" office:value="0.99">
                <text:p>0.99</text:p>
              </table:table-cell>
              <table:table-cell office:value-type="float" office:value="0.067471564">
                <text:p>0.0674715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">
                <text:p>0.984</text:p>
              </table:table-cell>
              <table:table-cell office:value-type="float" office:value="0.024018567">
                <text:p>0.0240185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6370118">
                <text:p>0.0016370118</text:p>
              </table:table-cell>
              <table:table-cell office:value-type="float" office:value="0.0018631667">
                <text:p>0.0018631667</text:p>
              </table:table-cell>
              <table:table-cell office:value-type="float" office:value="0.992">
                <text:p>0.992</text:p>
              </table:table-cell>
              <table:table-cell office:value-type="float" office:value="0.089286044">
                <text:p>0.089286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0.018593915">
                <text:p>0.018593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0.04000561">
                <text:p>0.040005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0.0011005066">
                <text:p>0.0011005066</text:p>
              </table:table-cell>
              <table:table-cell office:value-type="float" office:value="1.004">
                <text:p>1.004</text:p>
              </table:table-cell>
              <table:table-cell office:value-type="float" office:value="0.050463155">
                <text:p>0.0504631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3562908">
                <text:p>0.00235629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85396096">
                <text:p>0.0853960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5892424">
                <text:p>0.0015892424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0.06290808">
                <text:p>0.062908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567822">
                <text:p>0.001567822</text:p>
              </table:table-cell>
              <table:table-cell office:value-type="float" office:value="NaN">
                <text:p>NaN</text:p>
              </table:table-cell>
              <table:table-cell office:value-type="float" office:value="0.977">
                <text:p>0.977</text:p>
              </table:table-cell>
              <table:table-cell office:value-type="float" office:value="0.059345715">
                <text:p>0.0593457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">
                <text:p>0.982</text:p>
              </table:table-cell>
              <table:table-cell office:value-type="float" office:value="0.027390402">
                <text:p>0.0273904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6">
                <text:p>0.986</text:p>
              </table:table-cell>
              <table:table-cell office:value-type="float" office:value="0.011319634">
                <text:p>0.011319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2546719">
                <text:p>0.0022546719</text:p>
              </table:table-cell>
              <table:table-cell office:value-type="float" office:value="NaN">
                <text:p>NaN</text:p>
              </table:table-cell>
              <table:table-cell office:value-type="float" office:value="0.987">
                <text:p>0.987</text:p>
              </table:table-cell>
              <table:table-cell office:value-type="float" office:value="0.081360474">
                <text:p>0.0813604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093486">
                <text:p>0.0025093486</text:p>
              </table:table-cell>
              <table:table-cell office:value-type="float" office:value="0.0038442612">
                <text:p>0.0038442612</text:p>
              </table:table-cell>
              <table:table-cell office:value-type="float" office:value="1.03">
                <text:p>1.03</text:p>
              </table:table-cell>
              <table:table-cell office:value-type="float" office:value="0.165268">
                <text:p>0.1652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">
                <text:p>0.001</text:p>
              </table:table-cell>
              <table:table-cell office:value-type="float" office:value="0.0040628538">
                <text:p>0.0040628538</text:p>
              </table:table-cell>
              <table:table-cell office:value-type="float" office:value="1.03">
                <text:p>1.03</text:p>
              </table:table-cell>
              <table:table-cell office:value-type="float" office:value="0.15062824">
                <text:p>0.150628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2359642">
                <text:p>0.0012359642</text:p>
              </table:table-cell>
              <table:table-cell office:value-type="float" office:value="0.0050628483">
                <text:p>0.0050628483</text:p>
              </table:table-cell>
              <table:table-cell office:value-type="float" office:value="1.027">
                <text:p>1.027</text:p>
              </table:table-cell>
              <table:table-cell office:value-type="float" office:value="0.1876153">
                <text:p>0.18761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0.0048631653">
                <text:p>0.0048631653</text:p>
              </table:table-cell>
              <table:table-cell office:value-type="float" office:value="1.029">
                <text:p>1.029</text:p>
              </table:table-cell>
              <table:table-cell office:value-type="float" office:value="0.17535077">
                <text:p>0.175350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0.0036667734">
                <text:p>0.0036667734</text:p>
              </table:table-cell>
              <table:table-cell office:value-type="float" office:value="1.021">
                <text:p>1.021</text:p>
              </table:table-cell>
              <table:table-cell office:value-type="float" office:value="0.13336672">
                <text:p>0.133366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.0038631633">
                <text:p>0.0038631633</text:p>
              </table:table-cell>
              <table:table-cell office:value-type="float" office:value="1.026">
                <text:p>1.026</text:p>
              </table:table-cell>
              <table:table-cell office:value-type="float" office:value="0.13942212">
                <text:p>0.139422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7265351">
                <text:p>0.0017265351</text:p>
              </table:table-cell>
              <table:table-cell office:value-type="float" office:value="0.006471537">
                <text:p>0.006471537</text:p>
              </table:table-cell>
              <table:table-cell office:value-type="float" office:value="1.039">
                <text:p>1.039</text:p>
              </table:table-cell>
              <table:table-cell office:value-type="float" office:value="0.24112424">
                <text:p>0.241124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0.0062074736">
                <text:p>0.0062074736</text:p>
              </table:table-cell>
              <table:table-cell office:value-type="float" office:value="1.045">
                <text:p>1.045</text:p>
              </table:table-cell>
              <table:table-cell office:value-type="float" office:value="0.22515565">
                <text:p>0.225155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0.0060614944">
                <text:p>0.0060614944</text:p>
              </table:table-cell>
              <table:table-cell office:value-type="float" office:value="1.047">
                <text:p>1.047</text:p>
              </table:table-cell>
              <table:table-cell office:value-type="float" office:value="0.2189831">
                <text:p>0.21898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0.004801072">
                <text:p>0.004801072</text:p>
              </table:table-cell>
              <table:table-cell office:value-type="float" office:value="1.05">
                <text:p>1.05</text:p>
              </table:table-cell>
              <table:table-cell office:value-type="float" office:value="0.17284015">
                <text:p>0.17284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0.022997573">
                <text:p>0.0229975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9454669">
                <text:p>0.0294546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">
                <text:p>1.016</text:p>
              </table:table-cell>
              <table:table-cell office:value-type="float" office:value="0.025499977">
                <text:p>0.0254999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0.0020378204">
                <text:p>0.0020378204</text:p>
              </table:table-cell>
              <table:table-cell office:value-type="float" office:value="1.014">
                <text:p>1.014</text:p>
              </table:table-cell>
              <table:table-cell office:value-type="float" office:value="0.07377656">
                <text:p>0.073776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">
                <text:p>1.018</text:p>
              </table:table-cell>
              <table:table-cell office:value-type="float" office:value="0.034397658">
                <text:p>0.0343976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17829984">
                <text:p>-0.0017829984</text:p>
              </table:table-cell>
              <table:table-cell office:value-type="float" office:value="0.0017829994">
                <text:p>0.0017829994</text:p>
              </table:table-cell>
              <table:table-cell office:value-type="float" office:value="1.016">
                <text:p>1.016</text:p>
              </table:table-cell>
              <table:table-cell office:value-type="float" office:value="0.09077574">
                <text:p>0.090775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0.001292685">
                <text:p>0.001292685</text:p>
              </table:table-cell>
              <table:table-cell office:value-type="float" office:value="1.016">
                <text:p>1.016</text:p>
              </table:table-cell>
              <table:table-cell office:value-type="float" office:value="0.05440819">
                <text:p>0.054408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015197359">
                <text:p>0.00151973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015197359">
                <text:p>0.00151973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35351854">
                <text:p>0.0353518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0015197359">
                <text:p>0.00151973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0.0010187402">
                <text:p>0.0010187402</text:p>
              </table:table-cell>
              <table:table-cell office:value-type="float" office:value="1.013">
                <text:p>1.013</text:p>
              </table:table-cell>
              <table:table-cell office:value-type="float" office:value="0.036700174">
                <text:p>0.0367001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10378202">
                <text:p>-0.0010378202</text:p>
              </table:table-cell>
              <table:table-cell office:value-type="float" office:value="0.0010187402">
                <text:p>0.0010187402</text:p>
              </table:table-cell>
              <table:table-cell office:value-type="float" office:value="1.013">
                <text:p>1.013</text:p>
              </table:table-cell>
              <table:table-cell office:value-type="float" office:value="0.052354">
                <text:p>0.0523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4525432">
                <text:p>0.0245254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6923226">
                <text:p>0.026923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26923226">
                <text:p>0.0269232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019666292">
                <text:p>0.0196662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0.0012546717">
                <text:p>0.0012546717</text:p>
              </table:table-cell>
              <table:table-cell office:value-type="float" office:value="1.014">
                <text:p>1.014</text:p>
              </table:table-cell>
              <table:table-cell office:value-type="float" office:value="0.045724306">
                <text:p>0.0457243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10575801">
                <text:p>-0.0010575801</text:p>
              </table:table-cell>
              <table:table-cell office:value-type="float" office:value="0.0011502318">
                <text:p>0.0011502318</text:p>
              </table:table-cell>
              <table:table-cell office:value-type="float" office:value="1.029">
                <text:p>1.029</text:p>
              </table:table-cell>
              <table:table-cell office:value-type="float" office:value="0.056251444">
                <text:p>0.056251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0.004664041">
                <text:p>0.004664041</text:p>
              </table:table-cell>
              <table:table-cell office:value-type="float" office:value="1.062">
                <text:p>1.062</text:p>
              </table:table-cell>
              <table:table-cell office:value-type="float" office:value="0.17037338">
                <text:p>0.170373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10378202">
                <text:p>-0.0010378202</text:p>
              </table:table-cell>
              <table:table-cell office:value-type="float" office:value="0.0044070557">
                <text:p>0.0044070557</text:p>
              </table:table-cell>
              <table:table-cell office:value-type="float" office:value="1.086">
                <text:p>1.086</text:p>
              </table:table-cell>
              <table:table-cell office:value-type="float" office:value="0.16299406">
                <text:p>0.162994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0.0064359717">
                <text:p>0.0064359717</text:p>
              </table:table-cell>
              <table:table-cell office:value-type="float" office:value="1.084">
                <text:p>1.084</text:p>
              </table:table-cell>
              <table:table-cell office:value-type="float" office:value="0.23236758">
                <text:p>0.232367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7640362">
                <text:p>0.0017640362</text:p>
              </table:table-cell>
              <table:table-cell office:value-type="float" office:value="0.0064676926">
                <text:p>0.0064676926</text:p>
              </table:table-cell>
              <table:table-cell office:value-type="float" office:value="1.088">
                <text:p>1.088</text:p>
              </table:table-cell>
              <table:table-cell office:value-type="float" office:value="0.24134226">
                <text:p>0.241342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2926852">
                <text:p>0.0022926852</text:p>
              </table:table-cell>
              <table:table-cell office:value-type="float" office:value="0.0075025633">
                <text:p>0.0075025633</text:p>
              </table:table-cell>
              <table:table-cell office:value-type="float" office:value="1.091">
                <text:p>1.091</text:p>
              </table:table-cell>
              <table:table-cell office:value-type="float" office:value="0.28242218">
                <text:p>0.282422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4589241">
                <text:p>0.004589241</text:p>
              </table:table-cell>
              <table:table-cell office:value-type="float" office:value="0.008061498">
                <text:p>0.008061498</text:p>
              </table:table-cell>
              <table:table-cell office:value-type="float" office:value="1.088">
                <text:p>1.088</text:p>
              </table:table-cell>
              <table:table-cell office:value-type="float" office:value="0.3339454">
                <text:p>0.33394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6435979">
                <text:p>0.006435979</text:p>
              </table:table-cell>
              <table:table-cell office:value-type="float" office:value="0.008629419">
                <text:p>0.008629419</text:p>
              </table:table-cell>
              <table:table-cell office:value-type="float" office:value="1.076">
                <text:p>1.076</text:p>
              </table:table-cell>
              <table:table-cell office:value-type="float" office:value="0.38754606">
                <text:p>0.387546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0367431">
                <text:p>0.010367431</text:p>
              </table:table-cell>
              <table:table-cell office:value-type="float" office:value="0.012265697">
                <text:p>0.012265697</text:p>
              </table:table-cell>
              <table:table-cell office:value-type="float" office:value="1.091">
                <text:p>1.091</text:p>
              </table:table-cell>
              <table:table-cell office:value-type="float" office:value="0.5781685">
                <text:p>0.57816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2284428">
                <text:p>0.012284428</text:p>
              </table:table-cell>
              <table:table-cell office:value-type="float" office:value="0.011371061">
                <text:p>0.011371061</text:p>
              </table:table-cell>
              <table:table-cell office:value-type="float" office:value="1.05">
                <text:p>1.05</text:p>
              </table:table-cell>
              <table:table-cell office:value-type="float" office:value="0.6026194">
                <text:p>0.60261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25106275">
                <text:p>0.0125106275</text:p>
              </table:table-cell>
              <table:table-cell office:value-type="float" office:value="0.0072656944">
                <text:p>0.0072656944</text:p>
              </table:table-cell>
              <table:table-cell office:value-type="float" office:value="1.038">
                <text:p>1.038</text:p>
              </table:table-cell>
              <table:table-cell office:value-type="float" office:value="0.52082723">
                <text:p>0.520827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8191004">
                <text:p>0.008191004</text:p>
              </table:table-cell>
              <table:table-cell office:value-type="float" office:value="0.0045960397">
                <text:p>0.0045960397</text:p>
              </table:table-cell>
              <table:table-cell office:value-type="float" office:value="1.008">
                <text:p>1.008</text:p>
              </table:table-cell>
              <table:table-cell office:value-type="float" office:value="0.3381247">
                <text:p>0.33812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">
                <text:p>0.959</text:p>
              </table:table-cell>
              <table:table-cell office:value-type="float" office:value="0.024509758">
                <text:p>0.0245097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4333392">
                <text:p>0.004333392</text:p>
              </table:table-cell>
              <table:table-cell office:value-type="float" office:value="0.0027967915">
                <text:p>0.0027967915</text:p>
              </table:table-cell>
              <table:table-cell office:value-type="float" office:value="0.992">
                <text:p>0.992</text:p>
              </table:table-cell>
              <table:table-cell office:value-type="float" office:value="0.18567213">
                <text:p>0.185672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16481727">
                <text:p>-0.0016481727</text:p>
              </table:table-cell>
              <table:table-cell office:value-type="float" office:value="-0.0020646006">
                <text:p>-0.0020646006</text:p>
              </table:table-cell>
              <table:table-cell office:value-type="float" office:value="0.956">
                <text:p>0.956</text:p>
              </table:table-cell>
              <table:table-cell office:value-type="float" office:value="0.095104724">
                <text:p>0.0951047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">
                <text:p>0.974</text:p>
              </table:table-cell>
              <table:table-cell office:value-type="float" office:value="0.034352865">
                <text:p>0.034352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43332204">
                <text:p>-0.0043332204</text:p>
              </table:table-cell>
              <table:table-cell office:value-type="float" office:value="-0.0053332224">
                <text:p>-0.0053332224</text:p>
              </table:table-cell>
              <table:table-cell office:value-type="float" office:value="0.935">
                <text:p>0.935</text:p>
              </table:table-cell>
              <table:table-cell office:value-type="float" office:value="0.247381">
                <text:p>0.2473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41083097">
                <text:p>-0.0041083097</text:p>
              </table:table-cell>
              <table:table-cell office:value-type="float" office:value="-0.004999347">
                <text:p>-0.004999347</text:p>
              </table:table-cell>
              <table:table-cell office:value-type="float" office:value="0.936">
                <text:p>0.936</text:p>
              </table:table-cell>
              <table:table-cell office:value-type="float" office:value="0.23295031">
                <text:p>0.232950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15929453">
                <text:p>-0.0015929453</text:p>
              </table:table-cell>
              <table:table-cell office:value-type="float" office:value="-0.0049385056">
                <text:p>-0.0049385056</text:p>
              </table:table-cell>
              <table:table-cell office:value-type="float" office:value="0.927">
                <text:p>0.927</text:p>
              </table:table-cell>
              <table:table-cell office:value-type="float" office:value="0.18680638">
                <text:p>0.186806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-0.0020788126">
                <text:p>-0.0020788126</text:p>
              </table:table-cell>
              <table:table-cell office:value-type="float" office:value="0.959">
                <text:p>0.959</text:p>
              </table:table-cell>
              <table:table-cell office:value-type="float" office:value="0.07548234">
                <text:p>0.075482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4107581">
                <text:p>0.0014107581</text:p>
              </table:table-cell>
              <table:table-cell office:value-type="float" office:value="NaN">
                <text:p>NaN</text:p>
              </table:table-cell>
              <table:table-cell office:value-type="float" office:value="0.967">
                <text:p>0.967</text:p>
              </table:table-cell>
              <table:table-cell office:value-type="float" office:value="0.050790608">
                <text:p>0.0507906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">
                <text:p>0.991</text:p>
              </table:table-cell>
              <table:table-cell office:value-type="float" office:value="0.037689358">
                <text:p>0.0376893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4471533">
                <text:p>-0.004471533</text:p>
              </table:table-cell>
              <table:table-cell office:value-type="float" office:value="0.0018448196">
                <text:p>0.0018448196</text:p>
              </table:table-cell>
              <table:table-cell office:value-type="float" office:value="1.043">
                <text:p>1.043</text:p>
              </table:table-cell>
              <table:table-cell office:value-type="float" office:value="0.17413753">
                <text:p>0.174137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24715364">
                <text:p>-0.0024715364</text:p>
              </table:table-cell>
              <table:table-cell office:value-type="float" office:value="0.00215023">
                <text:p>0.00215023</text:p>
              </table:table-cell>
              <table:table-cell office:value-type="float" office:value="1.023">
                <text:p>1.023</text:p>
              </table:table-cell>
              <table:table-cell office:value-type="float" office:value="0.117935255">
                <text:p>0.117935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61542466">
                <text:p>-0.0061542466</text:p>
              </table:table-cell>
              <table:table-cell office:value-type="float" office:value="0.0046370104">
                <text:p>0.0046370104</text:p>
              </table:table-cell>
              <table:table-cell office:value-type="float" office:value="1.061">
                <text:p>1.061</text:p>
              </table:table-cell>
              <table:table-cell office:value-type="float" office:value="0.27740276">
                <text:p>0.277402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10614917">
                <text:p>-0.0010614917</text:p>
              </table:table-cell>
              <table:table-cell office:value-type="float" office:value="0.00298471">
                <text:p>0.00298471</text:p>
              </table:table-cell>
              <table:table-cell office:value-type="float" office:value="1.026">
                <text:p>1.026</text:p>
              </table:table-cell>
              <table:table-cell office:value-type="float" office:value="0.11404288">
                <text:p>0.11404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3726095">
                <text:p>-0.003726095</text:p>
              </table:table-cell>
              <table:table-cell office:value-type="float" office:value="0.0044070557">
                <text:p>0.0044070557</text:p>
              </table:table-cell>
              <table:table-cell office:value-type="float" office:value="1.061">
                <text:p>1.061</text:p>
              </table:table-cell>
              <table:table-cell office:value-type="float" office:value="0.20776099">
                <text:p>0.207760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34359768">
                <text:p>-0.0034359768</text:p>
              </table:table-cell>
              <table:table-cell office:value-type="float" office:value="0.0038935468">
                <text:p>0.0038935468</text:p>
              </table:table-cell>
              <table:table-cell office:value-type="float" office:value="1.063">
                <text:p>1.063</text:p>
              </table:table-cell>
              <table:table-cell office:value-type="float" office:value="0.1869428">
                <text:p>0.18694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21502338">
                <text:p>-0.0021502338</text:p>
              </table:table-cell>
              <table:table-cell office:value-type="float" office:value="0.005209483">
                <text:p>0.005209483</text:p>
              </table:table-cell>
              <table:table-cell office:value-type="float" office:value="1.054">
                <text:p>1.054</text:p>
              </table:table-cell>
              <table:table-cell office:value-type="float" office:value="0.2028891">
                <text:p>0.20288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026370138">
                <text:p>-0.0026370138</text:p>
              </table:table-cell>
              <table:table-cell office:value-type="float" office:value="0.006243527">
                <text:p>0.006243527</text:p>
              </table:table-cell>
              <table:table-cell office:value-type="float" office:value="1.062">
                <text:p>1.062</text:p>
              </table:table-cell>
              <table:table-cell office:value-type="float" office:value="0.24399291">
                <text:p>0.243992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23337565">
                <text:p>-0.0023337565</text:p>
              </table:table-cell>
              <table:table-cell office:value-type="float" office:value="0.005435977">
                <text:p>0.005435977</text:p>
              </table:table-cell>
              <table:table-cell office:value-type="float" office:value="1.055">
                <text:p>1.055</text:p>
              </table:table-cell>
              <table:table-cell office:value-type="float" office:value="0.21296787">
                <text:p>0.212967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">
                <text:p>0.001</text:p>
              </table:table-cell>
              <table:table-cell office:value-type="float" office:value="0.004280977">
                <text:p>0.004280977</text:p>
              </table:table-cell>
              <table:table-cell office:value-type="float" office:value="1.036">
                <text:p>1.036</text:p>
              </table:table-cell>
              <table:table-cell office:value-type="float" office:value="0.15826434">
                <text:p>0.158264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6121902">
                <text:p>0.0016121902</text:p>
              </table:table-cell>
              <table:table-cell office:value-type="float" office:value="0.0024171025">
                <text:p>0.0024171025</text:p>
              </table:table-cell>
              <table:table-cell office:value-type="float" office:value="1.009">
                <text:p>1.009</text:p>
              </table:table-cell>
              <table:table-cell office:value-type="float" office:value="0.10459595">
                <text:p>0.104595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467692">
                <text:p>0.002467692</text:p>
              </table:table-cell>
              <table:table-cell office:value-type="float" office:value="0.0022074804">
                <text:p>0.0022074804</text:p>
              </table:table-cell>
              <table:table-cell office:value-type="float" office:value="1.005">
                <text:p>1.005</text:p>
              </table:table-cell>
              <table:table-cell office:value-type="float" office:value="0.119195014">
                <text:p>0.1191950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680257">
                <text:p>0.002680257</text:p>
              </table:table-cell>
              <table:table-cell office:value-type="float" office:value="0.0013674274">
                <text:p>0.0013674274</text:p>
              </table:table-cell>
              <table:table-cell office:value-type="float" office:value="0.992">
                <text:p>0.992</text:p>
              </table:table-cell>
              <table:table-cell office:value-type="float" office:value="0.10832169">
                <text:p>0.108321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017155707">
                <text:p>-0.0017155707</text:p>
              </table:table-cell>
              <table:table-cell office:value-type="float" office:value="-0.0011557341">
                <text:p>-0.0011557341</text:p>
              </table:table-cell>
              <table:table-cell office:value-type="float" office:value="0.967">
                <text:p>0.967</text:p>
              </table:table-cell>
              <table:table-cell office:value-type="float" office:value="0.07446821">
                <text:p>0.074468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-0.002155736">
                <text:p>-0.002155736</text:p>
              </table:table-cell>
              <table:table-cell office:value-type="float" office:value="0.969">
                <text:p>0.969</text:p>
              </table:table-cell>
              <table:table-cell office:value-type="float" office:value="0.078659035">
                <text:p>0.0786590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">
                <text:p>0.964</text:p>
              </table:table-cell>
              <table:table-cell office:value-type="float" office:value="0.029792435">
                <text:p>0.0297924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26185662">
                <text:p>-0.0026185662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  <table:table-cell office:value-type="float" office:value="0.100900486">
                <text:p>0.1009004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">
                <text:p>0.964</text:p>
              </table:table-cell>
              <table:table-cell office:value-type="float" office:value="0.03914398">
                <text:p>0.039143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1809468">
                <text:p>0.0011809468</text:p>
              </table:table-cell>
              <table:table-cell office:value-type="float" office:value="0.001531072">
                <text:p>0.001531072</text:p>
              </table:table-cell>
              <table:table-cell office:value-type="float" office:value="0.961">
                <text:p>0.961</text:p>
              </table:table-cell>
              <table:table-cell office:value-type="float" office:value="0.069610044">
                <text:p>0.069610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040317774">
                <text:p>-0.0040317774</text:p>
              </table:table-cell>
              <table:table-cell office:value-type="float" office:value="-0.0020646006">
                <text:p>-0.0020646006</text:p>
              </table:table-cell>
              <table:table-cell office:value-type="float" office:value="0.933">
                <text:p>0.933</text:p>
              </table:table-cell>
              <table:table-cell office:value-type="float" office:value="0.16306806">
                <text:p>0.163068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36953092">
                <text:p>-0.0036953092</text:p>
              </table:table-cell>
              <table:table-cell office:value-type="float" office:value="-0.001260817">
                <text:p>-0.001260817</text:p>
              </table:table-cell>
              <table:table-cell office:value-type="float" office:value="0.925">
                <text:p>0.925</text:p>
              </table:table-cell>
              <table:table-cell office:value-type="float" office:value="0.14056167">
                <text:p>0.140561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10866642">
                <text:p>-0.010866642</text:p>
              </table:table-cell>
              <table:table-cell office:value-type="float" office:value="-0.005657345">
                <text:p>-0.005657345</text:p>
              </table:table-cell>
              <table:table-cell office:value-type="float" office:value="0.89">
                <text:p>0.89</text:p>
              </table:table-cell>
              <table:table-cell office:value-type="float" office:value="0.44103998">
                <text:p>0.441039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9866655">
                <text:p>-0.009866655</text:p>
              </table:table-cell>
              <table:table-cell office:value-type="float" office:value="-0.006735325">
                <text:p>-0.006735325</text:p>
              </table:table-cell>
              <table:table-cell office:value-type="float" office:value="0.886">
                <text:p>0.886</text:p>
              </table:table-cell>
              <table:table-cell office:value-type="float" office:value="0.43006927">
                <text:p>0.430069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695339">
                <text:p>0.003695339</text:p>
              </table:table-cell>
              <table:table-cell office:value-type="float" office:value="0.0028578937">
                <text:p>0.0028578937</text:p>
              </table:table-cell>
              <table:table-cell office:value-type="float" office:value="0.928">
                <text:p>0.928</text:p>
              </table:table-cell>
              <table:table-cell office:value-type="float" office:value="0.16817504">
                <text:p>0.168175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7017803">
                <text:p>0.0057017803</text:p>
              </table:table-cell>
              <table:table-cell office:value-type="float" office:value="0.0030780882">
                <text:p>0.0030780882</text:p>
              </table:table-cell>
              <table:table-cell office:value-type="float" office:value="0.918">
                <text:p>0.918</text:p>
              </table:table-cell>
              <table:table-cell office:value-type="float" office:value="0.23326516">
                <text:p>0.233265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251338">
                <text:p>0.0015251338</text:p>
              </table:table-cell>
              <table:table-cell office:value-type="float" office:value="0.001692608">
                <text:p>0.001692608</text:p>
              </table:table-cell>
              <table:table-cell office:value-type="float" office:value="0.904">
                <text:p>0.904</text:p>
              </table:table-cell>
              <table:table-cell office:value-type="float" office:value="0.082021564">
                <text:p>0.0820215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2619834">
                <text:p>0.0032619834</text:p>
              </table:table-cell>
              <table:table-cell office:value-type="float" office:value="0.0027616322">
                <text:p>0.0027616322</text:p>
              </table:table-cell>
              <table:table-cell office:value-type="float" office:value="0.9">
                <text:p>0.9</text:p>
              </table:table-cell>
              <table:table-cell office:value-type="float" office:value="0.15386467">
                <text:p>0.153864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11245608">
                <text:p>-0.0011245608</text:p>
              </table:table-cell>
              <table:table-cell office:value-type="float" office:value="NaN">
                <text:p>NaN</text:p>
              </table:table-cell>
              <table:table-cell office:value-type="float" office:value="0.877">
                <text:p>0.877</text:p>
              </table:table-cell>
              <table:table-cell office:value-type="float" office:value="0.04251408">
                <text:p>0.042514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07840812">
                <text:p>-0.007840812</text:p>
              </table:table-cell>
              <table:table-cell office:value-type="float" office:value="-0.005708039">
                <text:p>-0.005708039</text:p>
              </table:table-cell>
              <table:table-cell office:value-type="float" office:value="0.858">
                <text:p>0.858</text:p>
              </table:table-cell>
              <table:table-cell office:value-type="float" office:value="0.3491448">
                <text:p>0.34914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0142097175">
                <text:p>0.01420971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929615">
                <text:p>0.003929615</text:p>
              </table:table-cell>
              <table:table-cell office:value-type="float" office:value="0.0043332875">
                <text:p>0.0043332875</text:p>
              </table:table-cell>
              <table:table-cell office:value-type="float" office:value="0.889">
                <text:p>0.889</text:p>
              </table:table-cell>
              <table:table-cell office:value-type="float" office:value="0.2105904">
                <text:p>0.21059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929606">
                <text:p>0.006929606</text:p>
              </table:table-cell>
              <table:table-cell office:value-type="float" office:value="0.005554229">
                <text:p>0.005554229</text:p>
              </table:table-cell>
              <table:table-cell office:value-type="float" office:value="0.904">
                <text:p>0.904</text:p>
              </table:table-cell>
              <table:table-cell office:value-type="float" office:value="0.31970978">
                <text:p>0.319709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9662867">
                <text:p>0.009662867</text:p>
              </table:table-cell>
              <table:table-cell office:value-type="float" office:value="0.005810827">
                <text:p>0.005810827</text:p>
              </table:table-cell>
              <table:table-cell office:value-type="float" office:value="0.901">
                <text:p>0.901</text:p>
              </table:table-cell>
              <table:table-cell office:value-type="float" office:value="0.4059181">
                <text:p>0.40591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">
                <text:p>0.873</text:p>
              </table:table-cell>
              <table:table-cell office:value-type="float" office:value="0.03332445">
                <text:p>0.033324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17366409">
                <text:p>-0.0017366409</text:p>
              </table:table-cell>
              <table:table-cell office:value-type="float" office:value="-0.0011327863">
                <text:p>-0.0011327863</text:p>
              </table:table-cell>
              <table:table-cell office:value-type="float" office:value="0.871">
                <text:p>0.871</text:p>
              </table:table-cell>
              <table:table-cell office:value-type="float" office:value="0.074643984">
                <text:p>0.0746439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4545064">
                <text:p>0.0034545064</text:p>
              </table:table-cell>
              <table:table-cell office:value-type="float" office:value="0.0028672218">
                <text:p>0.0028672218</text:p>
              </table:table-cell>
              <table:table-cell office:value-type="float" office:value="0.889">
                <text:p>0.889</text:p>
              </table:table-cell>
              <table:table-cell office:value-type="float" office:value="0.16161823">
                <text:p>0.161618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">
                <text:p>0.882</text:p>
              </table:table-cell>
              <table:table-cell office:value-type="float" office:value="0.045425676">
                <text:p>0.0454256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4268855">
                <text:p>0.004268855</text:p>
              </table:table-cell>
              <table:table-cell office:value-type="float" office:value="0.0030009896">
                <text:p>0.0030009896</text:p>
              </table:table-cell>
              <table:table-cell office:value-type="float" office:value="0.894">
                <text:p>0.894</text:p>
              </table:table-cell>
              <table:table-cell office:value-type="float" office:value="0.1878537">
                <text:p>0.18785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9159207">
                <text:p>0.009159207</text:p>
              </table:table-cell>
              <table:table-cell office:value-type="float" office:value="0.0070780963">
                <text:p>0.0070780963</text:p>
              </table:table-cell>
              <table:table-cell office:value-type="float" office:value="0.914">
                <text:p>0.914</text:p>
              </table:table-cell>
              <table:table-cell office:value-type="float" office:value="0.4167158">
                <text:p>0.41671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543858">
                <text:p>0.005543858</text:p>
              </table:table-cell>
              <table:table-cell office:value-type="float" office:value="0.0037719607">
                <text:p>0.0037719607</text:p>
              </table:table-cell>
              <table:table-cell office:value-type="float" office:value="0.902">
                <text:p>0.902</text:p>
              </table:table-cell>
              <table:table-cell office:value-type="float" office:value="0.24139388">
                <text:p>0.241393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">
                <text:p>0.894</text:p>
              </table:table-cell>
              <table:table-cell office:value-type="float" office:value="0.015315309">
                <text:p>0.015315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">
                <text:p>0.897</text:p>
              </table:table-cell>
              <table:table-cell office:value-type="float" office:value="0.020119427">
                <text:p>0.0201194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279485">
                <text:p>0.0014279485</text:p>
              </table:table-cell>
              <table:table-cell office:value-type="float" office:value="NaN">
                <text:p>NaN</text:p>
              </table:table-cell>
              <table:table-cell office:value-type="float" office:value="0.911">
                <text:p>0.911</text:p>
              </table:table-cell>
              <table:table-cell office:value-type="float" office:value="0.0617486">
                <text:p>0.06174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838871">
                <text:p>0.005838871</text:p>
              </table:table-cell>
              <table:table-cell office:value-type="float" office:value="0.003950253">
                <text:p>0.003950253</text:p>
              </table:table-cell>
              <table:table-cell office:value-type="float" office:value="0.928">
                <text:p>0.928</text:p>
              </table:table-cell>
              <table:table-cell office:value-type="float" office:value="0.25378612">
                <text:p>0.253786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7665068">
                <text:p>0.007665068</text:p>
              </table:table-cell>
              <table:table-cell office:value-type="float" office:value="0.0060489476">
                <text:p>0.0060489476</text:p>
              </table:table-cell>
              <table:table-cell office:value-type="float" office:value="0.943">
                <text:p>0.943</text:p>
              </table:table-cell>
              <table:table-cell office:value-type="float" office:value="0.3515179">
                <text:p>0.35151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294187">
                <text:p>0.004294187</text:p>
              </table:table-cell>
              <table:table-cell office:value-type="float" office:value="0.0020489544">
                <text:p>0.0020489544</text:p>
              </table:table-cell>
              <table:table-cell office:value-type="float" office:value="0.938">
                <text:p>0.938</text:p>
              </table:table-cell>
              <table:table-cell office:value-type="float" office:value="0.17128721">
                <text:p>0.171287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004079">
                <text:p>0.01004079</text:p>
              </table:table-cell>
              <table:table-cell office:value-type="float" office:value="0.006969616">
                <text:p>0.006969616</text:p>
              </table:table-cell>
              <table:table-cell office:value-type="float" office:value="0.969">
                <text:p>0.969</text:p>
              </table:table-cell>
              <table:table-cell office:value-type="float" office:value="0.44001552">
                <text:p>0.440015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7495463">
                <text:p>0.007495463</text:p>
              </table:table-cell>
              <table:table-cell office:value-type="float" office:value="0.0052126944">
                <text:p>0.0052126944</text:p>
              </table:table-cell>
              <table:table-cell office:value-type="float" office:value="0.966">
                <text:p>0.966</text:p>
              </table:table-cell>
              <table:table-cell office:value-type="float" office:value="0.32867494">
                <text:p>0.328674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2420287">
                <text:p>0.0022420287</text:p>
              </table:table-cell>
              <table:table-cell office:value-type="float" office:value="0.003053844">
                <text:p>0.003053844</text:p>
              </table:table-cell>
              <table:table-cell office:value-type="float" office:value="0.954">
                <text:p>0.954</text:p>
              </table:table-cell>
              <table:table-cell office:value-type="float" office:value="0.13638602">
                <text:p>0.136386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950251">
                <text:p>0.002950251</text:p>
              </table:table-cell>
              <table:table-cell office:value-type="float" office:value="0.003053844">
                <text:p>0.003053844</text:p>
              </table:table-cell>
              <table:table-cell office:value-type="float" office:value="0.963">
                <text:p>0.963</text:p>
              </table:table-cell>
              <table:table-cell office:value-type="float" office:value="0.15286244">
                <text:p>0.152862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5603771">
                <text:p>0.0025603771</text:p>
              </table:table-cell>
              <table:table-cell office:value-type="float" office:value="0.0011909902">
                <text:p>0.0011909902</text:p>
              </table:table-cell>
              <table:table-cell office:value-type="float" office:value="0.964">
                <text:p>0.964</text:p>
              </table:table-cell>
              <table:table-cell office:value-type="float" office:value="0.1016581">
                <text:p>0.1016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67644715">
                <text:p>0.0067644715</text:p>
              </table:table-cell>
              <table:table-cell office:value-type="float" office:value="0.0055106133">
                <text:p>0.0055106133</text:p>
              </table:table-cell>
              <table:table-cell office:value-type="float" office:value="0.997">
                <text:p>0.997</text:p>
              </table:table-cell>
              <table:table-cell office:value-type="float" office:value="0.31409898">
                <text:p>0.314098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74646473">
                <text:p>0.0074646473</text:p>
              </table:table-cell>
              <table:table-cell office:value-type="float" office:value="0.0070987493">
                <text:p>0.0070987493</text:p>
              </table:table-cell>
              <table:table-cell office:value-type="float" office:value="1.016">
                <text:p>1.016</text:p>
              </table:table-cell>
              <table:table-cell office:value-type="float" office:value="0.37084094">
                <text:p>0.370840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6130658">
                <text:p>0.006130658</text:p>
              </table:table-cell>
              <table:table-cell office:value-type="float" office:value="0.0042044073">
                <text:p>0.0042044073</text:p>
              </table:table-cell>
              <table:table-cell office:value-type="float" office:value="1.018">
                <text:p>1.018</text:p>
              </table:table-cell>
              <table:table-cell office:value-type="float" office:value="0.26761872">
                <text:p>0.267618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735939">
                <text:p>0.004735939</text:p>
              </table:table-cell>
              <table:table-cell office:value-type="float" office:value="0.0036667734">
                <text:p>0.0036667734</text:p>
              </table:table-cell>
              <table:table-cell office:value-type="float" office:value="1.013">
                <text:p>1.013</text:p>
              </table:table-cell>
              <table:table-cell office:value-type="float" office:value="0.21562311">
                <text:p>0.215623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1057095">
                <text:p>0.0041057095</text:p>
              </table:table-cell>
              <table:table-cell office:value-type="float" office:value="0.003531076">
                <text:p>0.003531076</text:p>
              </table:table-cell>
              <table:table-cell office:value-type="float" office:value="1.017">
                <text:p>1.017</text:p>
              </table:table-cell>
              <table:table-cell office:value-type="float" office:value="0.19495077">
                <text:p>0.194950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23221597">
                <text:p>0.0023221597</text:p>
              </table:table-cell>
              <table:table-cell office:value-type="float" office:value="0.0022656992">
                <text:p>0.0022656992</text:p>
              </table:table-cell>
              <table:table-cell office:value-type="float" office:value="1.009">
                <text:p>1.009</text:p>
              </table:table-cell>
              <table:table-cell office:value-type="float" office:value="0.11679707">
                <text:p>0.116797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726095">
                <text:p>0.003726095</text:p>
              </table:table-cell>
              <table:table-cell office:value-type="float" office:value="0.00415425">
                <text:p>0.00415425</text:p>
              </table:table-cell>
              <table:table-cell office:value-type="float" office:value="1.022">
                <text:p>1.022</text:p>
              </table:table-cell>
              <table:table-cell office:value-type="float" office:value="0.2008971">
                <text:p>0.20089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4359748">
                <text:p>0.0024359748</text:p>
              </table:table-cell>
              <table:table-cell office:value-type="float" office:value="0.0030212775">
                <text:p>0.0030212775</text:p>
              </table:table-cell>
              <table:table-cell office:value-type="float" office:value="1.015">
                <text:p>1.015</text:p>
              </table:table-cell>
              <table:table-cell office:value-type="float" office:value="0.13971607">
                <text:p>0.139716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8935447">
                <text:p>0.0028935447</text:p>
              </table:table-cell>
              <table:table-cell office:value-type="float" office:value="0.0031502321">
                <text:p>0.0031502321</text:p>
              </table:table-cell>
              <table:table-cell office:value-type="float" office:value="1.028">
                <text:p>1.028</text:p>
              </table:table-cell>
              <table:table-cell office:value-type="float" office:value="0.15398854">
                <text:p>0.153988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8682073">
                <text:p>0.0038682073</text:p>
              </table:table-cell>
              <table:table-cell office:value-type="float" office:value="0.0023562945">
                <text:p>0.0023562945</text:p>
              </table:table-cell>
              <table:table-cell office:value-type="float" office:value="1.033">
                <text:p>1.033</text:p>
              </table:table-cell>
              <table:table-cell office:value-type="float" office:value="0.16305757">
                <text:p>0.163057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070536">
                <text:p>0.0034070536</text:p>
              </table:table-cell>
              <table:table-cell office:value-type="float" office:value="0.0015475936">
                <text:p>0.0015475936</text:p>
              </table:table-cell>
              <table:table-cell office:value-type="float" office:value="1.027">
                <text:p>1.027</text:p>
              </table:table-cell>
              <table:table-cell office:value-type="float" office:value="0.13471481">
                <text:p>0.134714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2435317">
                <text:p>0.0012435317</text:p>
              </table:table-cell>
              <table:table-cell office:value-type="float" office:value="0.0020187395">
                <text:p>0.0020187395</text:p>
              </table:table-cell>
              <table:table-cell office:value-type="float" office:value="1.008">
                <text:p>1.008</text:p>
              </table:table-cell>
              <table:table-cell office:value-type="float" office:value="0.08535672">
                <text:p>0.085356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409033">
                <text:p>0.0035409033</text:p>
              </table:table-cell>
              <table:table-cell office:value-type="float" office:value="NaN">
                <text:p>NaN</text:p>
              </table:table-cell>
              <table:table-cell office:value-type="float" office:value="1.016">
                <text:p>1.016</text:p>
              </table:table-cell>
              <table:table-cell office:value-type="float" office:value="0.1286909">
                <text:p>0.12869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23221597">
                <text:p>0.0023221597</text:p>
              </table:table-cell>
              <table:table-cell office:value-type="float" office:value="-0.0010378184">
                <text:p>-0.0010378184</text:p>
              </table:table-cell>
              <table:table-cell office:value-type="float" office:value="1.023">
                <text:p>1.023</text:p>
              </table:table-cell>
              <table:table-cell office:value-type="float" office:value="0.09156712">
                <text:p>0.091567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8916916">
                <text:p>0.0038916916</text:p>
              </table:table-cell>
              <table:table-cell office:value-type="float" office:value="-0.0011005029">
                <text:p>-0.0011005029</text:p>
              </table:table-cell>
              <table:table-cell office:value-type="float" office:value="1.024">
                <text:p>1.024</text:p>
              </table:table-cell>
              <table:table-cell office:value-type="float" office:value="0.14559524">
                <text:p>0.145595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4171065">
                <text:p>0.0044171065</text:p>
              </table:table-cell>
              <table:table-cell office:value-type="float" office:value="-0.001984708">
                <text:p>-0.001984708</text:p>
              </table:table-cell>
              <table:table-cell office:value-type="float" office:value="1.018">
                <text:p>1.018</text:p>
              </table:table-cell>
              <table:table-cell office:value-type="float" office:value="0.17433073">
                <text:p>0.174330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3292676">
                <text:p>0.0023292676</text:p>
              </table:table-cell>
              <table:table-cell office:value-type="float" office:value="-0.0015408993">
                <text:p>-0.0015408993</text:p>
              </table:table-cell>
              <table:table-cell office:value-type="float" office:value="1.002">
                <text:p>1.002</text:p>
              </table:table-cell>
              <table:table-cell office:value-type="float" office:value="0.10054201">
                <text:p>0.100542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6667755">
                <text:p>0.0046667755</text:p>
              </table:table-cell>
              <table:table-cell office:value-type="float" office:value="-0.0025409013">
                <text:p>-0.0025409013</text:p>
              </table:table-cell>
              <table:table-cell office:value-type="float" office:value="1.017">
                <text:p>1.017</text:p>
              </table:table-cell>
              <table:table-cell office:value-type="float" office:value="0.19129214">
                <text:p>0.191292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371062">
                <text:p>0.004371062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0.160267">
                <text:p>0.1602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5289614">
                <text:p>0.005289614</text:p>
              </table:table-cell>
              <table:table-cell office:value-type="float" office:value="-0.0027359203">
                <text:p>-0.0027359203</text:p>
              </table:table-cell>
              <table:table-cell office:value-type="float" office:value="0.999">
                <text:p>0.999</text:p>
              </table:table-cell>
              <table:table-cell office:value-type="float" office:value="0.21439025">
                <text:p>0.214390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27905107">
                <text:p>0.0027905107</text:p>
              </table:table-cell>
              <table:table-cell office:value-type="float" office:value="NaN">
                <text:p>NaN</text:p>
              </table:table-cell>
              <table:table-cell office:value-type="float" office:value="0.984">
                <text:p>0.984</text:p>
              </table:table-cell>
              <table:table-cell office:value-type="float" office:value="0.104473755">
                <text:p>0.1044737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9220859">
                <text:p>0.0019220859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0.07532709">
                <text:p>0.075327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381431">
                <text:p>0.003381431</text:p>
              </table:table-cell>
              <table:table-cell office:value-type="float" office:value="-0.0011906028">
                <text:p>-0.0011906028</text:p>
              </table:table-cell>
              <table:table-cell office:value-type="float" office:value="0.971">
                <text:p>0.971</text:p>
              </table:table-cell>
              <table:table-cell office:value-type="float" office:value="0.12905733">
                <text:p>0.129057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75603873">
                <text:p>0.0075603873</text:p>
              </table:table-cell>
              <table:table-cell office:value-type="float" office:value="-0.0035554469">
                <text:p>-0.0035554469</text:p>
              </table:table-cell>
              <table:table-cell office:value-type="float" office:value="0.99">
                <text:p>0.99</text:p>
              </table:table-cell>
              <table:table-cell office:value-type="float" office:value="0.30076885">
                <text:p>0.300768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3969615">
                <text:p>0.013969615</text:p>
              </table:table-cell>
              <table:table-cell office:value-type="float" office:value="-0.006555453">
                <text:p>-0.006555453</text:p>
              </table:table-cell>
              <table:table-cell office:value-type="float" office:value="1.021">
                <text:p>1.021</text:p>
              </table:table-cell>
              <table:table-cell office:value-type="float" office:value="0.55552614">
                <text:p>0.55552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